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나눔고딕" svg:font-family="나눔고딕"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나눔고딕" style:font-name-asian="나눔고딕"/>
    </style:style>
    <style:style style:name="P2" style:family="paragraph" style:parent-style-name="Standard">
      <style:text-properties style:font-name="나눔고딕" style:font-name-asian="나눔고딕" style:language-asian="ko" style:country-asian="KR"/>
    </style:style>
    <style:style style:name="P3" style:family="paragraph" style:parent-style-name="Standard">
      <style:text-properties style:font-name="나눔고딕" officeooo:rsid="0005af4e" officeooo:paragraph-rsid="0008eda5" style:font-name-asian="나눔고딕" style:language-asian="ko" style:country-asian="KR"/>
    </style:style>
    <style:style style:name="P4" style:family="paragraph" style:parent-style-name="Standard">
      <style:text-properties style:font-name="나눔고딕" officeooo:rsid="0005af4e" officeooo:paragraph-rsid="0061d6bb" style:font-name-asian="나눔고딕" style:language-asian="ko" style:country-asian="KR"/>
    </style:style>
    <style:style style:name="P5" style:family="paragraph" style:parent-style-name="Standard">
      <style:text-properties style:font-name="나눔고딕" officeooo:rsid="0005af4e" officeooo:paragraph-rsid="003c3f2f" style:font-name-asian="나눔고딕" style:language-asian="ko" style:country-asian="KR"/>
    </style:style>
    <style:style style:name="P6" style:family="paragraph" style:parent-style-name="Standard">
      <style:text-properties style:font-name="나눔고딕" officeooo:rsid="0005af4e" officeooo:paragraph-rsid="00361d8b" style:font-name-asian="나눔고딕" style:language-asian="ko" style:country-asian="KR"/>
    </style:style>
    <style:style style:name="P7" style:family="paragraph" style:parent-style-name="Standard">
      <style:text-properties style:font-name="나눔고딕" officeooo:rsid="0005af4e" officeooo:paragraph-rsid="005e4ebb" style:font-name-asian="나눔고딕" style:language-asian="ko" style:country-asian="KR"/>
    </style:style>
    <style:style style:name="P8" style:family="paragraph" style:parent-style-name="Standard">
      <style:text-properties style:font-name="나눔고딕" officeooo:rsid="0005af4e" officeooo:paragraph-rsid="005a0592" style:font-name-asian="나눔고딕" style:language-asian="ko" style:country-asian="KR"/>
    </style:style>
    <style:style style:name="P9" style:family="paragraph" style:parent-style-name="Standard">
      <style:text-properties style:font-name="나눔고딕" officeooo:rsid="0005af4e" officeooo:paragraph-rsid="0085114d" style:font-name-asian="나눔고딕" style:language-asian="ko" style:country-asian="KR"/>
    </style:style>
    <style:style style:name="P10" style:family="paragraph" style:parent-style-name="Standard">
      <style:text-properties style:font-name="나눔고딕" officeooo:rsid="0005af4e" officeooo:paragraph-rsid="0063c597" style:font-name-asian="나눔고딕" style:language-asian="ko" style:country-asian="KR"/>
    </style:style>
    <style:style style:name="P11" style:family="paragraph" style:parent-style-name="Standard">
      <style:text-properties style:font-name="나눔고딕" officeooo:rsid="0005af4e" officeooo:paragraph-rsid="0217f1d8" style:font-name-asian="나눔고딕" style:language-asian="ko" style:country-asian="KR"/>
    </style:style>
    <style:style style:name="P12" style:family="paragraph" style:parent-style-name="Standard">
      <style:text-properties style:font-name="나눔고딕" officeooo:rsid="0005af4e" officeooo:paragraph-rsid="0230013d" style:font-name-asian="나눔고딕" style:language-asian="ko" style:country-asian="KR"/>
    </style:style>
    <style:style style:name="P13" style:family="paragraph" style:parent-style-name="Standard">
      <style:text-properties style:font-name="나눔고딕" officeooo:rsid="0005af4e" officeooo:paragraph-rsid="023c4f0e" style:font-name-asian="나눔고딕" style:language-asian="ko" style:country-asian="KR"/>
    </style:style>
    <style:style style:name="P14" style:family="paragraph" style:parent-style-name="Standard">
      <style:text-properties style:font-name="나눔고딕" officeooo:rsid="00279c13" officeooo:paragraph-rsid="0026eb22" style:font-name-asian="나눔고딕" style:language-asian="ko" style:country-asian="KR"/>
    </style:style>
    <style:style style:name="P15" style:family="paragraph" style:parent-style-name="Standard">
      <style:text-properties style:font-name="나눔고딕" officeooo:rsid="0027c562" officeooo:paragraph-rsid="0008eda5" style:font-name-asian="나눔고딕" style:language-asian="ko" style:country-asian="KR"/>
    </style:style>
    <style:style style:name="P16" style:family="paragraph" style:parent-style-name="Standard">
      <style:text-properties style:font-name="나눔고딕" officeooo:rsid="00292574" officeooo:paragraph-rsid="0008eda5" style:font-name-asian="나눔고딕" style:language-asian="ko" style:country-asian="KR"/>
    </style:style>
    <style:style style:name="P17" style:family="paragraph" style:parent-style-name="Standard">
      <style:text-properties style:font-name="나눔고딕" officeooo:rsid="002cde19" officeooo:paragraph-rsid="0008eda5" style:font-name-asian="나눔고딕" style:language-asian="ko" style:country-asian="KR"/>
    </style:style>
    <style:style style:name="P18" style:family="paragraph" style:parent-style-name="Standard">
      <style:text-properties style:font-name="나눔고딕" officeooo:rsid="002db7de" officeooo:paragraph-rsid="002db7de" style:font-name-asian="나눔고딕" style:language-asian="ko" style:country-asian="KR"/>
    </style:style>
    <style:style style:name="P19" style:family="paragraph" style:parent-style-name="Standard">
      <style:text-properties style:font-name="나눔고딕" officeooo:rsid="002fc094" officeooo:paragraph-rsid="003c3f2f" style:font-name-asian="나눔고딕" style:language-asian="ko" style:country-asian="KR"/>
    </style:style>
    <style:style style:name="P20" style:family="paragraph" style:parent-style-name="Standard">
      <style:text-properties style:font-name="나눔고딕" officeooo:rsid="002e3d7c" officeooo:paragraph-rsid="0008eda5" style:font-name-asian="나눔고딕" style:language-asian="ko" style:country-asian="KR"/>
    </style:style>
    <style:style style:name="P21" style:family="paragraph" style:parent-style-name="Standard">
      <style:text-properties style:font-name="나눔고딕" officeooo:rsid="0034c3b1" officeooo:paragraph-rsid="0008eda5" style:font-name-asian="나눔고딕" style:language-asian="ko" style:country-asian="KR"/>
    </style:style>
    <style:style style:name="P22" style:family="paragraph" style:parent-style-name="Standard">
      <style:text-properties style:font-name="나눔고딕" officeooo:rsid="003cc821" officeooo:paragraph-rsid="0008eda5" style:font-name-asian="나눔고딕" style:language-asian="ko" style:country-asian="KR"/>
    </style:style>
    <style:style style:name="P23" style:family="paragraph" style:parent-style-name="Standard">
      <style:text-properties style:font-name="나눔고딕" officeooo:rsid="003cc821" officeooo:paragraph-rsid="0061d6bb" style:font-name-asian="나눔고딕" style:language-asian="ko" style:country-asian="KR"/>
    </style:style>
    <style:style style:name="P24" style:family="paragraph" style:parent-style-name="Standard">
      <style:text-properties style:font-name="나눔고딕" officeooo:rsid="003b4439" officeooo:paragraph-rsid="0008eda5" style:font-name-asian="나눔고딕" style:language-asian="ko" style:country-asian="KR"/>
    </style:style>
    <style:style style:name="P25" style:family="paragraph" style:parent-style-name="Standard">
      <style:text-properties style:font-name="나눔고딕" officeooo:rsid="00424054" officeooo:paragraph-rsid="0061d6bb" style:font-name-asian="나눔고딕" style:language-asian="ko" style:country-asian="KR"/>
    </style:style>
    <style:style style:name="P26" style:family="paragraph" style:parent-style-name="Standard">
      <style:text-properties style:font-name="나눔고딕" officeooo:rsid="00424054" officeooo:paragraph-rsid="0008eda5" style:font-name-asian="나눔고딕" style:language-asian="ko" style:country-asian="KR"/>
    </style:style>
    <style:style style:name="P27" style:family="paragraph" style:parent-style-name="Standard">
      <style:text-properties style:font-name="나눔고딕" officeooo:rsid="0042ed05" officeooo:paragraph-rsid="0008eda5" style:font-name-asian="나눔고딕" style:language-asian="ko" style:country-asian="KR"/>
    </style:style>
    <style:style style:name="P28" style:family="paragraph" style:parent-style-name="Standard">
      <style:text-properties style:font-name="나눔고딕" officeooo:rsid="0048b1dd" officeooo:paragraph-rsid="0061d6bb" style:font-name-asian="나눔고딕" style:language-asian="ko" style:country-asian="KR"/>
    </style:style>
    <style:style style:name="P29" style:family="paragraph" style:parent-style-name="Standard">
      <style:text-properties style:font-name="나눔고딕" officeooo:rsid="0045cd67" officeooo:paragraph-rsid="0008eda5" style:font-name-asian="나눔고딕" style:language-asian="ko" style:country-asian="KR"/>
    </style:style>
    <style:style style:name="P30" style:family="paragraph" style:parent-style-name="Standard">
      <style:text-properties style:font-name="나눔고딕" officeooo:rsid="004ac696" officeooo:paragraph-rsid="0008eda5" style:font-name-asian="나눔고딕" style:language-asian="ko" style:country-asian="KR"/>
    </style:style>
    <style:style style:name="P31" style:family="paragraph" style:parent-style-name="Standard">
      <style:text-properties style:font-name="나눔고딕" officeooo:rsid="004f7f2f" officeooo:paragraph-rsid="005e4ebb" style:font-name-asian="나눔고딕" style:language-asian="ko" style:country-asian="KR"/>
    </style:style>
    <style:style style:name="P32" style:family="paragraph" style:parent-style-name="Standard">
      <style:text-properties style:font-name="나눔고딕" officeooo:rsid="004e104f" officeooo:paragraph-rsid="0008eda5" style:font-name-asian="나눔고딕" style:language-asian="ko" style:country-asian="KR"/>
    </style:style>
    <style:style style:name="P33" style:family="paragraph" style:parent-style-name="Standard">
      <style:text-properties style:font-name="나눔고딕" officeooo:rsid="0051276d" officeooo:paragraph-rsid="0008eda5" style:font-name-asian="나눔고딕" style:language-asian="ko" style:country-asian="KR"/>
    </style:style>
    <style:style style:name="P34" style:family="paragraph" style:parent-style-name="Standard">
      <style:text-properties style:font-name="나눔고딕" officeooo:rsid="00624988" officeooo:paragraph-rsid="0008eda5" style:font-name-asian="나눔고딕" style:language-asian="ko" style:country-asian="KR"/>
    </style:style>
    <style:style style:name="P35" style:family="paragraph" style:parent-style-name="Standard">
      <style:text-properties style:font-name="나눔고딕" officeooo:rsid="00624988" officeooo:paragraph-rsid="00aaf9f8" style:font-name-asian="나눔고딕" style:language-asian="ko" style:country-asian="KR"/>
    </style:style>
    <style:style style:name="P36" style:family="paragraph" style:parent-style-name="Standard">
      <style:text-properties style:font-name="나눔고딕" officeooo:rsid="00624988" officeooo:paragraph-rsid="00bc3294" style:font-name-asian="나눔고딕" style:language-asian="ko" style:country-asian="KR"/>
    </style:style>
    <style:style style:name="P37" style:family="paragraph" style:parent-style-name="Standard">
      <style:text-properties style:font-name="나눔고딕" officeooo:rsid="00624988" officeooo:paragraph-rsid="00b56a9e" style:font-name-asian="나눔고딕" style:language-asian="ko" style:country-asian="KR"/>
    </style:style>
    <style:style style:name="P38" style:family="paragraph" style:parent-style-name="Standard">
      <style:text-properties style:font-name="나눔고딕" officeooo:rsid="00624988" officeooo:paragraph-rsid="00b5b5ae" style:font-name-asian="나눔고딕" style:language-asian="ko" style:country-asian="KR"/>
    </style:style>
    <style:style style:name="P39" style:family="paragraph" style:parent-style-name="Standard">
      <style:text-properties style:font-name="나눔고딕" officeooo:rsid="006a3fee" officeooo:paragraph-rsid="0085114d" style:font-name-asian="나눔고딕" style:language-asian="ko" style:country-asian="KR"/>
    </style:style>
    <style:style style:name="P40" style:family="paragraph" style:parent-style-name="Standard">
      <style:text-properties style:font-name="나눔고딕" officeooo:rsid="0087e3bb" officeooo:paragraph-rsid="00889426" style:font-name-asian="나눔고딕" style:language-asian="ko" style:country-asian="KR"/>
    </style:style>
    <style:style style:name="P41" style:family="paragraph" style:parent-style-name="Standard">
      <style:text-properties style:font-name="나눔고딕" officeooo:rsid="0087e3bb" officeooo:paragraph-rsid="00624988" style:font-name-asian="나눔고딕" style:language-asian="ko" style:country-asian="KR"/>
    </style:style>
    <style:style style:name="P42" style:family="paragraph" style:parent-style-name="Standard">
      <style:text-properties style:font-name="나눔고딕" officeooo:rsid="0087e3bb" officeooo:paragraph-rsid="0087e3bb" style:font-name-asian="나눔고딕" style:language-asian="ko" style:country-asian="KR"/>
    </style:style>
    <style:style style:name="P43" style:family="paragraph" style:parent-style-name="Standard">
      <style:text-properties style:font-name="나눔고딕" officeooo:rsid="0087e3bb" officeooo:paragraph-rsid="00971326" style:font-name-asian="나눔고딕" style:language-asian="ko" style:country-asian="KR"/>
    </style:style>
    <style:style style:name="P44" style:family="paragraph" style:parent-style-name="Standard">
      <style:text-properties style:font-name="나눔고딕" officeooo:rsid="0087e3bb" officeooo:paragraph-rsid="009f12e1" style:font-name-asian="나눔고딕" style:language-asian="ko" style:country-asian="KR"/>
    </style:style>
    <style:style style:name="P45" style:family="paragraph" style:parent-style-name="Standard">
      <style:text-properties style:font-name="나눔고딕" officeooo:rsid="0087e3bb" officeooo:paragraph-rsid="00b4885b" style:font-name-asian="나눔고딕" style:language-asian="ko" style:country-asian="KR"/>
    </style:style>
    <style:style style:name="P46" style:family="paragraph" style:parent-style-name="Standard">
      <style:text-properties style:font-name="나눔고딕" officeooo:rsid="0088d69f" officeooo:paragraph-rsid="00aaf9f8" style:font-name-asian="나눔고딕" style:language-asian="ko" style:country-asian="KR"/>
    </style:style>
    <style:style style:name="P47" style:family="paragraph" style:parent-style-name="Standard">
      <style:text-properties style:font-name="나눔고딕" officeooo:rsid="008b3a6c" officeooo:paragraph-rsid="00aaf9f8" style:font-name-asian="나눔고딕" style:language-asian="ko" style:country-asian="KR"/>
    </style:style>
    <style:style style:name="P48" style:family="paragraph" style:parent-style-name="Standard">
      <style:text-properties style:font-name="나눔고딕" officeooo:rsid="00942014" officeooo:paragraph-rsid="00aaf9f8" style:font-name-asian="나눔고딕" style:language-asian="ko" style:country-asian="KR"/>
    </style:style>
    <style:style style:name="P49" style:family="paragraph" style:parent-style-name="Standard">
      <style:text-properties style:font-name="나눔고딕" officeooo:rsid="00aced91" officeooo:paragraph-rsid="00bc3294" style:font-name-asian="나눔고딕" style:language-asian="ko" style:country-asian="KR"/>
    </style:style>
    <style:style style:name="P50" style:family="paragraph" style:parent-style-name="Standard">
      <style:text-properties style:font-name="나눔고딕" officeooo:rsid="00b851ab" officeooo:paragraph-rsid="00bc3294" style:font-name-asian="나눔고딕" style:language-asian="ko" style:country-asian="KR"/>
    </style:style>
    <style:style style:name="P51" style:family="paragraph" style:parent-style-name="Standard">
      <style:text-properties style:font-name="나눔고딕" officeooo:rsid="00b86130" officeooo:paragraph-rsid="00bc3294" style:font-name-asian="나눔고딕" style:language-asian="ko" style:country-asian="KR"/>
    </style:style>
    <style:style style:name="P52" style:family="paragraph" style:parent-style-name="Standard">
      <style:text-properties style:font-name="나눔고딕" officeooo:rsid="00b86130" officeooo:paragraph-rsid="01838ce2" style:font-name-asian="나눔고딕" style:language-asian="ko" style:country-asian="KR"/>
    </style:style>
    <style:style style:name="P53" style:family="paragraph" style:parent-style-name="Standard">
      <style:text-properties style:font-name="나눔고딕" officeooo:rsid="00b86130" officeooo:paragraph-rsid="00ccefb5" style:font-name-asian="나눔고딕" style:language-asian="ko" style:country-asian="KR"/>
    </style:style>
    <style:style style:name="P54" style:family="paragraph" style:parent-style-name="Standard">
      <style:text-properties style:font-name="나눔고딕" officeooo:rsid="00b86130" officeooo:paragraph-rsid="017fb801" style:font-name-asian="나눔고딕" style:language-asian="ko" style:country-asian="KR"/>
    </style:style>
    <style:style style:name="P55" style:family="paragraph" style:parent-style-name="Standard">
      <style:text-properties style:font-name="나눔고딕" officeooo:rsid="00b86130" officeooo:paragraph-rsid="00d42418" style:font-name-asian="나눔고딕" style:language-asian="ko" style:country-asian="KR"/>
    </style:style>
    <style:style style:name="P56" style:family="paragraph" style:parent-style-name="Standard">
      <style:text-properties style:font-name="나눔고딕" officeooo:rsid="00b86130" officeooo:paragraph-rsid="017fe93b" style:font-name-asian="나눔고딕" style:language-asian="ko" style:country-asian="KR"/>
    </style:style>
    <style:style style:name="P57" style:family="paragraph" style:parent-style-name="Standard">
      <style:text-properties style:font-name="나눔고딕" officeooo:rsid="00b86130" officeooo:paragraph-rsid="0180b4a5" style:font-name-asian="나눔고딕" style:language-asian="ko" style:country-asian="KR"/>
    </style:style>
    <style:style style:name="P58" style:family="paragraph" style:parent-style-name="Standard">
      <style:text-properties style:font-name="나눔고딕" officeooo:rsid="00b86130" officeooo:paragraph-rsid="0105052e" style:font-name-asian="나눔고딕" style:language-asian="ko" style:country-asian="KR"/>
    </style:style>
    <style:style style:name="P59" style:family="paragraph" style:parent-style-name="Standard">
      <style:text-properties style:font-name="나눔고딕" officeooo:rsid="00b86130" officeooo:paragraph-rsid="0183d70d" style:font-name-asian="나눔고딕" style:language-asian="ko" style:country-asian="KR"/>
    </style:style>
    <style:style style:name="P60" style:family="paragraph" style:parent-style-name="Standard">
      <style:text-properties style:font-name="나눔고딕" officeooo:rsid="00b86130" officeooo:paragraph-rsid="018485ec" style:font-name-asian="나눔고딕" style:language-asian="ko" style:country-asian="KR"/>
    </style:style>
    <style:style style:name="P61" style:family="paragraph" style:parent-style-name="Standard">
      <style:text-properties style:font-name="나눔고딕" officeooo:rsid="00b86130" officeooo:paragraph-rsid="01178f79" style:font-name-asian="나눔고딕" style:language-asian="ko" style:country-asian="KR"/>
    </style:style>
    <style:style style:name="P62" style:family="paragraph" style:parent-style-name="Standard">
      <style:text-properties style:font-name="나눔고딕" officeooo:rsid="00b86130" officeooo:paragraph-rsid="013f94c7" style:font-name-asian="나눔고딕" style:language-asian="ko" style:country-asian="KR"/>
    </style:style>
    <style:style style:name="P63" style:family="paragraph" style:parent-style-name="Standard">
      <style:text-properties style:font-name="나눔고딕" officeooo:rsid="00b86130" officeooo:paragraph-rsid="01853e34" style:font-name-asian="나눔고딕" style:language-asian="ko" style:country-asian="KR"/>
    </style:style>
    <style:style style:name="P64" style:family="paragraph" style:parent-style-name="Standard">
      <style:text-properties style:font-name="나눔고딕" officeooo:rsid="00b86130" officeooo:paragraph-rsid="018f2588" style:font-name-asian="나눔고딕" style:language-asian="ko" style:country-asian="KR"/>
    </style:style>
    <style:style style:name="P65" style:family="paragraph" style:parent-style-name="Standard">
      <style:text-properties style:font-name="나눔고딕" officeooo:rsid="00b86130" officeooo:paragraph-rsid="01910fd2" style:font-name-asian="나눔고딕" style:language-asian="ko" style:country-asian="KR"/>
    </style:style>
    <style:style style:name="P66" style:family="paragraph" style:parent-style-name="Standard">
      <style:text-properties style:font-name="나눔고딕" officeooo:rsid="00b86130" officeooo:paragraph-rsid="020fc311" style:font-name-asian="나눔고딕" style:language-asian="ko" style:country-asian="KR"/>
    </style:style>
    <style:style style:name="P67" style:family="paragraph" style:parent-style-name="Standard">
      <style:text-properties style:font-name="나눔고딕" officeooo:rsid="00b86130" officeooo:paragraph-rsid="02104d81" style:font-name-asian="나눔고딕" style:language-asian="ko" style:country-asian="KR"/>
    </style:style>
    <style:style style:name="P68" style:family="paragraph" style:parent-style-name="Standard">
      <style:text-properties style:font-name="나눔고딕" officeooo:rsid="00b86130" officeooo:paragraph-rsid="01e25596" style:font-name-asian="나눔고딕" style:language-asian="ko" style:country-asian="KR"/>
    </style:style>
    <style:style style:name="P69" style:family="paragraph" style:parent-style-name="Standard">
      <style:text-properties style:font-name="나눔고딕" officeooo:rsid="00dac27c" officeooo:paragraph-rsid="00bc3294" style:font-name-asian="나눔고딕" style:language-asian="ko" style:country-asian="KR"/>
    </style:style>
    <style:style style:name="P70" style:family="paragraph" style:parent-style-name="Standard">
      <style:text-properties style:font-name="나눔고딕" officeooo:rsid="00de3927" officeooo:paragraph-rsid="01838ce2" style:font-name-asian="나눔고딕" style:language-asian="ko" style:country-asian="KR"/>
    </style:style>
    <style:style style:name="P71" style:family="paragraph" style:parent-style-name="Standard">
      <style:text-properties style:font-name="나눔고딕" officeooo:rsid="00de3927" officeooo:paragraph-rsid="00de3927" style:font-name-asian="나눔고딕" style:language-asian="ko" style:country-asian="KR"/>
    </style:style>
    <style:style style:name="P72" style:family="paragraph" style:parent-style-name="Standard">
      <style:text-properties style:font-name="나눔고딕" officeooo:rsid="00e13729" officeooo:paragraph-rsid="00bc3294" style:font-name-asian="나눔고딕" style:language-asian="ko" style:country-asian="KR"/>
    </style:style>
    <style:style style:name="P73" style:family="paragraph" style:parent-style-name="Standard">
      <style:text-properties style:font-name="나눔고딕" officeooo:rsid="00e89d9c" officeooo:paragraph-rsid="00bc3294" style:font-name-asian="나눔고딕" style:language-asian="ko" style:country-asian="KR"/>
    </style:style>
    <style:style style:name="P74" style:family="paragraph" style:parent-style-name="Standard">
      <style:text-properties style:font-name="나눔고딕" officeooo:rsid="00eeef63" officeooo:paragraph-rsid="00eeef63" style:font-name-asian="나눔고딕" style:language-asian="ko" style:country-asian="KR"/>
    </style:style>
    <style:style style:name="P75" style:family="paragraph" style:parent-style-name="Standard">
      <style:text-properties style:font-name="나눔고딕" officeooo:rsid="00f10839" officeooo:paragraph-rsid="00f541b4" style:font-name-asian="나눔고딕" style:language-asian="ko" style:country-asian="KR"/>
    </style:style>
    <style:style style:name="P76" style:family="paragraph" style:parent-style-name="Standard">
      <style:text-properties style:font-name="나눔고딕" officeooo:rsid="00fc3d5b" officeooo:paragraph-rsid="0183d70d" style:font-name-asian="나눔고딕" style:language-asian="ko" style:country-asian="KR"/>
    </style:style>
    <style:style style:name="P77" style:family="paragraph" style:parent-style-name="Standard">
      <style:text-properties style:font-name="나눔고딕" officeooo:rsid="00f99505" officeooo:paragraph-rsid="00bc3294" style:font-name-asian="나눔고딕" style:language-asian="ko" style:country-asian="KR"/>
    </style:style>
    <style:style style:name="P78" style:family="paragraph" style:parent-style-name="Standard">
      <style:text-properties style:font-name="나눔고딕" officeooo:rsid="00f99505" officeooo:paragraph-rsid="01083443" style:font-name-asian="나눔고딕" style:language-asian="ko" style:country-asian="KR"/>
    </style:style>
    <style:style style:name="P79" style:family="paragraph" style:parent-style-name="Standard">
      <style:text-properties style:font-name="나눔고딕" officeooo:rsid="00f99505" officeooo:paragraph-rsid="0151565c" style:font-name-asian="나눔고딕" style:language-asian="ko" style:country-asian="KR"/>
    </style:style>
    <style:style style:name="P80" style:family="paragraph" style:parent-style-name="Standard">
      <style:text-properties style:font-name="나눔고딕" officeooo:rsid="00f99505" officeooo:paragraph-rsid="01562967" style:font-name-asian="나눔고딕" style:language-asian="ko" style:country-asian="KR"/>
    </style:style>
    <style:style style:name="P81" style:family="paragraph" style:parent-style-name="Standard">
      <style:text-properties style:font-name="나눔고딕" officeooo:rsid="00f99505" officeooo:paragraph-rsid="015018ad" style:font-name-asian="나눔고딕" style:language-asian="ko" style:country-asian="KR"/>
    </style:style>
    <style:style style:name="P82" style:family="paragraph" style:parent-style-name="Standard">
      <style:text-properties style:font-name="나눔고딕" officeooo:rsid="00f99505" officeooo:paragraph-rsid="019e1aa1" style:font-name-asian="나눔고딕" style:language-asian="ko" style:country-asian="KR"/>
    </style:style>
    <style:style style:name="P83" style:family="paragraph" style:parent-style-name="Standard">
      <style:text-properties style:font-name="나눔고딕" officeooo:rsid="00f99505" officeooo:paragraph-rsid="01aadbd5" style:font-name-asian="나눔고딕" style:language-asian="ko" style:country-asian="KR"/>
    </style:style>
    <style:style style:name="P84" style:family="paragraph" style:parent-style-name="Standard">
      <style:text-properties style:font-name="나눔고딕" officeooo:rsid="00f99505" officeooo:paragraph-rsid="01c89452" style:font-name-asian="나눔고딕" style:language-asian="ko" style:country-asian="KR"/>
    </style:style>
    <style:style style:name="P85" style:family="paragraph" style:parent-style-name="Standard">
      <style:text-properties style:font-name="나눔고딕" officeooo:rsid="00f99505" officeooo:paragraph-rsid="01cf6d53" style:font-name-asian="나눔고딕" style:language-asian="ko" style:country-asian="KR"/>
    </style:style>
    <style:style style:name="P86" style:family="paragraph" style:parent-style-name="Standard">
      <style:text-properties style:font-name="나눔고딕" officeooo:rsid="01083443" officeooo:paragraph-rsid="0180b4a5" style:font-name-asian="나눔고딕" style:language-asian="ko" style:country-asian="KR"/>
    </style:style>
    <style:style style:name="P87" style:family="paragraph" style:parent-style-name="Standard">
      <style:text-properties style:font-name="나눔고딕" officeooo:rsid="0111375c" officeooo:paragraph-rsid="018485ec" style:font-name-asian="나눔고딕" style:language-asian="ko" style:country-asian="KR"/>
    </style:style>
    <style:style style:name="P88" style:family="paragraph" style:parent-style-name="Standard">
      <style:text-properties style:font-name="나눔고딕" officeooo:rsid="01145216" officeooo:paragraph-rsid="018485ec" style:font-name-asian="나눔고딕" style:language-asian="ko" style:country-asian="KR"/>
    </style:style>
    <style:style style:name="P89" style:family="paragraph" style:parent-style-name="Standard">
      <style:text-properties style:font-name="나눔고딕" officeooo:rsid="013f94c7" officeooo:paragraph-rsid="013f94c7" style:font-name-asian="나눔고딕" style:language-asian="ko" style:country-asian="KR"/>
    </style:style>
    <style:style style:name="P90" style:family="paragraph" style:parent-style-name="Standard">
      <style:text-properties style:font-name="나눔고딕" officeooo:rsid="0151565c" officeooo:paragraph-rsid="0151565c" style:font-name-asian="나눔고딕" style:language-asian="ko" style:country-asian="KR"/>
    </style:style>
    <style:style style:name="P91" style:family="paragraph" style:parent-style-name="Standard">
      <style:text-properties style:font-name="나눔고딕" officeooo:rsid="0151565c" officeooo:paragraph-rsid="01853e34" style:font-name-asian="나눔고딕" style:language-asian="ko" style:country-asian="KR"/>
    </style:style>
    <style:style style:name="P92" style:family="paragraph" style:parent-style-name="Standard">
      <style:text-properties style:font-name="나눔고딕" officeooo:rsid="01555189" officeooo:paragraph-rsid="01853e34" style:font-name-asian="나눔고딕" style:language-asian="ko" style:country-asian="KR"/>
    </style:style>
    <style:style style:name="P93" style:family="paragraph" style:parent-style-name="Standard">
      <style:text-properties style:font-name="나눔고딕" officeooo:rsid="019bd381" officeooo:paragraph-rsid="019bd381" style:font-name-asian="나눔고딕" style:language-asian="ko" style:country-asian="KR"/>
    </style:style>
    <style:style style:name="P94" style:family="paragraph" style:parent-style-name="Standard">
      <style:text-properties style:font-name="나눔고딕" officeooo:rsid="01a57773" officeooo:paragraph-rsid="01a57773" style:font-name-asian="나눔고딕" style:language-asian="ko" style:country-asian="KR"/>
    </style:style>
    <style:style style:name="P95" style:family="paragraph" style:parent-style-name="Standard">
      <style:text-properties style:font-name="나눔고딕" officeooo:rsid="01a57773" officeooo:paragraph-rsid="020fc311" style:font-name-asian="나눔고딕" style:language-asian="ko" style:country-asian="KR"/>
    </style:style>
    <style:style style:name="P96" style:family="paragraph" style:parent-style-name="Standard">
      <style:text-properties style:font-name="나눔고딕" officeooo:rsid="01a5fc90" officeooo:paragraph-rsid="020fc311" style:font-name-asian="나눔고딕" style:language-asian="ko" style:country-asian="KR"/>
    </style:style>
    <style:style style:name="P97" style:family="paragraph" style:parent-style-name="Standard">
      <style:text-properties style:font-name="나눔고딕" officeooo:rsid="01aadbd5" officeooo:paragraph-rsid="02104d81" style:font-name-asian="나눔고딕" style:language-asian="ko" style:country-asian="KR"/>
    </style:style>
    <style:style style:name="P98" style:family="paragraph" style:parent-style-name="Standard">
      <style:text-properties style:font-name="나눔고딕" officeooo:rsid="01e92711" officeooo:paragraph-rsid="02104d81" style:font-name-asian="나눔고딕" style:language-asian="ko" style:country-asian="KR"/>
    </style:style>
    <style:style style:name="P99" style:family="paragraph" style:parent-style-name="Standard">
      <style:text-properties style:font-name="나눔고딕" officeooo:rsid="01f6038f" officeooo:paragraph-rsid="02104d81" style:font-name-asian="나눔고딕" style:language-asian="ko" style:country-asian="KR"/>
    </style:style>
    <style:style style:name="P100" style:family="paragraph" style:parent-style-name="Standard">
      <style:text-properties style:font-name="나눔고딕" officeooo:paragraph-rsid="000e651e" style:font-name-asian="나눔고딕" style:language-asian="ko" style:country-asian="KR"/>
    </style:style>
    <style:style style:name="P101" style:family="paragraph" style:parent-style-name="Standard">
      <style:text-properties style:font-name="나눔고딕" officeooo:paragraph-rsid="0013409a" style:font-name-asian="나눔고딕" style:language-asian="ko" style:country-asian="KR"/>
    </style:style>
    <style:style style:name="P102" style:family="paragraph" style:parent-style-name="Standard">
      <style:text-properties style:font-name="나눔고딕" officeooo:paragraph-rsid="001c60b5" style:font-name-asian="나눔고딕" style:language-asian="ko" style:country-asian="KR"/>
    </style:style>
    <style:style style:name="P103" style:family="paragraph" style:parent-style-name="Standard">
      <style:text-properties style:font-name="나눔고딕" officeooo:paragraph-rsid="001d29d8" style:font-name-asian="나눔고딕" style:language-asian="ko" style:country-asian="KR"/>
    </style:style>
    <style:style style:name="P104" style:family="paragraph" style:parent-style-name="Standard">
      <style:text-properties style:font-name="나눔고딕" officeooo:paragraph-rsid="0020cce9" style:font-name-asian="나눔고딕" style:language-asian="ko" style:country-asian="KR"/>
    </style:style>
    <style:style style:name="P105" style:family="paragraph" style:parent-style-name="Standard">
      <style:text-properties style:font-name="나눔고딕" officeooo:paragraph-rsid="001f2693" style:font-name-asian="나눔고딕" style:language-asian="ko" style:country-asian="KR"/>
    </style:style>
    <style:style style:name="P106" style:family="paragraph" style:parent-style-name="Standard">
      <style:text-properties style:font-name="나눔고딕" officeooo:paragraph-rsid="001f0e85" style:font-name-asian="나눔고딕" style:language-asian="ko" style:country-asian="KR"/>
    </style:style>
    <style:style style:name="P107" style:family="paragraph" style:parent-style-name="Standard">
      <style:text-properties style:font-name="나눔고딕" officeooo:paragraph-rsid="001e3c4b" style:font-name-asian="나눔고딕" style:language-asian="ko" style:country-asian="KR"/>
    </style:style>
    <style:style style:name="P108" style:family="paragraph" style:parent-style-name="Standard">
      <style:text-properties style:font-name="나눔고딕" officeooo:rsid="001d29d8" officeooo:paragraph-rsid="001d29d8" style:font-name-asian="나눔고딕" style:language-asian="ko" style:country-asian="KR"/>
    </style:style>
    <style:style style:name="P109" style:family="paragraph" style:parent-style-name="Standard">
      <style:text-properties style:font-name="나눔고딕" officeooo:rsid="0217f1d8" officeooo:paragraph-rsid="0217f1d8" style:font-name-asian="나눔고딕" style:language-asian="ko" style:country-asian="KR"/>
    </style:style>
    <style:style style:name="P110" style:family="paragraph" style:parent-style-name="Standard">
      <style:text-properties style:font-name="나눔고딕" officeooo:rsid="0217f1d8" officeooo:paragraph-rsid="022f7c93" style:font-name-asian="나눔고딕" style:language-asian="ko" style:country-asian="KR"/>
    </style:style>
    <style:style style:name="P111" style:family="paragraph" style:parent-style-name="Standard">
      <style:text-properties style:font-name="나눔고딕" officeooo:paragraph-rsid="0008eda5" style:font-name-asian="나눔고딕"/>
    </style:style>
    <style:style style:name="P112" style:family="paragraph" style:parent-style-name="Standard">
      <style:text-properties style:font-name="나눔고딕" officeooo:rsid="0026eb22" officeooo:paragraph-rsid="0061d6bb" style:font-name-asian="나눔고딕"/>
    </style:style>
    <style:style style:name="P113" style:family="paragraph" style:parent-style-name="Standard">
      <style:text-properties style:font-name="나눔고딕" officeooo:paragraph-rsid="0061d6bb" style:font-name-asian="나눔고딕"/>
    </style:style>
    <style:style style:name="P114" style:family="paragraph" style:parent-style-name="Standard">
      <style:text-properties style:font-name="나눔고딕" officeooo:rsid="0005af4e" officeooo:paragraph-rsid="0061d6bb" style:font-name-asian="나눔고딕"/>
    </style:style>
    <style:style style:name="P115" style:family="paragraph" style:parent-style-name="Standard">
      <style:text-properties style:font-name="나눔고딕" officeooo:paragraph-rsid="0085114d" style:font-name-asian="나눔고딕"/>
    </style:style>
    <style:style style:name="P116" style:family="paragraph" style:parent-style-name="Standard">
      <style:text-properties style:font-name="나눔고딕" officeooo:paragraph-rsid="01838ce2" style:font-name-asian="나눔고딕"/>
    </style:style>
    <style:style style:name="P117" style:family="paragraph" style:parent-style-name="Standard">
      <style:text-properties style:font-name="나눔고딕" officeooo:paragraph-rsid="018485ec" style:font-name-asian="나눔고딕"/>
    </style:style>
    <style:style style:name="P118" style:family="paragraph" style:parent-style-name="Standard">
      <style:text-properties style:font-name="나눔고딕" officeooo:paragraph-rsid="01853e34" style:font-name-asian="나눔고딕"/>
    </style:style>
    <style:style style:name="P119" style:family="paragraph" style:parent-style-name="Standard">
      <style:text-properties style:font-name="나눔고딕" officeooo:paragraph-rsid="0213e799" style:font-name-asian="나눔고딕"/>
    </style:style>
    <style:style style:name="P120" style:family="paragraph" style:parent-style-name="Standard">
      <style:text-properties style:font-name="나눔고딕" officeooo:paragraph-rsid="020fc311" style:font-name-asian="나눔고딕"/>
    </style:style>
    <style:style style:name="P121" style:family="paragraph" style:parent-style-name="Standard">
      <style:text-properties style:font-name="나눔고딕" officeooo:paragraph-rsid="00096492" style:font-name-asian="나눔고딕"/>
    </style:style>
    <style:style style:name="P122" style:family="paragraph" style:parent-style-name="Standard">
      <style:text-properties style:font-name="나눔고딕" officeooo:paragraph-rsid="000cde22" style:font-name-asian="나눔고딕"/>
    </style:style>
    <style:style style:name="P123" style:family="paragraph" style:parent-style-name="Standard">
      <style:text-properties style:font-name="나눔고딕" officeooo:paragraph-rsid="000b4d03" style:font-name-asian="나눔고딕"/>
    </style:style>
    <style:style style:name="P124" style:family="paragraph" style:parent-style-name="Standard">
      <style:text-properties style:font-name="나눔고딕" officeooo:paragraph-rsid="000e651e" style:font-name-asian="나눔고딕"/>
    </style:style>
    <style:style style:name="P125" style:family="paragraph" style:parent-style-name="Standard">
      <style:text-properties style:font-name="나눔고딕" officeooo:paragraph-rsid="0013409a" style:font-name-asian="나눔고딕"/>
    </style:style>
    <style:style style:name="P126" style:family="paragraph" style:parent-style-name="Standard">
      <style:text-properties style:font-name="나눔고딕" officeooo:paragraph-rsid="0020cce9" style:font-name-asian="나눔고딕"/>
    </style:style>
    <style:style style:name="P127" style:family="paragraph" style:parent-style-name="Standard">
      <style:text-properties style:font-name="나눔고딕" officeooo:rsid="0217f1d8" officeooo:paragraph-rsid="0263b757" style:font-name-asian="나눔고딕" style:language-asian="ko" style:country-asian="KR"/>
    </style:style>
    <style:style style:name="P128" style:family="paragraph" style:parent-style-name="Standard">
      <style:text-properties style:font-name="나눔고딕" officeooo:rsid="0217f1d8" officeooo:paragraph-rsid="0217f1d8" style:font-name-asian="나눔고딕" style:language-asian="ko" style:country-asian="KR"/>
    </style:style>
    <style:style style:name="P129" style:family="paragraph" style:parent-style-name="Standard">
      <style:text-properties style:font-name="나눔고딕" officeooo:rsid="0217f1d8" officeooo:paragraph-rsid="021af6a9" style:font-name-asian="나눔고딕" style:language-asian="ko" style:country-asian="KR"/>
    </style:style>
    <style:style style:name="P130" style:family="paragraph" style:parent-style-name="Standard">
      <style:text-properties style:font-name="나눔고딕" officeooo:rsid="0217f1d8" officeooo:paragraph-rsid="0008eda5" style:font-name-asian="나눔고딕" style:language-asian="ko" style:country-asian="KR"/>
    </style:style>
    <style:style style:name="P131" style:family="paragraph" style:parent-style-name="Standard">
      <style:text-properties style:font-name="나눔고딕" officeooo:rsid="0217f1d8" officeooo:paragraph-rsid="023d2089" style:font-name-asian="나눔고딕" style:language-asian="ko" style:country-asian="KR"/>
    </style:style>
    <style:style style:name="P132" style:family="paragraph" style:parent-style-name="Standard">
      <style:text-properties style:font-name="나눔고딕" officeooo:rsid="0217f1d8" officeooo:paragraph-rsid="0248b2bb" style:font-name-asian="나눔고딕" style:language-asian="ko" style:country-asian="KR"/>
    </style:style>
    <style:style style:name="P133" style:family="paragraph" style:parent-style-name="Standard">
      <style:text-properties style:font-name="나눔고딕" officeooo:rsid="0217f1d8" officeooo:paragraph-rsid="024c920a" style:font-name-asian="나눔고딕" style:language-asian="ko" style:country-asian="KR"/>
    </style:style>
    <style:style style:name="P134" style:family="paragraph" style:parent-style-name="Standard">
      <style:text-properties style:font-name="나눔고딕" officeooo:rsid="0217f1d8" officeooo:paragraph-rsid="02547d1d" style:font-name-asian="나눔고딕" style:language-asian="ko" style:country-asian="KR"/>
    </style:style>
    <style:style style:name="P135" style:family="paragraph" style:parent-style-name="Standard">
      <style:text-properties style:font-name="나눔고딕" officeooo:rsid="027ca4d7" officeooo:paragraph-rsid="027ca4d7" style:font-name-asian="나눔고딕" style:language-asian="ko" style:country-asian="KR"/>
    </style:style>
    <style:style style:name="P136" style:family="paragraph" style:parent-style-name="Standard">
      <style:text-properties style:font-name="나눔고딕" officeooo:rsid="0005af4e" officeooo:paragraph-rsid="0008eda5" style:font-name-asian="나눔고딕" style:language-asian="ko" style:country-asian="KR"/>
    </style:style>
    <style:style style:name="P137" style:family="paragraph" style:parent-style-name="Standard">
      <style:text-properties style:font-name="나눔고딕" officeooo:rsid="0005af4e" officeooo:paragraph-rsid="028bdbdc" style:font-name-asian="나눔고딕" style:language-asian="ko" style:country-asian="KR"/>
    </style:style>
    <style:style style:name="P138" style:family="paragraph" style:parent-style-name="Standard">
      <style:text-properties style:font-name="나눔고딕" officeooo:rsid="0005af4e" officeooo:paragraph-rsid="028c802f" style:font-name-asian="나눔고딕" style:language-asian="ko" style:country-asian="KR"/>
    </style:style>
    <style:style style:name="P139" style:family="paragraph" style:parent-style-name="Standard">
      <style:text-properties style:font-name="나눔고딕" officeooo:rsid="023ec928" officeooo:paragraph-rsid="028c802f" style:font-name-asian="나눔고딕" style:language-asian="ko" style:country-asian="KR"/>
    </style:style>
    <style:style style:name="P140" style:family="paragraph" style:parent-style-name="Standard">
      <style:text-properties officeooo:paragraph-rsid="028c802f"/>
    </style:style>
    <style:style style:name="T1" style:family="text">
      <style:text-properties style:language-asian="ko" style:country-asian="KR"/>
    </style:style>
    <style:style style:name="T2" style:family="text">
      <style:text-properties officeooo:rsid="0005af4e" style:language-asian="ko" style:country-asian="KR"/>
    </style:style>
    <style:style style:name="T3" style:family="text">
      <style:text-properties officeooo:rsid="0007ab23" style:language-asian="ko" style:country-asian="KR"/>
    </style:style>
    <style:style style:name="T4" style:family="text">
      <style:text-properties officeooo:rsid="0008eda5" style:language-asian="ko" style:country-asian="KR"/>
    </style:style>
    <style:style style:name="T5" style:family="text">
      <style:text-properties officeooo:rsid="00096492" style:language-asian="ko" style:country-asian="KR"/>
    </style:style>
    <style:style style:name="T6" style:family="text">
      <style:text-properties officeooo:rsid="000b4d03" style:language-asian="ko" style:country-asian="KR"/>
    </style:style>
    <style:style style:name="T7" style:family="text">
      <style:text-properties officeooo:rsid="000cde22" style:language-asian="ko" style:country-asian="KR"/>
    </style:style>
    <style:style style:name="T8" style:family="text">
      <style:text-properties officeooo:rsid="000e651e" style:language-asian="ko" style:country-asian="KR"/>
    </style:style>
    <style:style style:name="T9" style:family="text">
      <style:text-properties officeooo:rsid="000ff286" style:language-asian="ko" style:country-asian="KR"/>
    </style:style>
    <style:style style:name="T10" style:family="text">
      <style:text-properties officeooo:rsid="0013409a" style:language-asian="ko" style:country-asian="KR"/>
    </style:style>
    <style:style style:name="T11" style:family="text">
      <style:text-properties officeooo:rsid="001d29d8" style:language-asian="ko" style:country-asian="KR"/>
    </style:style>
    <style:style style:name="T12" style:family="text">
      <style:text-properties officeooo:rsid="0020cce9" style:language-asian="ko" style:country-asian="KR"/>
    </style:style>
    <style:style style:name="T13" style:family="text">
      <style:text-properties officeooo:rsid="0026eb22" style:language-asian="ko" style:country-asian="KR"/>
    </style:style>
    <style:style style:name="T14" style:family="text">
      <style:text-properties officeooo:rsid="00279c13" style:language-asian="ko" style:country-asian="KR"/>
    </style:style>
    <style:style style:name="T15" style:family="text">
      <style:text-properties officeooo:rsid="0027c562" style:language-asian="ko" style:country-asian="KR"/>
    </style:style>
    <style:style style:name="T16" style:family="text">
      <style:text-properties officeooo:rsid="00292574" style:language-asian="ko" style:country-asian="KR"/>
    </style:style>
    <style:style style:name="T17" style:family="text">
      <style:text-properties officeooo:rsid="002a44be" style:language-asian="ko" style:country-asian="KR"/>
    </style:style>
    <style:style style:name="T18" style:family="text">
      <style:text-properties officeooo:rsid="002c3263" style:language-asian="ko" style:country-asian="KR"/>
    </style:style>
    <style:style style:name="T19" style:family="text">
      <style:text-properties officeooo:rsid="002cde19" style:language-asian="ko" style:country-asian="KR"/>
    </style:style>
    <style:style style:name="T20" style:family="text">
      <style:text-properties officeooo:rsid="002e19e3" style:language-asian="ko" style:country-asian="KR"/>
    </style:style>
    <style:style style:name="T21" style:family="text">
      <style:text-properties officeooo:rsid="002e3d7c" style:language-asian="ko" style:country-asian="KR"/>
    </style:style>
    <style:style style:name="T22" style:family="text">
      <style:text-properties officeooo:rsid="002fc094" style:language-asian="ko" style:country-asian="KR"/>
    </style:style>
    <style:style style:name="T23" style:family="text">
      <style:text-properties officeooo:rsid="00300edf" style:language-asian="ko" style:country-asian="KR"/>
    </style:style>
    <style:style style:name="T24" style:family="text">
      <style:text-properties officeooo:rsid="003204d0" style:language-asian="ko" style:country-asian="KR"/>
    </style:style>
    <style:style style:name="T25" style:family="text">
      <style:text-properties officeooo:rsid="003b4439" style:language-asian="ko" style:country-asian="KR"/>
    </style:style>
    <style:style style:name="T26" style:family="text">
      <style:text-properties officeooo:rsid="00361d8b" style:language-asian="ko" style:country-asian="KR"/>
    </style:style>
    <style:style style:name="T27" style:family="text">
      <style:text-properties officeooo:rsid="004e35d5" style:language-asian="ko" style:country-asian="KR"/>
    </style:style>
    <style:style style:name="T28" style:family="text">
      <style:text-properties officeooo:rsid="004f7f2f" style:language-asian="ko" style:country-asian="KR"/>
    </style:style>
    <style:style style:name="T29" style:family="text">
      <style:text-properties officeooo:rsid="0050ba67" style:language-asian="ko" style:country-asian="KR"/>
    </style:style>
    <style:style style:name="T30" style:family="text">
      <style:text-properties officeooo:rsid="005e450b" style:language-asian="ko" style:country-asian="KR"/>
    </style:style>
    <style:style style:name="T31" style:family="text">
      <style:text-properties officeooo:rsid="0061d6bb" style:language-asian="ko" style:country-asian="KR"/>
    </style:style>
    <style:style style:name="T32" style:family="text">
      <style:text-properties officeooo:rsid="0061e011" style:language-asian="ko" style:country-asian="KR"/>
    </style:style>
    <style:style style:name="T33" style:family="text">
      <style:text-properties officeooo:rsid="01178f79" style:language-asian="ko" style:country-asian="KR"/>
    </style:style>
    <style:style style:name="T34" style:family="text">
      <style:text-properties officeooo:rsid="011873cb" style:language-asian="ko" style:country-asian="KR"/>
    </style:style>
    <style:style style:name="T35" style:family="text">
      <style:text-properties officeooo:rsid="01202c44" style:language-asian="ko" style:country-asian="KR"/>
    </style:style>
    <style:style style:name="T36" style:family="text">
      <style:text-properties officeooo:rsid="01212d5e" style:language-asian="ko" style:country-asian="KR"/>
    </style:style>
    <style:style style:name="T37" style:family="text">
      <style:text-properties officeooo:rsid="00383960" style:language-asian="ko" style:country-asian="KR"/>
    </style:style>
    <style:style style:name="T38" style:family="text">
      <style:text-properties officeooo:rsid="005e4ebb" style:language-asian="ko" style:country-asian="KR"/>
    </style:style>
    <style:style style:name="T39" style:family="text">
      <style:text-properties officeooo:rsid="0045cd67" style:language-asian="ko" style:country-asian="KR"/>
    </style:style>
    <style:style style:name="T40" style:family="text">
      <style:text-properties officeooo:rsid="007a5f43" style:language-asian="ko" style:country-asian="KR"/>
    </style:style>
    <style:style style:name="T41" style:family="text">
      <style:text-properties officeooo:rsid="0077b353" style:language-asian="ko" style:country-asian="KR"/>
    </style:style>
    <style:style style:name="T42" style:family="text">
      <style:text-properties officeooo:rsid="007ceb26" style:language-asian="ko" style:country-asian="KR"/>
    </style:style>
    <style:style style:name="T43" style:family="text">
      <style:text-properties officeooo:rsid="007d64fc" style:language-asian="ko" style:country-asian="KR"/>
    </style:style>
    <style:style style:name="T44" style:family="text">
      <style:text-properties officeooo:rsid="007e754d" style:language-asian="ko" style:country-asian="KR"/>
    </style:style>
    <style:style style:name="T45" style:family="text">
      <style:text-properties officeooo:rsid="007f97e0" style:language-asian="ko" style:country-asian="KR"/>
    </style:style>
    <style:style style:name="T46" style:family="text">
      <style:text-properties officeooo:rsid="0085114d" style:language-asian="ko" style:country-asian="KR"/>
    </style:style>
    <style:style style:name="T47" style:family="text">
      <style:text-properties officeooo:rsid="00b86130" style:language-asian="ko" style:country-asian="KR"/>
    </style:style>
    <style:style style:name="T48" style:family="text">
      <style:text-properties officeooo:rsid="00bc3294" style:language-asian="ko" style:country-asian="KR"/>
    </style:style>
    <style:style style:name="T49" style:family="text">
      <style:text-properties officeooo:rsid="00f2c741" style:language-asian="ko" style:country-asian="KR"/>
    </style:style>
    <style:style style:name="T50" style:family="text">
      <style:text-properties officeooo:rsid="00f48dff" style:language-asian="ko" style:country-asian="KR"/>
    </style:style>
    <style:style style:name="T51" style:family="text">
      <style:text-properties officeooo:rsid="00f5f779" style:language-asian="ko" style:country-asian="KR"/>
    </style:style>
    <style:style style:name="T52" style:family="text">
      <style:text-properties officeooo:rsid="00f541b4" style:language-asian="ko" style:country-asian="KR"/>
    </style:style>
    <style:style style:name="T53" style:family="text">
      <style:text-properties officeooo:rsid="00f65aac" style:language-asian="ko" style:country-asian="KR"/>
    </style:style>
    <style:style style:name="T54" style:family="text">
      <style:text-properties officeooo:rsid="0183d70d" style:language-asian="ko" style:country-asian="KR"/>
    </style:style>
    <style:style style:name="T55" style:family="text">
      <style:text-properties officeooo:rsid="011b230c" style:language-asian="ko" style:country-asian="KR"/>
    </style:style>
    <style:style style:name="T56" style:family="text">
      <style:text-properties officeooo:rsid="011b73eb" style:language-asian="ko" style:country-asian="KR"/>
    </style:style>
    <style:style style:name="T57" style:family="text">
      <style:text-properties officeooo:rsid="011c358a" style:language-asian="ko" style:country-asian="KR"/>
    </style:style>
    <style:style style:name="T58" style:family="text">
      <style:text-properties officeooo:rsid="011db66a" style:language-asian="ko" style:country-asian="KR"/>
    </style:style>
    <style:style style:name="T59" style:family="text">
      <style:text-properties officeooo:rsid="0125677d" style:language-asian="ko" style:country-asian="KR"/>
    </style:style>
    <style:style style:name="T60" style:family="text">
      <style:text-properties officeooo:rsid="012719f3" style:language-asian="ko" style:country-asian="KR"/>
    </style:style>
    <style:style style:name="T61" style:family="text">
      <style:text-properties officeooo:rsid="012f50ed" style:language-asian="ko" style:country-asian="KR"/>
    </style:style>
    <style:style style:name="T62" style:family="text">
      <style:text-properties officeooo:rsid="0130f8cd" style:language-asian="ko" style:country-asian="KR"/>
    </style:style>
    <style:style style:name="T63" style:family="text">
      <style:text-properties officeooo:rsid="01853e34" style:language-asian="ko" style:country-asian="KR"/>
    </style:style>
    <style:style style:name="T64" style:family="text">
      <style:text-properties officeooo:rsid="015b082e" style:language-asian="ko" style:country-asian="KR"/>
    </style:style>
    <style:style style:name="T65" style:family="text">
      <style:text-properties officeooo:rsid="016169ec" style:language-asian="ko" style:country-asian="KR"/>
    </style:style>
    <style:style style:name="T66" style:family="text">
      <style:text-properties officeooo:rsid="01628791" style:language-asian="ko" style:country-asian="KR"/>
    </style:style>
    <style:style style:name="T67" style:family="text">
      <style:text-properties officeooo:rsid="015e561c" style:language-asian="ko" style:country-asian="KR"/>
    </style:style>
    <style:style style:name="T68" style:family="text">
      <style:text-properties officeooo:rsid="01602e05" style:language-asian="ko" style:country-asian="KR"/>
    </style:style>
    <style:style style:name="T69" style:family="text">
      <style:text-properties officeooo:rsid="01609843" style:language-asian="ko" style:country-asian="KR"/>
    </style:style>
    <style:style style:name="T70" style:family="text">
      <style:text-properties officeooo:rsid="01f6038f" style:language-asian="ko" style:country-asian="KR"/>
    </style:style>
    <style:style style:name="T71" style:family="text">
      <style:text-properties officeooo:rsid="020fc311" style:language-asian="ko" style:country-asian="KR"/>
    </style:style>
    <style:style style:name="T72" style:family="text">
      <style:text-properties officeooo:rsid="0193c394" style:language-asian="ko" style:country-asian="KR"/>
    </style:style>
    <style:style style:name="T73" style:family="text">
      <style:text-properties officeooo:rsid="01943b6c" style:language-asian="ko" style:country-asian="KR"/>
    </style:style>
    <style:style style:name="T74" style:family="text">
      <style:text-properties officeooo:rsid="0195882b" style:language-asian="ko" style:country-asian="KR"/>
    </style:style>
    <style:style style:name="T75" style:family="text">
      <style:text-properties officeooo:rsid="01b87de1" style:language-asian="ko" style:country-asian="KR"/>
    </style:style>
    <style:style style:name="T76" style:family="text">
      <style:text-properties officeooo:rsid="0196bcc4" style:language-asian="ko" style:country-asian="KR"/>
    </style:style>
    <style:style style:name="T77" style:family="text">
      <style:text-properties officeooo:rsid="01974735" style:language-asian="ko" style:country-asian="KR"/>
    </style:style>
    <style:style style:name="T78" style:family="text">
      <style:text-properties officeooo:rsid="01a8ed10" style:language-asian="ko" style:country-asian="KR"/>
    </style:style>
    <style:style style:name="T79" style:family="text">
      <style:text-properties officeooo:rsid="000e651e"/>
    </style:style>
    <style:style style:name="T80" style:family="text">
      <style:text-properties officeooo:rsid="000ff286"/>
    </style:style>
    <style:style style:name="T81" style:family="text">
      <style:text-properties officeooo:rsid="00383960"/>
    </style:style>
    <style:style style:name="T82" style:family="text">
      <style:text-properties officeooo:rsid="003cc821"/>
    </style:style>
    <style:style style:name="T83" style:family="text">
      <style:text-properties officeooo:rsid="003e3f6e"/>
    </style:style>
    <style:style style:name="T84" style:family="text">
      <style:text-properties officeooo:rsid="0005af4e"/>
    </style:style>
    <style:style style:name="T85" style:family="text">
      <style:text-properties officeooo:rsid="003f4fd6"/>
    </style:style>
    <style:style style:name="T86" style:family="text">
      <style:text-properties officeooo:rsid="0044430a"/>
    </style:style>
    <style:style style:name="T87" style:family="text">
      <style:text-properties officeooo:rsid="00459de0"/>
    </style:style>
    <style:style style:name="T88" style:family="text">
      <style:text-properties officeooo:rsid="0045cd67"/>
    </style:style>
    <style:style style:name="T89" style:family="text">
      <style:text-properties officeooo:rsid="00461da7"/>
    </style:style>
    <style:style style:name="T90" style:family="text">
      <style:text-properties officeooo:rsid="00472bcb"/>
    </style:style>
    <style:style style:name="T91" style:family="text">
      <style:text-properties officeooo:rsid="004a9ccf"/>
    </style:style>
    <style:style style:name="T92" style:family="text">
      <style:text-properties officeooo:rsid="004ac696"/>
    </style:style>
    <style:style style:name="T93" style:family="text">
      <style:text-properties officeooo:rsid="004c2b2a"/>
    </style:style>
    <style:style style:name="T94" style:family="text">
      <style:text-properties officeooo:rsid="004e104f"/>
    </style:style>
    <style:style style:name="T95" style:family="text">
      <style:text-properties officeooo:rsid="00528bad"/>
    </style:style>
    <style:style style:name="T96" style:family="text">
      <style:text-properties officeooo:rsid="0053e3d9"/>
    </style:style>
    <style:style style:name="T97" style:family="text">
      <style:text-properties officeooo:rsid="005515ca"/>
    </style:style>
    <style:style style:name="T98" style:family="text">
      <style:text-properties officeooo:rsid="0055f594"/>
    </style:style>
    <style:style style:name="T99" style:family="text">
      <style:text-properties officeooo:rsid="0058ed2e"/>
    </style:style>
    <style:style style:name="T100" style:family="text">
      <style:text-properties officeooo:rsid="005a0592"/>
    </style:style>
    <style:style style:name="T101" style:family="text">
      <style:text-properties officeooo:rsid="005a60f3"/>
    </style:style>
    <style:style style:name="T102" style:family="text">
      <style:text-properties officeooo:rsid="005b05e4"/>
    </style:style>
    <style:style style:name="T103" style:family="text">
      <style:text-properties officeooo:rsid="0061d6bb"/>
    </style:style>
    <style:style style:name="T104" style:family="text">
      <style:text-properties officeooo:rsid="0063c597"/>
    </style:style>
    <style:style style:name="T105" style:family="text">
      <style:text-properties officeooo:rsid="006455fe"/>
    </style:style>
    <style:style style:name="T106" style:family="text">
      <style:text-properties officeooo:rsid="006a8568"/>
    </style:style>
    <style:style style:name="T107" style:family="text">
      <style:text-properties officeooo:rsid="006b23b7"/>
    </style:style>
    <style:style style:name="T108" style:family="text">
      <style:text-properties officeooo:rsid="006cd99a"/>
    </style:style>
    <style:style style:name="T109" style:family="text">
      <style:text-properties officeooo:rsid="006ea1b9"/>
    </style:style>
    <style:style style:name="T110" style:family="text">
      <style:text-properties officeooo:rsid="0073306f"/>
    </style:style>
    <style:style style:name="T111" style:family="text">
      <style:text-properties officeooo:rsid="00744806"/>
    </style:style>
    <style:style style:name="T112" style:family="text">
      <style:text-properties officeooo:rsid="0074acf7"/>
    </style:style>
    <style:style style:name="T113" style:family="text">
      <style:text-properties officeooo:rsid="00832b48"/>
    </style:style>
    <style:style style:name="T114" style:family="text">
      <style:text-properties officeooo:rsid="0084d015"/>
    </style:style>
    <style:style style:name="T115" style:family="text">
      <style:text-properties officeooo:rsid="0085114d"/>
    </style:style>
    <style:style style:name="T116" style:family="text">
      <style:text-properties officeooo:rsid="008a4fd5"/>
    </style:style>
    <style:style style:name="T117" style:family="text">
      <style:text-properties officeooo:rsid="00971326"/>
    </style:style>
    <style:style style:name="T118" style:family="text">
      <style:text-properties officeooo:rsid="009917bb"/>
    </style:style>
    <style:style style:name="T119" style:family="text">
      <style:text-properties officeooo:rsid="009d640e"/>
    </style:style>
    <style:style style:name="T120" style:family="text">
      <style:text-properties officeooo:rsid="00a104e6"/>
    </style:style>
    <style:style style:name="T121" style:family="text">
      <style:text-properties officeooo:rsid="00624988"/>
    </style:style>
    <style:style style:name="T122" style:family="text">
      <style:text-properties officeooo:rsid="009f12e1"/>
    </style:style>
    <style:style style:name="T123" style:family="text">
      <style:text-properties officeooo:rsid="009a6c4b"/>
    </style:style>
    <style:style style:name="T124" style:family="text">
      <style:text-properties officeooo:rsid="00aaf9f8"/>
    </style:style>
    <style:style style:name="T125" style:family="text">
      <style:text-properties officeooo:rsid="0088d69f"/>
    </style:style>
    <style:style style:name="T126" style:family="text">
      <style:text-properties officeooo:rsid="00b1c151"/>
    </style:style>
    <style:style style:name="T127" style:family="text">
      <style:text-properties officeooo:rsid="00b05234"/>
    </style:style>
    <style:style style:name="T128" style:family="text">
      <style:text-properties officeooo:rsid="00b4885b"/>
    </style:style>
    <style:style style:name="T129" style:family="text">
      <style:text-properties officeooo:rsid="00b4acf0"/>
    </style:style>
    <style:style style:name="T130" style:family="text">
      <style:text-properties officeooo:rsid="00b56a9e"/>
    </style:style>
    <style:style style:name="T131" style:family="text">
      <style:text-properties officeooo:rsid="00b7a025"/>
    </style:style>
    <style:style style:name="T132" style:family="text">
      <style:text-properties officeooo:rsid="00b851ab"/>
    </style:style>
    <style:style style:name="T133" style:family="text">
      <style:text-properties officeooo:rsid="00bc3294"/>
    </style:style>
    <style:style style:name="T134" style:family="text">
      <style:text-properties officeooo:rsid="00b86130"/>
    </style:style>
    <style:style style:name="T135" style:family="text">
      <style:text-properties officeooo:rsid="00bc65e7"/>
    </style:style>
    <style:style style:name="T136" style:family="text">
      <style:text-properties officeooo:rsid="00ccdcdb"/>
    </style:style>
    <style:style style:name="T137" style:family="text">
      <style:text-properties officeooo:rsid="00c57d3e"/>
    </style:style>
    <style:style style:name="T138" style:family="text">
      <style:text-properties officeooo:rsid="00d0a39a"/>
    </style:style>
    <style:style style:name="T139" style:family="text">
      <style:text-properties officeooo:rsid="00d90c86"/>
    </style:style>
    <style:style style:name="T140" style:family="text">
      <style:text-properties officeooo:rsid="00dac27c"/>
    </style:style>
    <style:style style:name="T141" style:family="text">
      <style:text-properties officeooo:rsid="00db3831"/>
    </style:style>
    <style:style style:name="T142" style:family="text">
      <style:text-properties officeooo:rsid="00df53dd"/>
    </style:style>
    <style:style style:name="T143" style:family="text">
      <style:text-properties officeooo:rsid="00e13729"/>
    </style:style>
    <style:style style:name="T144" style:family="text">
      <style:text-properties officeooo:rsid="00e5c6bd"/>
    </style:style>
    <style:style style:name="T145" style:family="text">
      <style:text-properties officeooo:rsid="00e6b38f"/>
    </style:style>
    <style:style style:name="T146" style:family="text">
      <style:text-properties officeooo:rsid="00eb3fee"/>
    </style:style>
    <style:style style:name="T147" style:family="text">
      <style:text-properties officeooo:rsid="00eeef63"/>
    </style:style>
    <style:style style:name="T148" style:family="text">
      <style:text-properties officeooo:rsid="00f0c943"/>
    </style:style>
    <style:style style:name="T149" style:family="text">
      <style:text-properties officeooo:rsid="00f2c0a9"/>
    </style:style>
    <style:style style:name="T150" style:family="text">
      <style:text-properties officeooo:rsid="00fcd5b5"/>
    </style:style>
    <style:style style:name="T151" style:family="text">
      <style:text-properties officeooo:rsid="01002809"/>
    </style:style>
    <style:style style:name="T152" style:family="text">
      <style:text-properties officeooo:rsid="01037a1a"/>
    </style:style>
    <style:style style:name="T153" style:family="text">
      <style:text-properties officeooo:rsid="0104129b"/>
    </style:style>
    <style:style style:name="T154" style:family="text">
      <style:text-properties officeooo:rsid="0105e58d"/>
    </style:style>
    <style:style style:name="T155" style:family="text">
      <style:text-properties officeooo:rsid="010ff459"/>
    </style:style>
    <style:style style:name="T156" style:family="text">
      <style:text-properties officeooo:rsid="0111838a"/>
    </style:style>
    <style:style style:name="T157" style:family="text">
      <style:text-properties officeooo:rsid="01149abd"/>
    </style:style>
    <style:style style:name="T158" style:family="text">
      <style:text-properties officeooo:rsid="01140513"/>
    </style:style>
    <style:style style:name="T159" style:family="text">
      <style:text-properties officeooo:rsid="010cb38d"/>
    </style:style>
    <style:style style:name="T160" style:family="text">
      <style:text-properties officeooo:rsid="013a469c"/>
    </style:style>
    <style:style style:name="T161" style:family="text">
      <style:text-properties officeooo:rsid="013e34b5"/>
    </style:style>
    <style:style style:name="T162" style:family="text">
      <style:text-properties officeooo:rsid="013e392c"/>
    </style:style>
    <style:style style:name="T163" style:family="text">
      <style:text-properties officeooo:rsid="01418e6b"/>
    </style:style>
    <style:style style:name="T164" style:family="text">
      <style:text-properties officeooo:rsid="014af0ad"/>
    </style:style>
    <style:style style:name="T165" style:family="text">
      <style:text-properties officeooo:rsid="014e7a77"/>
    </style:style>
    <style:style style:name="T166" style:family="text">
      <style:text-properties officeooo:rsid="016396c5"/>
    </style:style>
    <style:style style:name="T167" style:family="text">
      <style:text-properties officeooo:rsid="016caf79"/>
    </style:style>
    <style:style style:name="T168" style:family="text">
      <style:text-properties officeooo:rsid="013c37f6"/>
    </style:style>
    <style:style style:name="T169" style:family="text">
      <style:text-properties officeooo:rsid="01433880"/>
    </style:style>
    <style:style style:name="T170" style:family="text">
      <style:text-properties officeooo:rsid="0144ed84"/>
    </style:style>
    <style:style style:name="T171" style:family="text">
      <style:text-properties officeooo:rsid="01562967"/>
    </style:style>
    <style:style style:name="T172" style:family="text">
      <style:text-properties officeooo:rsid="017fb801"/>
    </style:style>
    <style:style style:name="T173" style:family="text">
      <style:text-properties officeooo:rsid="0180b4a5"/>
    </style:style>
    <style:style style:name="T174" style:family="text">
      <style:text-properties officeooo:rsid="00fedb69"/>
    </style:style>
    <style:style style:name="T175" style:family="text">
      <style:text-properties officeooo:rsid="0183b3ac"/>
    </style:style>
    <style:style style:name="T176" style:family="text">
      <style:text-properties officeooo:rsid="0183d70d"/>
    </style:style>
    <style:style style:name="T177" style:family="text">
      <style:text-properties officeooo:rsid="018485ec"/>
    </style:style>
    <style:style style:name="T178" style:family="text">
      <style:text-properties officeooo:rsid="0184e2c8"/>
    </style:style>
    <style:style style:name="T179" style:family="text">
      <style:text-properties officeooo:rsid="01853e34"/>
    </style:style>
    <style:style style:name="T180" style:family="text">
      <style:text-properties officeooo:rsid="01885317"/>
    </style:style>
    <style:style style:name="T181" style:family="text">
      <style:text-properties officeooo:rsid="018f7ef2"/>
    </style:style>
    <style:style style:name="T182" style:family="text">
      <style:text-properties officeooo:rsid="01992c0b"/>
    </style:style>
    <style:style style:name="T183" style:family="text">
      <style:text-properties officeooo:rsid="019a376c"/>
    </style:style>
    <style:style style:name="T184" style:family="text">
      <style:text-properties officeooo:rsid="01a4015b"/>
    </style:style>
    <style:style style:name="T185" style:family="text">
      <style:text-properties officeooo:rsid="01b4bf87"/>
    </style:style>
    <style:style style:name="T186" style:family="text">
      <style:text-properties fo:language="de" fo:country="DE"/>
    </style:style>
    <style:style style:name="T187" style:family="text">
      <style:text-properties fo:language="de" fo:country="DE" officeooo:rsid="01b87de1" style:language-asian="ko" style:country-asian="KR"/>
    </style:style>
    <style:style style:name="T188" style:family="text">
      <style:text-properties officeooo:rsid="01bf63aa"/>
    </style:style>
    <style:style style:name="T189" style:family="text">
      <style:text-properties officeooo:rsid="01c4cc54"/>
    </style:style>
    <style:style style:name="T190" style:family="text">
      <style:text-properties officeooo:rsid="01c8ac11"/>
    </style:style>
    <style:style style:name="T191" style:family="text">
      <style:text-properties officeooo:rsid="01c9e60d"/>
    </style:style>
    <style:style style:name="T192" style:family="text">
      <style:text-properties officeooo:rsid="01d07bb9"/>
    </style:style>
    <style:style style:name="T193" style:family="text">
      <style:text-properties officeooo:rsid="01d37bf9"/>
    </style:style>
    <style:style style:name="T194" style:family="text">
      <style:text-properties officeooo:rsid="01d84b69"/>
    </style:style>
    <style:style style:name="T195" style:family="text">
      <style:text-properties officeooo:rsid="01daccf9"/>
    </style:style>
    <style:style style:name="T196" style:family="text">
      <style:text-properties officeooo:rsid="01e00547"/>
    </style:style>
    <style:style style:name="T197" style:family="text">
      <style:text-properties officeooo:rsid="01e5abd1"/>
    </style:style>
    <style:style style:name="T198" style:family="text">
      <style:text-properties officeooo:rsid="01e82e1d"/>
    </style:style>
    <style:style style:name="T199" style:family="text">
      <style:text-properties officeooo:rsid="01ea9bbd"/>
    </style:style>
    <style:style style:name="T200" style:family="text">
      <style:text-properties officeooo:rsid="01ee4ab5"/>
    </style:style>
    <style:style style:name="T201" style:family="text">
      <style:text-properties officeooo:rsid="01eea5dd"/>
    </style:style>
    <style:style style:name="T202" style:family="text">
      <style:text-properties officeooo:rsid="01f23ec5"/>
    </style:style>
    <style:style style:name="T203" style:family="text">
      <style:text-properties officeooo:rsid="01f4d7f8"/>
    </style:style>
    <style:style style:name="T204" style:family="text">
      <style:text-properties officeooo:rsid="01f992e3"/>
    </style:style>
    <style:style style:name="T205" style:family="text">
      <style:text-properties officeooo:rsid="01f9a7d5"/>
    </style:style>
    <style:style style:name="T206" style:family="text">
      <style:text-properties officeooo:rsid="01fae22a"/>
    </style:style>
    <style:style style:name="T207" style:family="text">
      <style:text-properties officeooo:rsid="01fb3062"/>
    </style:style>
    <style:style style:name="T208" style:family="text">
      <style:text-properties officeooo:rsid="01fb3692"/>
    </style:style>
    <style:style style:name="T209" style:family="text">
      <style:text-properties officeooo:rsid="01feb73d"/>
    </style:style>
    <style:style style:name="T210" style:family="text">
      <style:text-properties officeooo:rsid="019bd381"/>
    </style:style>
    <style:style style:name="T211" style:family="text">
      <style:text-properties officeooo:rsid="01a72126"/>
    </style:style>
    <style:style style:name="T212" style:family="text">
      <style:text-properties officeooo:rsid="01b31b84"/>
    </style:style>
    <style:style style:name="T213" style:family="text">
      <style:text-properties officeooo:rsid="01b57de4"/>
    </style:style>
    <style:style style:name="T214" style:family="text">
      <style:text-properties officeooo:rsid="01b87de1"/>
    </style:style>
    <style:style style:name="T215" style:family="text">
      <style:text-properties officeooo:rsid="01cb04c8"/>
    </style:style>
    <style:style style:name="T216" style:family="text">
      <style:text-properties officeooo:rsid="01d4ae78"/>
    </style:style>
    <style:style style:name="T217" style:family="text">
      <style:text-properties officeooo:rsid="01e13675"/>
    </style:style>
    <style:style style:name="T218" style:family="text">
      <style:text-properties officeooo:rsid="01e77d45"/>
    </style:style>
    <style:style style:name="T219" style:family="text">
      <style:text-properties officeooo:rsid="01ee97b4"/>
    </style:style>
    <style:style style:name="T220" style:family="text">
      <style:text-properties officeooo:rsid="01f09225"/>
    </style:style>
    <style:style style:name="T221" style:family="text">
      <style:text-properties officeooo:rsid="01f34ac1"/>
    </style:style>
    <style:style style:name="T222" style:family="text">
      <style:text-properties officeooo:rsid="01fb5f5a"/>
    </style:style>
    <style:style style:name="T223" style:family="text">
      <style:text-properties officeooo:rsid="020fc311"/>
    </style:style>
    <style:style style:name="T224" style:family="text">
      <style:text-properties officeooo:rsid="01f6038f"/>
    </style:style>
    <style:style style:name="T225" style:family="text">
      <style:text-properties officeooo:rsid="0217f1d8"/>
    </style:style>
    <style:style style:name="T226" style:family="text">
      <style:text-properties officeooo:rsid="0219907b"/>
    </style:style>
    <style:style style:name="T227" style:family="text">
      <style:text-properties officeooo:rsid="021af6a9"/>
    </style:style>
    <style:style style:name="T228" style:family="text">
      <style:text-properties officeooo:rsid="022863e1"/>
    </style:style>
    <style:style style:name="T229" style:family="text">
      <style:text-properties officeooo:rsid="022b3943"/>
    </style:style>
    <style:style style:name="T230" style:family="text">
      <style:text-properties officeooo:rsid="0230013d"/>
    </style:style>
    <style:style style:name="T231" style:family="text">
      <style:text-properties officeooo:rsid="0231e829"/>
    </style:style>
    <style:style style:name="T232" style:family="text">
      <style:text-properties officeooo:rsid="0239e662"/>
    </style:style>
    <style:style style:name="T233" style:family="text">
      <style:text-properties officeooo:rsid="023a4fea"/>
    </style:style>
    <style:style style:name="T234" style:family="text">
      <style:text-properties officeooo:rsid="023d2089"/>
    </style:style>
    <style:style style:name="T235" style:family="text">
      <style:text-properties officeooo:rsid="0245e257"/>
    </style:style>
    <style:style style:name="T236" style:family="text">
      <style:text-properties officeooo:rsid="0248b2bb"/>
    </style:style>
    <style:style style:name="T237" style:family="text">
      <style:text-properties officeooo:rsid="024c2575"/>
    </style:style>
    <style:style style:name="T238" style:family="text">
      <style:text-properties style:font-name="나눔고딕" officeooo:rsid="0005af4e" style:font-name-asian="나눔고딕" style:language-asian="ko" style:country-asian="KR"/>
    </style:style>
    <style:style style:name="T239" style:family="text">
      <style:text-properties style:font-name="나눔고딕" officeooo:rsid="02741216" style:font-name-asian="나눔고딕" style:language-asian="ko" style:country-asian="KR"/>
    </style:style>
    <style:style style:name="T240" style:family="text">
      <style:text-properties style:font-name="나눔고딕" officeooo:rsid="0270922d" style:font-name-asian="나눔고딕" style:language-asian="ko" style:country-asian="KR"/>
    </style:style>
    <style:style style:name="T241" style:family="text">
      <style:text-properties style:font-name="나눔고딕" officeooo:rsid="02776f93" style:font-name-asian="나눔고딕" style:language-asian="ko" style:country-asian="KR"/>
    </style:style>
    <style:style style:name="T242" style:family="text">
      <style:text-properties style:font-name="나눔고딕" officeooo:rsid="028bdbdc" style:font-name-asian="나눔고딕" style:language-asian="ko" style:country-asian="KR"/>
    </style:style>
    <style:style style:name="T243" style:family="text">
      <style:text-properties officeooo:rsid="023c4f0e"/>
    </style:style>
    <style:style style:name="T244" style:family="text">
      <style:text-properties officeooo:rsid="023aba67"/>
    </style:style>
    <style:style style:name="T245" style:family="text">
      <style:text-properties officeooo:rsid="028bdb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Development of a Society Can Never Be Subject to Rational </text:p>
      <text:p text:style-name="P3">Human Control </text:p>
      <text:p text:style-name="P111">사회 발전은 결코 인간의 합리적인 통제의 대상이 될 수 없다</text:p>
      <text:p text:style-name="P3"/>
      <text:p text:style-name="P4">&lt;<text:span text:style-name="T103">p&gt;</text:span>선한 시도가 있을 때마다 악은 회피한다. 그리고 선은 실패하고, 악은 성공하고 계속된다.</text:p>
      <text:p text:style-name="P111"><text:span text:style-name="T2">- 디에고 후르타도 데 멘도사</text:span><text:span text:style-name="T13">(</text:span><text:span text:style-name="T2">Diego Hurtado de Mendoza</text:span><text:span text:style-name="T13">)&lt;</text:span><text:span text:style-name="T25">sup&gt;1&lt;/sup&gt;</text:span></text:p>
      <text:p text:style-name="P4">(1503–1575) &lt;/<text:span text:style-name="T103">p&gt;</text:span></text:p>
      <text:p text:style-name="P3"/>
      <text:p text:style-name="P112"><text:span text:style-name="T2">&lt;</text:span><text:span text:style-name="T31">p&gt;</text:span><text:span text:style-name="T2">과거와 현재에 대해 더 많이 알게될 수록, 역사가 인간의 계획을 얼마나 손쉽게 따돌리는지 감탄하게 된다. - 타키투스</text:span><text:span text:style-name="T14">(Tacitus)&lt;</text:span><text:span text:style-name="T25">sup&gt;2&lt;/sup&gt;</text:span><text:span text:style-name="T2">&lt;/</text:span><text:span text:style-name="T31">p&gt;</text:span></text:p>
      <text:p text:style-name="P14"/>
      <text:p text:style-name="P113"><text:span text:style-name="T2">&lt;</text:span><text:span text:style-name="T31">p&gt;</text:span><text:span text:style-name="T2">• I. 실증적 증거가 충분한 특정 상황의 경우에는, 사회의 행동을 어느정도 단기적으로 예측하고 통제하는게 가능할 수도 있다. 예를들어, 경제학자들은 현대 산업 사회가 금리변동에 어떻게 반응할지 예상할 수 있다. 따라서, 금리를 조정하므로써 인플레이션과 실업률 같은 변수들을 통제할 수 있다. &lt;</text:span><text:span text:style-name="T15">sup&gt;3&lt;/sup&gt; </text:span><text:span text:style-name="T2">간접적인 결과를 예측하는건 더 힘들다. 그리고 더 정교한 금융 통제의 결과는 대부분 추측에 의지할 수 밖에 없다. 그래서 미국 정부의 경제 정책은 언제나 뜨거운 논란거리인 것이다: 어느 누구도 그러한 정책들의 결과를 확실히 알 수 없다. &lt;/</text:span><text:span text:style-name="T31">p&gt;</text:span></text:p>
      <text:p text:style-name="P5"/>
      <text:p text:style-name="P4">&lt;<text:span text:style-name="T103">p&gt;</text:span>실증적 증거가 부족하거나, 장기적 결과를 예측하는건 더욱 어렵고, 따라서 사회 발전을 성공적으로 관리하는 것은 역시 더욱 어려워진다. 사실, 실패하는 경우가 대부분이다.&lt;/<text:span text:style-name="T103">p&gt;</text:span></text:p>
      <text:p text:style-name="P15"/>
      <text:p text:style-name="P113"><text:span text:style-name="T2">&lt;</text:span><text:span text:style-name="T31">p&gt;</text:span><text:span text:style-name="T2">• 기원전 </text:span><text:span text:style-name="T16">2세기 전반, 로마는 사회적 타락을 막기 위해 무차별적인 소비를 제한하는 사치 금지법을 통과시켰다. </text:span><text:span text:style-name="T2">이런 류의 법률들이 언제나 그렇듯이, 의도한 효과를 얻지 못했고, 로마인들은 계속해서 타락했다. 기원전 </text:span><text:span text:style-name="T16">1세기 전반, 로마는 정치적으로 불안정해졌다. </text:span><text:span text:style-name="T2">루시우스 코넬리우스 술라</text:span><text:span text:style-name="T16">(</text:span><text:span text:style-name="T2">Lucius Cornelius Sulla</text:span><text:span text:style-name="T16">) 휘하 병사들을 이끌고 수도를 점령하고, 반대파들을 물리적으로 제거하고, 안정적인 정부를 복구시키기 위해 개혁 정책들을 펼쳤다.</text:span><text:span text:style-name="T2"> 하지만 술라의 개입은 상황을 더욱 악화시켰다. 그가 “합법적인 정부를 수호”하던 사람들을 죽이고, 원로원을 “귀족정을 꽃피우게 했던 공공 봉사 정신과는 정 반대의 성향을 갖고 있던” 무책임한 사람들로 채웠기 때문이다.&lt;</text:span><text:span text:style-name="T17">sup&gt;5&lt;/sup&gt; </text:span><text:span text:style-name="T2">결과적으로 로마의 정치 체제는 계속해서 <text:s/>무너져갔고, 기원전 </text:span><text:span text:style-name="T18">1세기 중반 즈음 로마의 전통적인 공화정은 사실상 붕괴되었다.</text:span></text:p>
      <text:p text:style-name="P16"/>
      <text:p text:style-name="P113"><text:span text:style-name="T2">&lt;</text:span><text:span text:style-name="T31">p&gt;</text:span><text:span text:style-name="T2">• 9세기 이탈리아에서, 몇몇 왕들이 귀족들의 소작농 억압과 착취를 제한하는 법률들을 공표했다. “하지만 법률은 무의미했다. 그리고 귀족 지주들의 정치적 지배력은 계속해서 강해졌다.”&lt;</text:span><text:span text:style-name="T19">sup&gt;6&lt;/sup&gt;</text:span><text:span text:style-name="T2">&lt;/</text:span><text:span text:style-name="T31">p&gt;</text:span></text:p>
      <text:p text:style-name="P17"/>
      <text:p text:style-name="P113"><text:span text:style-name="T2">&lt;</text:span><text:span text:style-name="T31">p&gt;</text:span><text:span text:style-name="T2">• 시몬 볼리바르</text:span><text:span text:style-name="T20">(</text:span><text:span text:style-name="T2">Simón Bolívar</text:span><text:span text:style-name="T20">)는 스페인령 아메리카 식민지들의 독립혁명을 이끌었던 정치지도자였다. </text:span><text:span text:style-name="T2">그는 스페인령 아메리카에 안정적이고 “계몽”적인 정부가 건설되기를 기대했다. 하지만 그는 이 목표를 제대로 이루지 못했고, </text:span><text:span text:style-name="T20">1830년 죽기 직전 절망한채 다음과 같이 적었다: </text:span><text:span text:style-name="T2">“혁명을 위해 봉사하는 것은 바다에 쟁기질하는 것과 마찬가지다.” 볼리바르는 스페인령 아메리카가 “온갖 인종의 시원찮은 독재자들의 손아귀에 들어갈 것이며… </text:span><text:span text:style-name="T20">(우리는)온갖 형태의 범죄와 흉폭함에 집어삼켜질 것이며, 따라서 유럽인들은 굳이 우리를 정복하려들지 않을 것이다…”&lt;</text:span><text:span text:style-name="T30">sup&gt;7&lt;/sup&gt;</text:span><text:span text:style-name="T20">라고 예측했다.</text:span><text:span text:style-name="T2"> 볼리바르가 이 글을 쓸 때 감정적으로 흥분되어있었음을 감안하더라도, 이 예측은 그가 죽고난 후 </text:span><text:span text:style-name="T21">(대략)1세기하고도 절반 동안 적중했다.</text:span><text:span text:style-name="T2"> 하지만 볼리바르가 이 예측에 늦게 도달했음을 주목하라. 그리고 이 예측은 구체성이 결여된 두루뭉술한 예측이었다.&lt;/</text:span><text:span text:style-name="T31">p&gt;</text:span></text:p>
      <text:p text:style-name="P3"/>
      <text:p text:style-name="P18"/>
      <text:p text:style-name="P113"><text:span text:style-name="T2">&lt;</text:span><text:span text:style-name="T31">p&gt;</text:span><text:span text:style-name="T2">• 1</text:span><text:span text:style-name="T22">9세기 후반의 미국은 </text:span><text:span text:style-name="T2">&lt;/</text:span><text:span text:style-name="T31">p&gt;</text:span></text:p>
      <text:p text:style-name="P19"/>
      <text:p text:style-name="P113"><text:span text:style-name="T2">&lt;</text:span><text:span text:style-name="T31">p&gt;</text:span><text:span text:style-name="T22"> <text:s text:c="4"/>자선가들과 주택 개혁가들의 후원을 받는 노동자-주택 계획을 시행했다.</text:span><text:span text:style-name="T2"> 그들의 목표는 노동자들의 생활 수준을 개선함과 동시에 매년 </text:span><text:span text:style-name="T22">5%의 수익을 얻을 수 있음을 증명하는 것이었다.</text:span><text:span text:style-name="T2"> &lt;/</text:span><text:span text:style-name="T31">p&gt;</text:span></text:p>
      <text:p text:style-name="P5"/>
      <text:p text:style-name="P113"><text:soft-page-break/><text:span text:style-name="T2">&lt;</text:span><text:span text:style-name="T31">p&gt;</text:span><text:span text:style-name="T2"> <text:s text:c="5"/>개혁가들은 이러한 주택이 주택 소유주들 간의 경쟁으로 인해 새로운 표준이 될 것으로 기대했다. 불행하게도, 이 해결책은 실패했다… 수많은 도시노동자들이 오직 수익을 얻을 목적으로 주택에 몰려들었다.&lt;</text:span><text:span text:style-name="T23">sup&gt;8&lt;/sup&gt;</text:span><text:span text:style-name="T2">&lt;/</text:span><text:span text:style-name="T31">p&gt;</text:span><text:span text:style-name="T2"> </text:span></text:p>
      <text:p text:style-name="P5"/>
      <text:p text:style-name="P113"><text:span text:style-name="T2">&lt;</text:span><text:span text:style-name="T31">p&gt;</text:span><text:span text:style-name="T2">지난 수세기 동안 인간의 사회 발전 통제력이 증가했는지는 불확실하다. 비교적 최근</text:span><text:span text:style-name="T24">(1950년대 이후)의 시도들은 표면적으로는 예전에 비해 더 정교해보이지만</text:span><text:span text:style-name="T2">, 더 성공적인 것 같지는 않다.&lt;/</text:span><text:span text:style-name="T31">p&gt;</text:span></text:p>
      <text:p text:style-name="P20"/>
      <text:p text:style-name="P114"><text:span text:style-name="T1">&lt;</text:span><text:span text:style-name="T31">p&gt;</text:span><text:span text:style-name="T1">• 1</text:span><text:span text:style-name="T26">960년대 중반, 린든 존슨 대통령의 미국 사회 개혁 정책들은 약물 남용, 빈곤, 슬럼화 같은 사회 문제들에 대한 해결책들이 별로 효과적이지 못했음을 보여주었다. </text:span><text:span text:style-name="T1">예를들어, 어떤 실망한 개혁가는 다음과 같이 말했다:&lt;/</text:span><text:span text:style-name="T31">p&gt;</text:span></text:p>
      <text:p text:style-name="P6"/>
      <text:p text:style-name="P113"><text:span text:style-name="T2">&lt;</text:span><text:span text:style-name="T31">p&gt;</text:span><text:span text:style-name="T2"> <text:s text:c="4"/>한 때 우리는 가족들이 열악한 슬럼으로부터 벗어나기만 한다면, 아빠는 마약을 끊고, 엄마는 바람피우지 않고, 아이는 칼을 들고다니지 않을 것이라고 생각했다. 그래서 우리는 그들에게 현대적인 주방과 휴양시설이 딸린 멋진 최신 아파트를 주었다. 그들은 여전히 깡패짓을 하고 다녔다.&lt;</text:span><text:span text:style-name="T37">sup&gt;</text:span><text:span text:style-name="T38">9</text:span><text:span text:style-name="T37">&lt;/sup&gt;</text:span><text:span text:style-name="T2">&lt;/</text:span><text:span text:style-name="T31">p&gt;</text:span></text:p>
      <text:p text:style-name="P3"/>
      <text:p text:style-name="P4">&lt;<text:span text:style-name="T103">p&gt;</text:span>모든 개혁 정책들이 실패한 것은 아니다. 하지만 전반적인 성공 수준은 대단히 낮으며, 개혁가들이 사회 문제들을 제대로 이해하지 못하고 있음을 보여준다. 설령 조금의 성공을 거뒀다고 하더라도, 아마도 운이 잘따라줬을 뿐일 것이다.&lt;<text:span text:style-name="T81">sup&gt;10&lt;/sup&gt;</text:span>&lt;/<text:span text:style-name="T103">p&gt;</text:span></text:p>
      <text:p text:style-name="P21"/>
      <text:p text:style-name="P4">&lt;<text:span text:style-name="T103">p&gt;</text:span>• 한 때 인터넷을 통해 등장한 “진정으로 상호연결된 세계”는 “문화를 초월한 협력과 세계적 계몽”으로 이어질 것이라고 여겨졌다. “사회들이 더 자유롭게 소통하면서… 공감능력이 향상될 것이고, 진실을 찾기 더 쉬워질 것이며, 갈등원인들은 사라질 것이다. 다시 말해서, <text:span text:style-name="T82">SNS의 시대는 평화와 공감의 시대가 될 것이다.”&lt;sup&gt;11&lt;/sup&gt;</text:span>&lt;/<text:span text:style-name="T103">p&gt;</text:span></text:p>
      <text:p text:style-name="P22"/>
      <text:p text:style-name="P23"><text:span text:style-name="T84">&lt;</text:span><text:span text:style-name="T103">p&gt;</text:span>실제 결과는 영 딴판이다. <text:span text:style-name="T84">실제로는, 인터넷은 사람들이 “탈진실” 사회라고 부르는 사회가 등장하는데 지대한 역할을 했다. 체계적인 거짓말로부터 벗어나거나, <text:s/>객관적 진실을 얻기는 더욱 어려워졌다.&lt;</text:span>sup&gt;12&lt;/su<text:span text:style-name="T85">p&gt; </text:span><text:span text:style-name="T84">인터넷은 테러리스트들을 더욱 강하게 만들어주었다. 무책임한 국가 지도자들이 의도적으로 갈등을 조장하는 것은 더욱 쉬워졌다.&lt;</text:span><text:span text:style-name="T83">sup&gt;13&lt;/sup&gt;</text:span><text:span text:style-name="T84">&lt;/</text:span><text:span text:style-name="T103">p&gt;</text:span><text:span text:style-name="T84"> </text:span></text:p>
      <text:p text:style-name="P24"/>
      <text:p text:style-name="P25"><text:span text:style-name="T84">&lt;</text:span><text:span text:style-name="T103">p&gt;</text:span>이런 사례들은 얼마든지 찾을 수 있다. <text:span text:style-name="T84">또한 사회 발전을 통제하려는 시도를 통해 단기적인 목표를 이루어낸 사례도 많이 찾을 수 있다. 하지만 그런 경우에는, 사회 전체의 장기적 결과는 개혁가 또는 혁명가들이 기대했던 바와는 동떨어진 경우가 대부분이다.&lt;</text:span>sup&gt;14&lt;/sup&gt;<text:span text:style-name="T84">&lt;/</text:span><text:span text:style-name="T103">p&gt;</text:span></text:p>
      <text:p text:style-name="P26"/>
      <text:p text:style-name="P4">&lt;<text:span text:style-name="T103">p&gt;</text:span>· <text:span text:style-name="T86">기원전 6세기, 아테네의 정치가 솔론(Solon)의 개혁안은 귀족들의 부와 특권을 보존하면서 아티카의 </text:span>hektemorage<text:span text:style-name="T86">(대충 농노제와 유사함)를 폐지하는 것이 목표였다. </text:span>이 측면에서 솔론의 개혁은 성공했다. 하지만 또한, 솔론이 절대 용납하지 않았을 예상치 못한 결과가 발생했다. “농노” 해방은 노동력 부족을 유발했고, 아테네인들은 아티카 외부에서 수많은 노예들을 구매, 납치해왔다. 이로 인해 아테네는 노예제 사회가 되었다. 솔론의 개혁은 또 다른 간접적인 결과를 가져왔다. 아테네는 기원전 <text:span text:style-name="T87">6세기 대부분을 </text:span>페이시스트라토스<text:span text:style-name="T87">(Peisistratos)의 “독재”(대중주의 독재) 치하에서 보내게 되었다.&lt;sup&gt;15&lt;/sup&gt;</text:span>&lt;/<text:span text:style-name="T103">p&gt;</text:span></text:p>
      <text:p text:style-name="P27"/>
      <text:p text:style-name="P4">&lt;<text:span text:style-name="T103">p&gt;</text:span>· <text:span text:style-name="T88">유럽 역사상 가장 유능한 정치가들 중 하나였던 오토 폰 비스마르크(</text:span>Otto von Bismarck<text:span text:style-name="T88">)는 인상적인 성공들을 이루었다. </text:span>그 중 일부는 다음과 같다:&lt;/<text:span text:style-name="T103">p&gt;</text:span></text:p>
      <text:p text:style-name="P4">&lt;<text:span text:style-name="T103">p&gt;</text:span>- 1867<text:span text:style-name="T88">~</text:span>1871년에 독일을 통일시켰다.&lt;/<text:span text:style-name="T103">p&gt;</text:span></text:p>
      <text:p text:style-name="P113"><text:span text:style-name="T2">&lt;</text:span><text:span text:style-name="T31">p&gt;</text:span><text:span text:style-name="T39">- </text:span><text:span text:style-name="T2">1870</text:span><text:span text:style-name="T39">~</text:span><text:span text:style-name="T2">71년 프랑스-</text:span><text:span text:style-name="T38">프로이센</text:span><text:span text:style-name="T2"> 전쟁에 개입했지만, 이후 평화를 이끌어낸 덕분에 유럽 지도자들의 존경을 얻게 되었다.&lt;/</text:span><text:span text:style-name="T31">p&gt;</text:span></text:p>
      <text:p text:style-name="P4">&lt;<text:span text:style-name="T103">p&gt;</text:span>- 성공적으로 독일을 산업화했다.&lt;/<text:span text:style-name="T103">p&gt;</text:span></text:p>
      <text:p text:style-name="P4">&lt;<text:span text:style-name="T103">p&gt;</text:span>- 덕분에 중산층의 지지를 통해 군주가 되었다.&lt;/<text:span text:style-name="T103">p&gt;</text:span></text:p>
      <text:p text:style-name="P4">&lt;<text:span text:style-name="T103">p&gt;</text:span>- 따라서 비스마르크는 가장 중요한 목표를 달성했다: 그는 <text:span text:style-name="T89">(일시적으로) 독일의 민주화를 막았다.</text:span>&lt;/<text:span text:style-name="T103">p&gt;</text:span></text:p>
      <text:p text:style-name="P4">&lt;<text:span text:style-name="T103">p&gt;</text:span>- 비록 비스마르크는 <text:span text:style-name="T90">1890년 강제로 사임당했지만, 그가 세운 독일의 정치체제는 독일이 제1차세계대전에서 패배한 1918년까지 유지되었다.&lt;sup&gt;16&lt;/sup&gt;</text:span>&lt;/<text:span text:style-name="T103">p&gt;</text:span></text:p>
      <text:p text:style-name="P3"/>
      <text:p text:style-name="P28"><text:soft-page-break/><text:span text:style-name="T84">&lt;</text:span><text:span text:style-name="T103">p&gt;</text:span>그가 눈부신 성공들을 거두었음에도 불구하고, 비스마르크는 자신이 실패했다고 여겼고, 1898년 한 많은 노인으로 죽었다.&lt;sup&gt;17&lt;/sup&gt; <text:span text:style-name="T91">분명히, 독일이 그가 의도했던 방향으로 가지 않았던 것이다. </text:span><text:span text:style-name="T84">아마도 독일이 서서히 민주화되고 있다는 점이 그를 화나게 만들었을 것이다. 하지만 그가 미래를 보았더라면 훨씬 격분했을 것이다. 만약 비스마르크가 </text:span><text:span text:style-name="T92">1890년까지 집권하지 않았더라면 독일 역사가 어떻게 됐을지는 추측의 영역이다. 하지만 그가 독일을 원하는 방향으로 이끌지 못했다는 것은 분명하다. </text:span><text:span text:style-name="T84">비스마르크가 </text:span><text:span text:style-name="T92">1914~18년의 끔찍한 전쟁과 독일의 패배와, 그리고 무엇보다도, 이후 아돌프 히틀러의 등장을 보았다면 공포에 질렸을 것이다.</text:span><text:span text:style-name="T84">&lt;/</text:span><text:span text:style-name="T103">p&gt;</text:span></text:p>
      <text:p text:style-name="P29"/>
      <text:p text:style-name="P4">&lt;<text:span text:style-name="T103">p&gt;</text:span>• 미국에서, 개혁가들의 광기는 <text:span text:style-name="T93">1919년 수정조항 “금주법”(알코올 음료의 제작, 판매, 운송을 금지한 법률)의 제정으로 이어졌다. </text:span>금주법의 단기적인 목표는 성공적으로 이루어졌다. 미국의 <text:span text:style-name="T93">1인당 알코올 소비량을 60%~70%가량 줄였으며, 알코올로 인한 질병과 사망을 줄였으며, “술집들을 제거”했기 때문이다. </text:span>한편으로는, 금주법은 범죄조직들에게 불법 주류 생산, 밀수를 통해 엄청난 이익을 얻을 기회를 주었다. 따라서 금주법은 조직 범죄를 엄청나게 성장하게 만들었다. 추가로, 금주법은 공공기관과 개별 시민들 양쪽을 모두 부패하게 만들었다. 얼마안가 금주법이 심각한 실수라는 것은 명백해졌고, <text:span text:style-name="T94">1933년 </text:span>추가 수정조항을 통해 무효화되었다.&lt;<text:span text:style-name="T94">sup&gt;18&lt;/sup&gt;</text:span>&lt;/<text:span text:style-name="T103">p&gt;</text:span></text:p>
      <text:p text:style-name="P30"/>
      <text:p text:style-name="P113"><text:span text:style-name="T2">&lt;</text:span><text:span text:style-name="T31">p&gt;</text:span><text:span text:style-name="T2">• 2</text:span><text:span text:style-name="T27">0세기 후반 소위 “녹색 혁명”은 제3세계에 최신 농업 기술을 소개해 수확량을 증진시켜 기아를 완화시키는 것이 목적이었다. </text:span><text:span text:style-name="T2">실제로 수확량을 증진시켰다. 하지만: “비록 ‘녹색 혁명’은 국가 차원에서의 곡식 생산량을 기준으로 보면 성공이었지만, 공동체와 개인의 입장에서는 문제가 성공을 압도했다…”&lt;</text:span><text:span text:style-name="T27">sup&gt;19&lt;/sup&gt;</text:span><text:span text:style-name="T2"> 세계의 몇몇 지역에서는 녹색 혁명은 그저 재앙에 불과했다. 예를들어, </text:span><text:span text:style-name="T28">(인도와 파키스탄에 걸쳐있는 지역인)푼자브(Punjab)에서는, 녹색 혁명은 “수천 헥타르의 비옥한 땅”을 황폐하게 만들었으며, 지하수를 고갈시켰으며, 물은 농약과 비료로 오염되었고, (아마도 오염된 물로 인해) 수많은 암 환자가 발생했으며, 자살률은 높아졌다. </text:span><text:span text:style-name="T2">“녹색혁명 때문에 우리</text:span><text:span text:style-name="T32">는</text:span><text:span text:style-name="T2"> 망했습니다.” 자네일 싱</text:span><text:span text:style-name="T28">(</text:span><text:span text:style-name="T2">Jarnail Singh</text:span><text:span text:style-name="T28">)이 말했다… “(녹색혁명은)우리의 흙, 우리의 환경, 우리의 지하수를 망가뜨렸습니다. 우리는 한 때 축제를 열고는 했고 사람들</text:span><text:span text:style-name="T29">이 </text:span><text:span text:style-name="T28">놀러왔습니다. </text:span><text:span text:style-name="T2">지금 우리는 병원신세를 지고 있습니다.”&lt;</text:span><text:span text:style-name="T28">sup&gt;20&lt;/sup&gt;</text:span><text:span text:style-name="T2">&lt;/</text:span><text:span text:style-name="T31">p&gt;</text:span><text:span text:style-name="T28"> </text:span></text:p>
      <text:p text:style-name="P31"/>
      <text:p text:style-name="P113"><text:span text:style-name="T2">&lt;</text:span><text:span text:style-name="T31">p&gt;</text:span><text:span text:style-name="T2">세계의 여타 지역들 역시 녹색혁명으로 인한 넒은 범위의 부정적인 결과를 보고하고 있다. 이 결과들은 </text:span><text:span text:style-name="T29">(사막화 같은)</text:span><text:span text:style-name="T2">환경파괴 뿐만 아니라, 경제적, 행동학적, 의학적 결과들도 포함하고 있다.&lt;</text:span><text:span text:style-name="T29">sup&gt;21&lt;/sup&gt;</text:span><text:span text:style-name="T2">&lt;/</text:span><text:span text:style-name="T31">p&gt;</text:span></text:p>
      <text:p text:style-name="P32"/>
      <text:p text:style-name="P4">&lt;<text:span text:style-name="T103">p&gt;</text:span>• <text:span text:style-name="T95">1953년, 미국 아이젠하워 대통령은 “평화를 위한 원자력</text:span><text:span text:style-name="T96">(Atoms for Peace)</text:span><text:span text:style-name="T95">” 정책을 추진했다. 이는 국제기구를 통해 전세계에 핵에 관한 지식과 물자를 나누어 주는 것이 목표였다. </text:span><text:span text:style-name="T96">1957년에 평화적인 원자력 에너지 사용을 증진하기 위해 국제원자력에너지기구(</text:span>International Atomic Energy Agency<text:span text:style-name="T96">)가 설립되었고, </text:span><text:span text:style-name="T97">1968년 UN총회는 “비핵확산” 조약에 서명해 핵무기를 개발하지 않겠다고 약속한 국가들에게 핵 기술을 전수해주는 것을 승인했다.&lt;sup&gt;22&lt;/sup&gt; </text:span><text:span text:style-name="T98">이 정책 관계자들이 역사를 충분히 알고 있었더라면, 일반적으로 국가들은 조약이 자신에게 </text:span><text:span text:style-name="T99">(단기적으로)이익이 될 때만 조약을 따르며, 대부분의 경우 얼마안가 약속을 어긴다는 사실을 알았을 것이다. </text:span>하지만 이들은 국가들이 핵기술을 전수받으면 너무나도 고마운 나머지 핵 기술을 평화적으로 사용하는데 협조할 것이며, 역사적으로 파괴적인 무기 개발의 원동력이었던 권력에의 욕망과 치열한 경쟁을 영원히 포기할 것이라고 가정한 것이 분명하다.&lt;/<text:span text:style-name="T103">p&gt;</text:span></text:p>
      <text:p text:style-name="P7"/>
      <text:p text:style-name="P4">&lt;<text:span text:style-name="T103">p&gt;</text:span>이 발상은 최초의 원자폭탄을 발명했었던 로버트 오펜하이머<text:span text:style-name="T99">(</text:span>Robert Oppenheimer<text:span text:style-name="T99">)와</text:span> 닐스 보어<text:span text:style-name="T99">(</text:span>Niels Bohr<text:span text:style-name="T99">) 같은 과학자들에게서 나온 것 같다. </text:span>응용과학 전문가들은 거의 언제나 인간사에 징그러울 정도로 둔감하기 때문에, 이 물리학자들이 이토록 순진한 발상을 했다는건 이상할게 없다. 하지만 노련한 정치인들이 이런 발상에 호응했다는 것은 놀랍다. 하지만 동시에, 정치인들은 스스로 믿지 않는 것조차도 프로파간다를 위해 써먹고는 한다.&lt;/<text:span text:style-name="T103">p&gt;</text:span></text:p>
      <text:p text:style-name="P33"/>
      <text:p text:style-name="P4">&lt;<text:span text:style-name="T103">p&gt;</text:span>“평화를 위한 원자력” 계획은 한동안 잘 먹혀들었다. <text:span text:style-name="T100">140여개 국가들이 1968년에 비핵확산 조약에 서명했다.(나머지는 그 후에 서명했다.)&lt;sup&gt;24&lt;/sup&gt; 그리고 핵 기술은 전세계에 퍼졌다. 1970년대 초반, 이란은 미국으로부터 핵 기술을 전수받은 국가들 중 하나였다.&lt;sup&gt;25&lt;/sup&gt; </text:span>그리고 그렇게 기술을 전수받은 국가들은 핵무기 개발 시도를 하지 않았다. 한동안은 말이다. 물론, 우리는 그 후에 무슨 일이 벌어졌는지 알고 있다. “고집 센 정치인들과 <text:span text:style-name="T100">(헨리 키신저 같은)외교관들이…</text:span> 핵확산 속도가 너무나 빠르게 ‘변곡점’을 향해가고 있으며, 일단 변곡점에 도달하면 핵확산을 통제하는 것은 불가능할 것이라고 주장하기 <text:soft-page-break/>시작했다.” 소위 “핵억지력을 추종하던 화려한 경력의 냉전 시대 미국 안보 베테랑들”은 이제 와서 핵무기가 “용납할 수 없는 위험 요소”라고 주장하고 있다.&lt;<text:span text:style-name="T101">sup&gt;26&lt;/sup&gt; </text:span><text:span text:style-name="T102">그리고 핵에너지의 평화로운 사용의 결과, 방사성 폐기물 처리 문제가 아직도 해결되지 않고 있다는 불편한 진실이 있다.&lt;sup&gt;27&lt;/sup&gt;</text:span>&lt;/<text:span text:style-name="T103">p&gt;</text:span></text:p>
      <text:p text:style-name="P8"/>
      <text:p text:style-name="P4">&lt;<text:span text:style-name="T103">p&gt;</text:span>“평화를 위한 원자력” 소동은 사회 발전을 통제하는 인간의 능력이 진보하지 못했을 뿐만 아니라, 실제로는 퇴보했음을 보여준다. 솔론이나 비스마르크는 “평화를 위한 원자력” 같은 멍청한 정책을 지지하지 않았을 것이다.&lt;/<text:span text:style-name="T103">p&gt;</text:span></text:p>
      <text:p text:style-name="P3"/>
      <text:p text:style-name="P3"/>
      <text:p text:style-name="P3"/>
      <text:p text:style-name="P3"/>
      <text:p text:style-name="P9">&lt;<text:span text:style-name="T103">p&gt;</text:span>II. 인간 사회의 발전을 통제하는 인간의 능력이 왜 진보하지 못했는지를 잘 설명해주는 이유들이 있다. 사회 발전을 통제하기 위해서는, 통제에 사회가 어떻게 반응할지 예측할 수 있어야 한다. 그러한 예측은 대단히 불확실하다는 사실은 일반적으로 증명되었다. 인간 사회는 복잡계이다. 특히 기술적으로 진보한 사회는 더욱 복잡하다. 그리고 복잡계의 행동 예측은 우리의 지식이나 기술 수준과는 무관한 어려움을 갖고 있다.&lt;/<text:span text:style-name="T115">p&gt;</text:span></text:p>
      <text:p text:style-name="P10"/>
      <text:p text:style-name="P9">&lt;<text:span text:style-name="T103">p&gt;</text:span>기술을 설계하고 사용할 때, 의도하지 않았던 결과가 발생한다는 점은 대단히 잘 알려진 문제이다… <text:span text:style-name="T104">(의도하지 않은 결과)가 발생하는 이유는 명확해 보인다: </text:span>체제들은 많은 부품들이 복잡하게 상호연결되어 있다. 그러한 체제에 어떤 변화를 주게되면, 예측하기 어려운 방향으로 흘러가버린다. 특히 인간 행동이 관련되어 있을 때 더욱 그렇다.&lt;<text:span text:style-name="T105">sup&gt;28&lt;/sup&gt;</text:span>&lt;/<text:span text:style-name="T115">p&gt;</text:span></text:p>
      <text:p text:style-name="P34"/>
      <text:p text:style-name="P39"><text:span text:style-name="T84">&lt;</text:span><text:span text:style-name="T103">p&gt;</text:span>경제학은 현대 인간 사회 같은 복잡한 체제의 행동을 예측하거나 통제하는게 얼마나 어려운지 보여줄 수 있다. <text:span text:style-name="T84">현대 경제를 최대한의 효율성을 내도록 합리적으로 설계하는 것은 절대 불가능하다는 주장은 널리 설득력을 얻고 있다. 그러한 계획을 실행하는 작업은 너무나도 압도적으로 복잡할 것이기 때문이다.&lt;</text:span>sup&gt;29&lt;/sup&gt; 미국 경제만 해도 가격을 계산하기 위해서는 적게 잡아도 <text:span text:style-name="T106">6</text:span><text:span text:style-name="T113">x</text:span><text:span text:style-name="T106">10&lt;sup&gt;13&lt;/sup&gt;</text:span><text:span text:style-name="T107">(6조!)</text:span><text:span text:style-name="T106">개의 방정식을 동시에 계산할 수 있어야 한다. </text:span><text:span text:style-name="T84">이는 경제와 지속적으로 상호작용하는 무수한 심리학적, 사회학적, 정치학적 요소들을 제외하고 오직 가격형성과 관련된 경제적 요소들만 고려한 것이다.&lt;</text:span><text:span text:style-name="T105">sup&gt;2</text:span><text:span text:style-name="T114">9</text:span><text:span text:style-name="T105">&lt;/sup&gt;</text:span><text:span text:style-name="T84">&lt;/</text:span><text:span text:style-name="T115">p&gt;</text:span></text:p>
      <text:p text:style-name="P34"/>
      <text:p text:style-name="P9">&lt;<text:span text:style-name="T103">p&gt;</text:span>설령 우리가 수백만조 개의 방정식을 동시에 다룰 만한 충분한 계산력을 갖고 있으며, 이를 통해 우리 사회의 행동을 예측할 수 있다는 대단히 비현실적인 가정을 하더라도, 방정식에 필요한 정확한 데이터를 얻는 것은 불가능에 가까울 것이다.&lt;<text:span text:style-name="T108">sup&gt;31&lt;/sup&gt; </text:span><text:span text:style-name="T109">충분히 유효한 예측을 얻기 위해서는 불가능할 정도로 높은 수준으로 정확한 데이터가 필요하기 때문이다. </text:span>기상학자 에드워드 로렌츠<text:span text:style-name="T109">(</text:span>Edward Lorenz<text:span text:style-name="T109">)는 데이터에 아주 약간의 오차만 있어도 복잡계의 예측을 완전히 빗나가게 만든다는 사실을 처음으로 주목한 사람이다. </text:span>이 사실은 “나비 효과”라고 알려졌다. <text:span text:style-name="T110">1972년 미국 과학부흥협회(</text:span>American Association for the Advancement of Science<text:span text:style-name="T110">)에서 로렌츠가 “예측가능성: 브라질 나비의 날갯짓이 텍사스에 토네이도를 일으키는가?”라는 제목을 사용했기 때문이다.&lt;</text:span><text:span text:style-name="T111">sup&gt;32&lt;/sup&gt; </text:span><text:span text:style-name="T112">로렌츠의 연구는 “카오스 이론”&lt;sup&gt;33&lt;/sup&gt;이 등장하는 계기가 되었다. 나비효과는 “카오스”적 행동의 한 사례이다.</text:span>&lt;/<text:span text:style-name="T115">p&gt;</text:span></text:p>
      <text:p text:style-name="P34"/>
      <text:p text:style-name="P115"><text:span text:style-name="T2">&lt;</text:span><text:span text:style-name="T31">p&gt;</text:span><text:span text:style-name="T2">카오스적 행동은 복잡계에만 한정된 것이 아니다. 사실, 대단히 단순한 </text:span><text:span text:style-name="T40">계</text:span><text:span text:style-name="T2">도 카오스적으로 행동할 수 있다.&lt;</text:span><text:span text:style-name="T41">sup&gt;34&lt;/sup&gt; </text:span><text:span text:style-name="T2">브리태니커 백과사전은 순수 수학의 사례를 보여주었다. </text:span><text:span text:style-name="T42">A와 x&lt;sub&gt;0&lt;/sub&gt;를 <text:s/></text:span><text:span text:style-name="T2">0&lt;A&lt;4와 <text:s/>0&lt;x</text:span><text:span text:style-name="T42">&lt;sub&gt;0&lt;/sub&gt;</text:span><text:span text:style-name="T2">&lt;1의 임의의 두 숫자라고 하자. 그리고 공식 </text:span><text:span text:style-name="T43">x</text:span><text:span text:style-name="T42">&lt;sub&gt;</text:span><text:span text:style-name="T43">n+1</text:span><text:span text:style-name="T42">&lt;/sub&gt;</text:span><text:span text:style-name="T43">=Ax</text:span><text:span text:style-name="T42">&lt;sub&gt;</text:span><text:span text:style-name="T43">n</text:span><text:span text:style-name="T42">&lt;/sub&gt;</text:span><text:span text:style-name="T43">(1-x</text:span><text:span text:style-name="T42">&lt;sub&gt;</text:span><text:span text:style-name="T43">n</text:span><text:span text:style-name="T42">&lt;/sub&gt;</text:span><text:span text:style-name="T43">)을 사용해 수열을 만들어보자. A=3.7과 같은 특정 숫자를 A에 집어 넣으면, 수열은 카오스적으로 행동한다: 선형적으로 증가하는 수열을 대략적으로나마 예측하기 위해서는, </text:span><text:span text:style-name="T42">x&lt;sub&gt;0&lt;/sub&gt;를 기하급수적인 정확도로 입력해야한다. </text:span><text:span text:style-name="T2">다시 말해서, 수열의 </text:span><text:span text:style-name="T43">n번째 항을 예측하기 위해서는, </text:span><text:span text:style-name="T42">x&lt;sub&gt;0&lt;/sub&gt;의 값을 오차범위 </text:span><text:span text:style-name="T43">10&lt;sup&gt;-kn&lt;/sup&gt;이내의 정확도로 알고 있어야 한다.</text:span><text:span text:style-name="T44">(k는 상수)&lt;</text:span><text:span text:style-name="T45">sup&gt;35&lt;/sup&gt;</text:span><text:span text:style-name="T43"> </text:span><text:span text:style-name="T2">이는 카오스계의 일반적인 특징이다: 좁은 범위 내의 예측을 얻기 위해서는 기하급수적으로 정확한 데이터가 필요하다.&lt;/</text:span><text:span text:style-name="T46">p&gt;</text:span></text:p>
      <text:p text:style-name="P40"/>
      <text:p text:style-name="P40"/>
      <text:p text:style-name="P46"><text:soft-page-break/>&lt;<text:span text:style-name="T124">p&gt;</text:span>모든 카오스계는, 시작점의 데이터의 정확도를 늘릴 수록 예측가능성의 지평선은 조금씩 멀어져간다는 특징을 갖고있다. <text:span text:style-name="T121">쉽게 말하자면, 예측가능성의 지평선은 넘을 수 없는 장벽이다. 수없이 많은 계들이 카오스 계로 간주해도 될 만큼 충분히 비선형적인지 고려하면, 예측은 언제나 예측가능성의 지평선에 의해 좁은 한계에 머물게 되리라는 것은 명백하다. 완전한 이해는… 언제나 잠정적 과정에만 머무를 수 밖에 없으며, 예측과 실제가 크게 빗나갈 때마다 새로운 관측과 실험을 하게될 수 밖에 없다.&lt;</text:span><text:span text:style-name="T116">sup&gt;36&lt;/sup&gt;</text:span>&lt;/<text:span text:style-name="T124">p&gt;</text:span></text:p>
      <text:p text:style-name="P41"/>
      <text:p text:style-name="P47"><text:span text:style-name="T125">&lt;</text:span><text:span text:style-name="T124">p&gt;</text:span>하이젠베르크의 불확정성 원리가 물리 현상의 예측에 필요한 데이터의 정확도에 절대적 한계를 두고 있다는 점에 주목할 필요가 있다. <text:span text:style-name="T121">아원자 입자와 관련된 사건을 정확히 예측하는 것은 불가능하다는 이 원칙은, 물리법칙들로부터 수학적으로 유추되었다. 따라서, 아원자 차원에서의 성공적인 예측은 물리법칙에 어긋난다. 거시적 체계의 행동을 예측하기 위해서, 아원자 차원 수준의 정확도를 갖춘 데이터가 필요하다면, 유의미한 예측은 불가능하다. 따라서, 카오스적 물리 체계에서는, 절대 뛰어넘을 수 없는 예측가능성의 지평선이 있는 것이다.</text:span><text:span text:style-name="T125">&lt;/</text:span><text:span text:style-name="T124">p&gt;</text:span></text:p>
      <text:p text:style-name="P42"/>
      <text:p text:style-name="P35"><text:span text:style-name="T125">&lt;</text:span><text:span text:style-name="T124">p&gt;</text:span>물론, 인간 사회의 행동이 모든 측면에서 카오스적인건 아니다. 수백년 또는 수천년에 걸쳐 실증적으로 관측 가능한 역사적 추세라는 것이 있다. 하지만 현대 기술 사회가 사회 전반에 영향을 끼치는 카오스적 하위체제로부터 자유로울 것이라고 보기는 대단히 힘들다. 따라서 현대 사회의 발전은 최소한 몇몇 측면에서는 카오스적일 수 밖에 없으며, 따라서 예측불가능하다고 간주해도 좋을 것이다.<text:span text:style-name="T125">&lt;/</text:span><text:span text:style-name="T124">p&gt;</text:span></text:p>
      <text:p text:style-name="P41"/>
      <text:p text:style-name="P35"><text:span text:style-name="T125">&lt;</text:span><text:span text:style-name="T124">p&gt;</text:span>그렇다고 해서 예측이 아예 불가능하다는 것은 아니다. 일기예보에 대해 브리태니커는 다음과 같이 적었다:<text:span text:style-name="T125">&lt;/</text:span><text:span text:style-name="T124">p&gt;</text:span></text:p>
      <text:p text:style-name="P41"/>
      <text:p text:style-name="P48"><text:span text:style-name="T125">&lt;</text:span><text:span text:style-name="T124">p&gt;</text:span>대기의 움직임이 … 카오스 상태라는 것은 거의 확실하다. <text:span text:style-name="T121">그렇다면, 일반론을 넘어선 정확한 기상예측은 불가능하다고 볼 수 밖에 없다. 매년 반복되는 기온, 강수 사이클 처럼 카오스의 영향에서 벗어난 기후적 특성들이 몇몇 있다는 것은 분명하다. 그 외의 대규모 과정들을 장기적으로 예측하는 것 역시 가능할 수도 있다. 하지만 예측을 더 자세히 하려 할 수록, 더 빠르게 그 신빙성을 잃을 것이다.&lt;</text:span>sup&gt;37&lt;/sup&gt;<text:span text:style-name="T125">&lt;/</text:span><text:span text:style-name="T124">p&gt;</text:span></text:p>
      <text:p text:style-name="P41"/>
      <text:p text:style-name="P35"><text:span text:style-name="T125">&lt;</text:span><text:span text:style-name="T124">p&gt;</text:span><text:span text:style-name="T117">(비록 인간 사회는 날씨보다도 훨씬 더 복잡하기는 하지만)</text:span>이는 인간 사회의 행동에도 동일하게 적용된다. 우리가 앞서 금리, 인플레이션, 실업률에 대해 언급했듯이, 특정 상황에서는, 믿을만한 단기적 예측이 가능할 수도 있다. 불분명하고 불특정한 장기적 예측 역시 가능하다. 우리는 이미 볼리바르가 스페인령 아메리카가 안정적이고 “계몽”된 정부를 세우는데 실패하리라는 예측이 맞아 떨어졌음을 언급했다. <text:span text:style-name="T117">(여기서 우리는 일반적으로 무언가가 실패하리라는 예측이 무언가가 성공하리라는 예측보다 훨씬 적중률이 높다는 것을 알 수 있다.&lt;</text:span><text:span text:style-name="T118">sup&gt;38&lt;/sup&gt; </text:span><text:span text:style-name="T123">하지만 믿을만한 구체적인 장기적 예측을 얻는 경우는 거의 없다.</text:span><text:span text:style-name="T125">&lt;/</text:span><text:span text:style-name="T124">p&gt;</text:span></text:p>
      <text:p text:style-name="P43"/>
      <text:p text:style-name="P35"><text:span text:style-name="T125">&lt;</text:span><text:span text:style-name="T124">p&gt;</text:span>여기에는 예외가 있다. 무어의 법칙은 계산력의 성장 비율에 대한 구체적인 예측을 했으며, <text:span text:style-name="T119">2012년 현재 기준으로 50년가량 유지되고 있다.&lt;sup&gt;39&lt;/sup&gt; </text:span><text:span text:style-name="T122">하지만 무어의 법칙은 사회 이해로부터 비롯된 추론이 아니라, 실증적으로 관측된 추세에 대한 단순한 서술에 불과하며, 이 경향이 언제까지 지속될지는 아무도 모른다. </text:span>무어의 법칙은 많은 기술적 영역에서 예측가능한 결과를 얻을 수도 있다. 하지만 이 모든 기술들이 전체로서의 사회와 어떻게 상호작용할지는 아무도 정확하게 알 수 없다. <text:span text:style-name="T120">비록 무어의 법칙을 비롯한 실증적으로 관측된 경향들을 미래를 예측하는데 유용하게 써먹을 수도 있겠지만, 우리 사회의 발전을 이해하려는 노력은 (브리태니커의 표현을 빌리자면) “</text:span>언제나 잠정적 과정에만 머무를 수 밖에 없으며, 예측과 실제가 크게 빗나갈 때마다 새로운 관측과 실험을 하게될 수 밖에 없다….”<text:span text:style-name="T125">&lt;/</text:span><text:span text:style-name="T124">p&gt;</text:span></text:p>
      <text:p text:style-name="P44"/>
      <text:p text:style-name="P44"/>
      <text:p text:style-name="P44"/>
      <text:p text:style-name="P49"><text:span text:style-name="T134">&lt;</text:span><text:span text:style-name="T133">p&gt;</text:span>하지만 누군가가 이를 부정할 수도 있으니, 한번 우리 사회에는 카오스적 요소가 없다고 가정해보자. <text:span text:style-name="T121">사회 발전이 원칙적으로는 모종의 거대한 연립방정식의 해를 찾아내 예측 가능하며, 필요한 데이터들을 충분히 정확하게 얻을 수 있다고 가정해보자. 어느 누구도 지금의 계산력으로 그러한 연립방정식을 풀 수 있으리라 생각하지 않을 것이다. </text:span><text:span text:style-name="T127">하지만 레이 커즈와일(Ray Kurzweil)&lt;sup&gt;40&lt;/sup&gt;이 예측한 상상하기도 힘든 엄청나게 강력한 계산력이 미래에 실현된다고 치자. </text:span><text:span text:style-name="T126">그리고 그러한 계산력이 현재 사회의 엄청난 복잡도를 계산할 수 있으며, 사회 발전을 장기간 예측할 수 있다고 치자. </text:span><text:span text:style-name="T121">그렇다고 해서 미래 사회가 자신의 발전을 예측할 수는 없다. 그런 사회는 지금과는 비교할 수 없을 정도로 더욱 복잡할 것이기 때문이다: 사회 복잡도는 계산력과 함께 성장할 것이다. 계산장치 역시 사회의 일부이기 때문이다.</text:span><text:span text:style-name="T134">&lt;/</text:span><text:span text:style-name="T133">p&gt;</text:span></text:p>
      <text:p text:style-name="P49"><text:soft-page-break/></text:p>
      <text:p text:style-name="P36"><text:span text:style-name="T134">&lt;</text:span><text:span text:style-name="T133">p&gt;</text:span>사실 스스로의 행동을 예측하는 체계라는 개념 자체가 어느 정도의 역설을 갖고 있다. 이는 집합론에서 러셀의 역설&lt;<text:span text:style-name="T128">sup&gt;41&lt;/sup&gt;과 스스로를 언급하는 명제(예를들어, “이 문장은 거짓이다.”)로부터 비롯되는 역설이 연상된다. </text:span>체계가 스스로의 행동을 예측했을 때, 그 예측 자체가 체계의 행동을 바꾸고, 바뀐 행동이 예측을 빗나가게 만들 것이다. 물론, 자신을 언급하는 모든 명제들이 역설적인 것은 아니다. 예를들어, “이 문장은 한국어로 적혀있다.” 같은 명제는 완벽하다. 유사하게, 체계가 스스로에 대해 예측들의 많은 부분은 스스로를 무효화하지 않을 것이다. 어쩌면 그러한 예측들이 체계로 하여금 예측을 실현시키는 방향으로 행동하게 만들 수도 있다.&lt;<text:span text:style-name="T128">sup&gt;42&lt;/sup&gt; </text:span><text:span text:style-name="T129">하지만 사회가 스스로에 대해 내린 예측이 절대 (예상치 못하게) 스스로 무효화하지 않으리라 기대하기는 힘들다.</text:span><text:span text:style-name="T134">&lt;/</text:span><text:span text:style-name="T133">p&gt;</text:span></text:p>
      <text:p text:style-name="P45"/>
      <text:p text:style-name="P36"><text:span text:style-name="T134">&lt;</text:span><text:span text:style-name="T133">p&gt;</text:span>또한 사회가 스스로의 행동을 예측하는 능력은 완벽한 자기이해를 필요로하는 듯 하다. 그리고 여기에서도 역설이 발생한다. 우리는 여기서 이에 대해 논하지 않을 것이다. 이 정도면 스스로를 완벽하게 이해하고자 하는 체계의 모든 시도들은 어려움을 겪게 되리라는 점을 독자에게 설득시키는데 충분한 것 같다.<text:span text:style-name="T134">&lt;/</text:span><text:span text:style-name="T133">p&gt;</text:span></text:p>
      <text:p text:style-name="P37"><text:s/></text:p>
      <text:p text:style-name="P36"><text:span text:style-name="T134">&lt;</text:span><text:span text:style-name="T133">p&gt;</text:span>따라서, 과거와 현재의 경험, 복잡성, 카오스 이론, 논리적 문제<text:span text:style-name="T130">(역설) 같은 여러 개의 관점으로 비추어보아, 어떤 사회도 스스로의 행동을 유의미한 시간에 걸쳐 정확하게 예측할 수 없다는 것은 명백하다. </text:span>결과적으로, 어떤 사회도 장기간에 걸쳐 스스로의 미래를 지속적으로 설계할 수 없다.<text:span text:style-name="T134">&lt;/</text:span><text:span text:style-name="T133">p&gt;</text:span></text:p>
      <text:p text:style-name="P38"><text:s/></text:p>
      <text:p text:style-name="P36"><text:span text:style-name="T134">&lt;</text:span><text:span text:style-name="T133">p&gt;</text:span>이 결론에는 특이할 것도 없고, 놀랄 것도 없고, 새로울 것도 없다. 역사를 예리하게 관찰할줄 아는 사람들은 사회는 스스로의 미래를 계획할 수 없다는 사실을 옛날부터 알고 있었다. 따라서 서스턴<text:span text:style-name="T135">(Thurston)</text:span>은 이렇게 적었다: “어떤 정부도 국가를 물리적으로 완벽하게 관리할 수 없었으며… 중앙에서의 결정으로 인해 발생하는 모든 합병증을 예측할 수 없었다.”&lt;<text:span text:style-name="T131">sup&gt;43&lt;/sup&gt;</text:span><text:span text:style-name="T134">&lt;/</text:span><text:span text:style-name="T133">p&gt;</text:span></text:p>
      <text:p text:style-name="P36"/>
      <text:p text:style-name="P50"><text:span text:style-name="T134">&lt;</text:span><text:span text:style-name="T133">p&gt;</text:span>헨리 키신저는 이렇게 말했다: “역사는 실패한 노력과, 실현되지 않은 열망과, 실현되었으나 기대했던 것과는 달랐던 소망들의 이야기이다.”&lt;sup&gt;44&lt;/sup&gt;<text:span text:style-name="T134">&lt;/</text:span><text:span text:style-name="T133">p&gt;</text:span></text:p>
      <text:p text:style-name="P41"/>
      <text:p text:style-name="P51">&lt;<text:span text:style-name="T133">p&gt;</text:span>노버트 엘리아스(Norbert Elias)는 이렇게 적었다: “전체로서의 실제 역사적 경로는… 어느 누구의 의도와 계획이 아니다.”<text:span text:style-name="T132">&lt;sup&gt;4</text:span>5<text:span text:style-name="T132">&lt;/sup&gt;</text:span> 그리고: “문명은… 맹목적인 움직임이며, 관계망의 역학의 자율성에 따라 움직인다.”<text:span text:style-name="T132">&lt;sup&gt;4</text:span>6<text:span text:style-name="T132">&lt;/sup&gt;</text:span>&lt;/<text:span text:style-name="T133">p&gt;</text:span></text:p>
      <text:p text:style-name="P51"/>
      <text:p text:style-name="P52">&lt;<text:span text:style-name="T133">p&gt;</text:span>III. <text:span text:style-name="T137">예상되는 반론은 다음과 같다: </text:span>설령 사회의 행동이 장기적으로 예측불가능하다고 하더라도, 어쩌면 지속적인 단기적 개입을 통해 사회를 합리적으로 조종하는 것이 가능할 수도 있다. 비유하자면, 운전자 없는 자동차를 거친 비탈길에 굴러가도록 하는 것이다. 우리는 이 자동차가 정해진 경로를 따르지 않고 불규칙적으로 튈 것이라는 예측 밖에 할 수 없다. 하지만 이 자동차에 운전자가 타고 있다면, 운전자는 심한 요철을 피할 수 있을 것이고, 자동차가 비교적 부드러운 길을 따라 내려가도록 할 수 있을 것이다. <text:span text:style-name="T136">운이 어느정도 따라준다면, 어쩌면 자동차를 원하는 장소와 얼추 가까운 곳으로 내려가도록 할 수 있을지도 모른다. </text:span>운전자는 그저 매 순간마다 운전대를 오른쪽으로 돌릴지, 왼쪽으로 돌릴지만 적당히 예측하기만 하면 된다. 자동차가 엉뚱한 방향으로 가고 있으면, 반대편으로 돌리면 된다.&lt;/<text:span text:style-name="T133">p&gt;</text:span></text:p>
      <text:p text:style-name="P53"/>
      <text:p text:style-name="P52">&lt;<text:span text:style-name="T133">p&gt;</text:span>어쩌면 전체 사회에도 동일한 방법을 쓸 수도 있다. 정교한 이론과, 실증적 데이터를 통해, 그럭저럭 믿을만한 단기적인 일기예보를 내놓을 수 있는 것처럼, 사회에 대해서도 그럭저럭 믿을만한 단기적 예측을 하는 것이 가능할 수도 있다. 그렇다면, 정기적인 지적 개입을 통해 부정적인 결과는 피하고, 긍정적인 결과를 얻는 방식으로 사회를 성공적으로 조종하는 것이 가능할 수도 있다. 개입이 언제나 성공적이지만은 않을 것이다. 하지만 오류는 이후의 개입을 통해 수정될 수 있다. 이런 식으로, 어쩌면 이상 사회와 얼추 비슷한 사회를 만드는데 성공할 수도 있다는 기대를 해볼 수도 있다.&lt;/<text:span text:style-name="T133">p&gt;</text:span></text:p>
      <text:p text:style-name="P51"/>
      <text:p text:style-name="P52">&lt;<text:span text:style-name="T133">p&gt;</text:span>하지만 이런 제안 역시 근본적인 어려움에 부딫히게 된다. 첫번째 문제는: 무엇이 좋은 결과이고 무엇이 나쁜 결과인지 누가 정하는가? 우리가 장기적으로 추구해야할 “이상” 사회가 무엇인지 누가 정하는가? 이에 대해 일반적인 합의를 얻은 적은 단 한번도 없었다. <text:span text:style-name="T138">1890년 </text:span>프리드리히 엥겔스<text:span text:style-name="T138">(</text:span>Friedrich Engels<text:span text:style-name="T138">)는 다음과 같이 적었다:</text:span>&lt;/<text:span text:style-name="T133">p&gt;</text:span></text:p>
      <text:p text:style-name="P52"/>
      <text:p text:style-name="P54"><text:soft-page-break/>&lt;<text:span text:style-name="T172">blockquote&gt;</text:span>역사의 최종 결과는 언제나 수많은 개인의 의지 간의 투쟁의 결과로서 결정된다. 각각의 의지는 삶을 결정하는 수많은 특수한 조건을 통해 형성된다. 따라서 세상에는 무수히 많은 힘들이 교차하고, 평행하며, 이로부터 결과, 즉 역사적 사건이 태어난다. 다른 측면에서 보면, 전체로서는 무의식적이고, 의지를 따르지 않는 하나의 힘으로 볼 수 있다. 각각의 개인은 다른 모든 이들의 의지에 반해 움직이며, 그 결과 어느 누구도 원하지 않았던 것이 등장한다.&lt;<text:span text:style-name="T139">sup&gt;47&lt;/sup&gt;</text:span>&lt;/<text:span text:style-name="T172">blockquote&gt;</text:span></text:p>
      <text:p text:style-name="P55"/>
      <text:p text:style-name="P52">&lt;<text:span text:style-name="T175">p&gt;</text:span>노버트 엘리어스<text:span text:style-name="T140">(</text:span>Norbert Elias<text:span text:style-name="T140">)는 마르크스주의자가 아니었지만, 대단히 유사한 주장을 했다:</text:span>&lt;/<text:span text:style-name="T133">p&gt;</text:span></text:p>
      <text:p text:style-name="P51"/>
      <text:p text:style-name="P56">&lt;<text:span text:style-name="T172">blockquote&gt;</text:span>서로 협력하거나 반목하는 무수히 많은 개인들의 이익과 의도가 엮어진 결과, 어느 누구도 계획하지도, 의도하지도 않은 무언가가 나타난다. 그럼에도 불구하고, 그것은 모두의 의도와 행동으로부터 나타난 것이다.&lt;<text:span text:style-name="T141">sup&gt;48&lt;/sup&gt;</text:span>&lt;/<text:span text:style-name="T172">blockquote&gt;</text:span></text:p>
      <text:p text:style-name="P69"/>
      <text:p text:style-name="P70"><text:span text:style-name="T134">&lt;</text:span><text:span text:style-name="T133">p&gt;</text:span>심지어 모두가 어떤 정책에 동의하는 드문 경우에도, “공유지의 비극”이라고 불리는 문제로 인해 정책을 효과적으로 실행하지 못할 수도 있다. <text:span text:style-name="T134">“공유지의 비극”은 모두가 특정 방향으로 행동하면 모두가 이익을 볼 수 있지만, 각각의 개인에게 있어서는 그렇게 행동하지 않는게 이익일 때 벌어진다.&lt;</text:span><text:span text:style-name="T142">sup&gt;49&lt;/sup&gt; </text:span><text:span text:style-name="T143">예를들어, 현대사회에서는 모두가 정부에게 세금을 내면 모두가 이익을 볼 수 있다. </text:span><text:span text:style-name="T134">하지만 각각의 개인에게 있어서는 세금을 내지 않는 것이 이익이다. 그래서 사람들이 세금을 자진해서 내거나, 초과해서 내는 경우가 별로 없는 것이다.&lt;/</text:span><text:span text:style-name="T133">p&gt;</text:span></text:p>
      <text:p text:style-name="P71"/>
      <text:p text:style-name="P52">&lt;<text:span text:style-name="T133">p&gt;</text:span>예상되는 반론은, 바로 그런 문제를 해결하기 위해 정치 체제가 존재한다는 것이다: 사회를 통치하기 위한 구체적인 결정들은 무수히 많은 개인들의 의지 간의 투쟁의 결과로 나오는 것이 아니다. <text:span text:style-name="T144">실제로는, (선거 같은 방법을 통해) 공적으로 권력을 부여받은 </text:span>소수의 정치 지도자들이 개인들에게 전체의 복지를 위한 행동을 강제하는 <text:span text:style-name="T145">(예를들어, 납세를 강제하는)</text:span>법률을 제정하므로써 공유지의 비극을 막는다. 고위 정치 지도자들은 비교적 소수이기 때문에, 그들 서로 간의 의견 차이는 손쉽게 해결할 수 있으며, 따라서 사회 발전을 합리적으로 조종하는 것 역시 충분히 가능하다.&lt;/<text:span text:style-name="T133">p&gt;</text:span></text:p>
      <text:p text:style-name="P72"/>
      <text:p text:style-name="P52">&lt;<text:span text:style-name="T133">p&gt;</text:span>사실, 경험에 따르면 고위 정치 지도자의 숫자가 <text:span text:style-name="T146">6명만 넘어도, 서로 간의 의견 차이를 해결하기는 불가능에 가까우며, 따라서 사회를 일관적으로 통치하는 것도 불가능하다. </text:span>심지어 고위 지도자들 사이에 갈등이 없더라도, 그들이 가진 실제 권력은 공식적으로 부여된 권력보다 훨씬 약하다. 결과적으로, 좋게 봐줘도, 사회 발전을 합리적으로 통제하는 그들의 능력은 대단히 제한적이다.&lt;/<text:span text:style-name="T133">p&gt;</text:span></text:p>
      <text:p text:style-name="P73"/>
      <text:p text:style-name="P52">&lt;<text:span text:style-name="T133">p&gt;</text:span><text:span text:style-name="T147">1996년</text:span><text:span text:style-name="T149">~</text:span><text:span text:style-name="T147">1998년, </text:span>저자가 새크라멘토 주 교도소에 <text:span text:style-name="T147">수감되었을 때, 저자는 교도소장 댄 루이스(Dan Lewis) 대위와 흥미로운 대화를 나눴었다. 1996년 12월 31일, 루이스는 그의 부하들 중 몇명을 통제하는게 어렵다고 하소연했다. 그는 공적인 권력을 부여 받았다 하더라도, 조직을 뜻대로 움직이기 위해 그 권력을 행사할 때는 문제가 발생한다고 말했다. </text:span>만약 지도자가 부하들이 싫어하는 결정을 내린다면, 저항이 너무나 심해서 조직이 마비된다는 것이다.&lt;<text:span text:style-name="T148">sup&gt;50&lt;/sup&gt;</text:span>&lt;/<text:span text:style-name="T133">p&gt;</text:span></text:p>
      <text:p text:style-name="P74"/>
      <text:p text:style-name="P116"><text:span text:style-name="T47">&lt;</text:span><text:span text:style-name="T48">p&gt;</text:span><text:span text:style-name="T47">교도소장만 외부인에게 보이는 것에 비해 실제 권력이 제한되는 것은 아니다. 율리우스 카이사르</text:span><text:span text:style-name="T49">(</text:span><text:span text:style-name="T47">Julius Caesar</text:span><text:span text:style-name="T49">)는 이렇게 말했다고 알려졌다: “지위가 높아질 수록, 행동의 자유는 줄어든다.”&lt;sup&gt;51&lt;/sup&gt; </text:span><text:span text:style-name="T50">17세기의 어떤 영국인 작가는 이렇게 썼다: “높은 자리에 있는 사람은 모두의 하인이다. 그는 국가의 하인이며, 명성</text:span><text:span text:style-name="T51">의</text:span><text:span text:style-name="T50"> 하인이며, 업무의 하인이다. </text:span><text:span text:style-name="T47">그래서 그들은 인간관계에 대해서도, 행동에 대해서도, 시간에 대해서도, 어떠한 자유도 없다.”&lt;</text:span><text:span text:style-name="T52">sup&gt;52&lt;/sup&gt; </text:span><text:span text:style-name="T47">미국 대통령 에이브러햄 링컨은 이렇게 적었다: “솔직히 고백하자면, 내가 사건을 통제한 것이 아니라, 사건이 나를 통제했다.”&lt;</text:span><text:span text:style-name="T53">sup&gt;53&lt;/sup&gt;</text:span><text:span text:style-name="T47">&lt;/</text:span><text:span text:style-name="T48">p&gt;</text:span></text:p>
      <text:p text:style-name="P75"/>
      <text:p text:style-name="P76"><text:span text:style-name="T134">&lt;</text:span><text:span text:style-name="T133">p&gt;</text:span>남아프리카 공화국의 대통령 F.W. 데 클레르크(<text:span text:style-name="T134">F.W.de Klerk</text:span>)에게, 넬슨 만델라(<text:span text:style-name="T134">Nelson Mandela</text:span>)는 왜 부패 경찰에 의해 자행되는 폭력을 막지 않느냐고 질문했다. <text:span text:style-name="T134">데 클레르크는 대답했다. “만델라씨, 당신이 저와 함께 일한다면, 제 권력이 당신이 생각한 것 만큼 강하지 않다는 것을 알게될 것이오.”&lt;</text:span>sup&gt;54&lt;/sup&gt; <text:span text:style-name="T150">데 클레르크가 자신이 막을 수도 있었던 폭력을 방관하면서 무기력함을 핑계삼았을 수도 있다. </text:span><text:span text:style-name="T134">그럼에도 불구하고, 만델라 스스로가 대통령이 되었을 때, 그는 “즉시 깨달았다. 데 클레르크가 경고했던 것처럼, 대통령의 권력은 보이는 것보다 약했다. 그는 오직 동료들과 관료들을 끈기있게 설득하므로써 정부를 운영할 수 있었다…”&lt;</text:span><text:span text:style-name="T150">sup&gt;55&lt;/sup&gt;</text:span><text:span text:style-name="T134">&lt;/</text:span><text:span text:style-name="T133">p&gt;</text:span></text:p>
      <text:p text:style-name="P76"/>
      <text:p text:style-name="P76"><text:soft-page-break/></text:p>
      <text:p text:style-name="P76"><text:span text:style-name="T134">&lt;</text:span><text:span text:style-name="T133">p&gt;</text:span><text:span text:style-name="T174">동일한 맥락에서, 미국 대통령사를 철저히 연구한 역사가 클린턴 로지터(</text:span><text:span text:style-name="T134">Clinton Rossiter</text:span><text:span text:style-name="T174">)는 미국 대통령의 권력이 얼마나 극심하게 제한되는지 설명했다. 미국 대통령의 권력은 여론과 의회 뿐만 아니라, 이론상으로는 철저히 대통령의 통제 하에 있는 그 자신의 행정부 내부에서 발생하는 각료들 간의 갈등으로 인해 제한된다.&lt;</text:span><text:span text:style-name="T151">sup&gt;56&lt;/sup&gt; </text:span><text:span text:style-name="T134">로지터는 트루먼 대통령과 아이젠하워 대통령이, 전적으로 자신의 기분에 따라 처분할 수 있는 참모들을 설득하기 위해 겪었던 어려움들을 사례로 들었다.&lt;</text:span><text:span text:style-name="T152">sup&gt;57&lt;/sup&gt; </text:span><text:span text:style-name="T134">가장 강한 권력을 가졌던 미국 대통령들 중 한명이었던 프랭클린 </text:span><text:span text:style-name="T153">D. 루즈벨트(</text:span><text:span text:style-name="T134">Franklin D. Roosevelt</text:span><text:span text:style-name="T153">)는 이렇게 불평했다:</text:span><text:span text:style-name="T134">&lt;/</text:span><text:span text:style-name="T133">p&gt;</text:span></text:p>
      <text:p text:style-name="P77"/>
      <text:p text:style-name="P57">&lt;<text:span text:style-name="T173">blockquote</text:span><text:span text:style-name="T133">&gt;</text:span>재무부는 너무나 방만하고 관습에 젖어있어서, 재무부를 움직여 내가 원하는 결과를 얻는 것은 거의 불가능하다는 사실을 깨달았다… 하지만 재무부는 국무부에 비하면 양반이다. 무엇 하나라도 바꾸기 위해서는 전문 외교관들을 하나하나 설득해야 한다. 하지만 재무부와 국무부를 다 합쳐도 해-애-군에 비하면 양반이다. 제독들을 상대하는 것이 이토록 힘들다는 것을 미리 알았어야 했다. 해-애-군을 바꾸는 것은 마치 깃털 침대에 주먹을 휘두르는 것과 같다. 왼쪽 펀치와 오른쪽 펀치를 번갈아가며 지쳐 쓰러질 때까지 휘둘러도, 그 빌어먹을 침대가 조금도 바뀌지 않았다는 사실을 깨닫게 된다.&lt;<text:span text:style-name="T154">sup&gt;58&lt;/sup&gt;</text:span>&lt;/<text:span text:style-name="T173">blockquote</text:span><text:span text:style-name="T133">&gt;</text:span></text:p>
      <text:p text:style-name="P58"/>
      <text:p text:style-name="P86"><text:span text:style-name="T134">&lt;</text:span><text:span text:style-name="T133">p&gt;</text:span>루즈벨트의 후임자, 해리 S. 트루먼(<text:span text:style-name="T134">Harry S. Truman</text:span>)은 이렇게 말했다:<text:span text:style-name="T134">&lt;/</text:span><text:span text:style-name="T133">p&gt;</text:span></text:p>
      <text:p text:style-name="P78"/>
      <text:p text:style-name="P59">&lt;<text:span text:style-name="T176">blockquote&gt;</text:span>&lt;<text:span text:style-name="T176">p&gt;</text:span>사람들은 대통령의 권력이 얼마나 강한지, 최고 통수권자가 얼마나 강하고 무엇을 할 수 있는지에 대해 떠든다. 경험자로서 말해주겠다.&lt;/<text:span text:style-name="T176">p&gt;</text:span></text:p>
      <text:p text:style-name="P59">&lt;<text:span text:style-name="T176">p&gt;</text:span>미국 헌법과 미국 의회가 제정한 법률에 따라 대통령은 강력한 권력을 가질 수도 있다. <text:span text:style-name="T159">하지만 대통령의 핵심 권력은 사람들을 모아두고 원래 설득하지 않았어도 했어야할 일을 하게끔 설득하는 것이다. </text:span>난 대부분의 시간을 그렇게 보낸다. 그게 바로 대통령의 권력이다.&lt;<text:span text:style-name="T155">sup&gt;59&lt;/sup&gt;</text:span>&lt;/<text:span text:style-name="T176">p&gt;</text:span>&lt;/<text:span text:style-name="T176">blockquote&gt;</text:span></text:p>
      <text:p text:style-name="P77"/>
      <text:p text:style-name="P87"><text:span text:style-name="T134">&lt;</text:span><text:span text:style-name="T176">p&gt;</text:span>그러므로, 소수의 지도자들에게 공적인 권력을 집중시키는 것으로는 의사결정을 엥겔스가 말한 “수많은 개인의 의지 간의 투쟁”으로부터 자유롭게 할 수 없다. <text:span text:style-name="T134">어떤 사람들은 이론적으로는 절대 권력의 지배를 받는 사회에서조차 이런 일이 발생한다는 사실을 알고 놀랄 수도 있겠다.&lt;/</text:span><text:span text:style-name="T176">p&gt;</text:span></text:p>
      <text:p text:style-name="P77"/>
      <text:p text:style-name="P51"/>
      <text:p text:style-name="P60">&lt;<text:span text:style-name="T176">p&gt;</text:span>• 기원전 <text:span text:style-name="T156">200년부터 기원후 1911년까지, 모든 중국 왕조들은 “국가의 유일한 입법가이자, 절대적인 행정가이자, 최상위 법관인 황제의 치하에 있었다. </text:span>황제의 명령은, 말 그대로, 법률 그 자체였다. 그리고 황제는 자신이 만든 법률로부터 자유로웠다.”&lt;<text:span text:style-name="T156">sup&gt;60&lt;/sup&gt; </text:span><text:span text:style-name="T158">이론상 황제는 “유교적 규범과 엘리트 사대부들의 가르침”을 따라야 했다.&lt;sup&gt;61&lt;/sup&gt; 하지만 이를 집행할 구체적인 법률이나 강제력이 없었기 때문에, 몇몇 용감한 신하들이 목숨을 걸고 조언을 하는 것 외에는 황제를 제약할 방법이 없었다. 신하들이 조언을 하는 경우에도, “황제가 마음을 바꾸지 않으면, 그렇게 해야했다.”&lt;sup&gt;62&lt;/sup&gt;</text:span>&lt;/<text:span text:style-name="T176">p&gt;</text:span></text:p>
      <text:p text:style-name="P77"/>
      <text:p text:style-name="P88"><text:span text:style-name="T134">&lt;</text:span><text:span text:style-name="T176">p&gt;</text:span>따라서 황제가 맞닿뜨리는 실제적 한계가 더 중요하다. <text:span text:style-name="T134">“거대한 정부조직의 지도자로서… 황제는… 정부의 반복적인 업무들을 대신해주는 사람들에게 권력을 위임할 수 밖에 없었다… 이전 왕조에서 물려받은 조직이 황제가 권력을 위임할 수 있는 유일한 기관이었다.”, “이전 왕조와는 다른 시도를 하려고 해도, 중국 바깥에는 참고할만한 사례가 없었다.”&lt;</text:span>sup&gt;63&lt;/sup&gt; <text:span text:style-name="T157">두말할 것도 없이, 황제가 실제로 쓸 수 있는 권력은 그 시점에 정부를 관리하고 있는 사람들의 능력에 달려있었다.&lt;sup&gt;64&lt;/sup&gt; </text:span><text:span text:style-name="T134">하지만 언제나 그 권력은 황제의 말이 곧 법이라는 사실에서 느껴지는 권력보다 훨씬 약했다.&lt;/</text:span><text:span text:style-name="T176">p&gt;</text:span><text:span text:style-name="T134"> </text:span></text:p>
      <text:p text:style-name="P77"/>
      <text:p text:style-name="P61"/>
      <text:p text:style-name="P117"><text:span text:style-name="T47">&lt;</text:span><text:span text:style-name="T54">p&gt;</text:span><text:span text:style-name="T33">황제의 권력의 실제적 한계에 대한 구체적인 사례로는, 송나라 황제 신종(</text:span>神宗<text:span text:style-name="T33">)이 있다. 1069년 </text:span><text:span text:style-name="T47">지혜로운 정치 전략가 왕안석</text:span><text:span text:style-name="T34">(</text:span>王安石<text:span text:style-name="T34">)을 알아본 신종은, 그를 부재상으로 임명하고 그에게 그의 생각을 황제의 이름으로 집행할 전권을 위임했다.&lt;sup&gt;65&lt;/sup&gt; </text:span><text:span text:style-name="T47">왕안석의 개혁은 철저한 조사에 기반한 것이었지만, 그와 황제 모두 새로운 정책으로 인해 이익을 위협받게된 사람들의 격렬한 저항을 고려하지 못했다.&lt;</text:span><text:span text:style-name="T55">sup&gt;66&lt;/sup&gt; </text:span><text:span text:style-name="T47">“개혁으로 인해 발생한 파벌 싸움은 순식간에 큰 피해를 가져왔다.”&lt;</text:span><text:span text:style-name="T56">sup&gt;67&lt;/sup&gt; </text:span><text:span text:style-name="T57">왕안석에 대한 반대가 너무나 극심해서, 그는 1076년 영구적으로 사임했다. </text:span><text:span text:style-name="T58">1085년 신종이 사망한 이후 8년만에 대부분의 개혁안들은 철회되거나 철저하게 수정되었다.&lt;sup&gt;68&lt;/sup&gt; </text:span><text:span text:style-name="T47">두 명의 후임 황제들, 철종</text:span><text:span text:style-name="T35">(</text:span>哲宗, <text:span text:style-name="T1">재위 </text:span><text:span text:style-name="T36">1093년~1100년</text:span><text:span text:style-name="T35">)과 휘종</text:span><text:span text:style-name="T36">(徽宗, </text:span><text:soft-page-break/><text:span text:style-name="T36">재위 1100년~1126년)의 치하에서, 몇몇 개혁안들이 복구되었다. 하지만 “왕안석의 협력자들은 사라졌고, 그의 정책들은 정쟁의 수단으로 전락했다.”&lt;sup&gt;69&lt;/sup&gt; </text:span><text:span text:style-name="T47">“비록 휘종 치하에서 몇몇 개혁안들이 복구되었지만, 왕실의 분위기는 그다지 열정적이지 않았았으며,”&lt;</text:span><text:span text:style-name="T59">sup&gt;70&lt;/sup&gt; 왕실은 </text:span><text:span text:style-name="T47">“천박한 정치행태”를 보였다.&lt;</text:span><text:span text:style-name="T60">sup&gt;71&lt;/sup&gt; </text:span><text:span text:style-name="T47">“고위 관리들은 부패하기 시작했다.” 그리고 관리들의 탐욕으로 인해 “궁지에 내몰린 민중이 이들에게 맞서 심각한 반란을 일으켰다.&lt;</text:span><text:span text:style-name="T61">sup&gt;72&lt;/sup&gt; </text:span><text:span text:style-name="T62">1126년~1127년 북송 왕조의 붕괴는 왕안석의 개혁안의 숨통을 끊었다.&lt;sup&gt;73&lt;/sup&gt;</text:span><text:span text:style-name="T47">&lt;/</text:span><text:span text:style-name="T54">p&gt;</text:span></text:p>
      <text:p text:style-name="P51"/>
      <text:p text:style-name="P60">&lt;<text:span text:style-name="T176">p&gt;</text:span>• 노버트 엘리어스는 “절대왕정” 시대 유럽의 “절대” 군주들 그다지 절대적이지 않았다는 것을 분명하게 한다.&lt;<text:span text:style-name="T160">sup&gt;74&lt;/sup&gt; </text:span><text:span text:style-name="T168">예를들어, 프랑스 왕 루이14세는 “절대” 군주의 전형으로 여겨진다. </text:span>그는 마음만 먹으면 누구 목이든 잘라버릴 수 있었을 것이다. 하지만 그는 결코 그의 권력을 자유롭게 쓸 수 없었다:&lt;/<text:span text:style-name="T176">p&gt;</text:span></text:p>
      <text:p text:style-name="P77"/>
      <text:p text:style-name="P60">&lt;<text:span text:style-name="T177">blockquote&gt;</text:span>루이 <text:span text:style-name="T161">14세가 갖고 있던 인적 네트워크는 루이 14세가 존중할 수 밖에 없는 고유의 운동량과 무게중심을 갖고 있었다. </text:span>사람들과 집단들 사이에서 균형을 유지해가며 전체를 조종하기 위해서는 엄청난 노력과 자기통제력이 필요했다.&lt;<text:span text:style-name="T162">sup&gt;75&lt;/sup&gt;</text:span>&lt;/<text:span text:style-name="T177">blockquote&gt;</text:span></text:p>
      <text:p text:style-name="P62"/>
      <text:p text:style-name="P89">&lt;<text:span text:style-name="T178">p&gt;</text:span>엘리어스는 루이 14세가 자신의 왕국을 아주 좁은 한계 내에서만 “조종”할 수 있었으리라고 덧붙였다. 그리고<text:span text:style-name="T134"> “가장 절대적인 정부조차도 사회 발전의 역학 앞에서는 무력하다...”고 적었다.&lt;</text:span><text:span text:style-name="T163">sup&gt;76&lt;/sup&gt;&lt;/</text:span><text:span text:style-name="T178">p&gt;</text:span></text:p>
      <text:p text:style-name="P51"/>
      <text:p text:style-name="P63">&lt;<text:span text:style-name="T179">p&gt;</text:span>• <text:span text:style-name="T169">이론적으로 절대 황제였던 요제프 2세는 오스트리아를 1780년부터 1790년까지 다스렸다. 그리고 (근대화 같은)“진보”적인 개혁 정책들을 추진했다. 하지만:</text:span>&lt;/<text:span text:style-name="T179">p&gt;</text:span></text:p>
      <text:p text:style-name="P63">&lt;<text:span text:style-name="T179">p&gt;</text:span> <text:span text:style-name="T170">“1787년 무렵, 요제프와 그의 정부에 대한 저항이 격렬해졌다. </text:span>...저항은 오스트리아령 네덜란드까지 번졌다…&lt;/<text:span text:style-name="T179">p&gt;</text:span></text:p>
      <text:p text:style-name="P63">&lt;<text:span text:style-name="T179">p&gt;</text:span>“1789년…<text:span text:style-name="T164"> 터키와의 전쟁으로 인해 요제프의 외교정책에 대한 대중의 반감이 폭발했다. 오스트리아령 네덜란드인들은 반란을 일으켰고, 갈리시아의 어려움은 커져만 갔다...</text:span>&lt;/<text:span text:style-name="T179">p&gt;</text:span></text:p>
      <text:p text:style-name="P63">&lt;<text:span text:style-name="T179">p&gt;</text:span>“이러한 어려움들 때문에, 요제프는 그가 추진했던 개혁들의 대부분을 철회할 수 밖에 없었다...</text:p>
      <text:p text:style-name="P63">&lt;<text:span text:style-name="T179">p&gt;</text:span>“… 요제프 <text:span text:style-name="T165">2세는 짧은 시간에 너무 많은 것을 시도했고, 크게 상심한 상태로 죽었다.”&lt;sup&gt;77&lt;/sup&gt;</text:span>&lt;/<text:span text:style-name="T179">p&gt;</text:span></text:p>
      <text:p text:style-name="P90"/>
      <text:p text:style-name="P91"><text:span text:style-name="T134">&lt;</text:span><text:span text:style-name="T179">p&gt;</text:span>여기서 요제프 2세의 개혁은<text:span text:style-name="T134"> 유럽 역사의 강한 추세를 따라 오스트리아의 </text:span>근대화를 가속하려는 시도였음에도 불구하고 실패했다는 점을 특히 주목할 필요가 있다.<text:span text:style-name="T134">&lt;/</text:span><text:span text:style-name="T179">p&gt;</text:span></text:p>
      <text:p text:style-name="P79"/>
      <text:p text:style-name="P92"><text:span text:style-name="T134">&lt;</text:span><text:span text:style-name="T179">p&gt;</text:span>히틀러와 스탈린 같은 20세기의 혁명가 출신 독재자들은 아마도 전통적인 “절대”군주보다 더 강한 권력을 갖고 있었을 것이다. <text:span text:style-name="T134">그 정권들의 혁명적 특성으로 인해, “합법”적인 군주들의 권력을 제한하던 공식적 또는 비공식적인 전통 사회 구조와 관례적 제약들이 사라졌기 때문이다.&lt;</text:span>sup&gt;78&lt;/sup&gt; <text:span text:style-name="T171">그러나 혁명가 독재자들의 권력조차도 실제로는 전혀 절대적이지 않았다.</text:span><text:span text:style-name="T134">&lt;/</text:span><text:span text:style-name="T179">p&gt;</text:span></text:p>
      <text:p text:style-name="P80"/>
      <text:p text:style-name="P118"><text:span text:style-name="T47">&lt;</text:span><text:span text:style-name="T63">p&gt;</text:span><text:span text:style-name="T47">• </text:span><text:span text:style-name="T64">1931년</text:span><text:span text:style-name="T65">~</text:span><text:span text:style-name="T64">1941년 소비에트 연방에서, 스탈린 정권은 </text:span><text:span text:style-name="T66">자신의</text:span><text:span text:style-name="T64"> 노동자들을 통제할 수 없었다. 제도를 통해 노동자들을 통제하려는 정권의 노력을 노동자들의 요구가 압도했기 때문이다.”&lt;</text:span><text:span text:style-name="T67">sup&gt;79&lt;/sup&gt; </text:span><text:span text:style-name="T68">당연히 정부는 정부가 필요로 하는 한 직장에 남아있어줄 안정적인 인력을 원했다. 하지만 노동자들은 “계속해서 직장을 바꾸었다.”&lt;sup&gt;80&lt;/sup&gt; </text:span><text:span text:style-name="T69">노동자들은 법률을 회피하거나 아예 무시했다. 법률은 “노동자들의 움직임을 전혀 늦추지 못했다.”&lt;sup&gt;81&lt;/sup&gt;</text:span><text:span text:style-name="T47">&lt;/</text:span><text:span text:style-name="T63">p&gt;</text:span></text:p>
      <text:p text:style-name="P81"/>
      <text:p text:style-name="P64">&lt;<text:span text:style-name="T179">p&gt;</text:span>더 중요한 것은, <text:span text:style-name="T166">1930년대 중반부터 후반의 공포는 스탈린이 자신의 통치에 대한 저항을 효과적으로 분쇄하기 위해 계획한 것이 아니었다는 것이다. </text:span>실제로는, 상황은 겁에질린 독재자의 통제를 순식간에 벗어나기 시작했다. “스탈린은 당과 국가를 굴복시킬 계획을 꾸미는 냉철한 전략가가 아니었다. 그는 그저 그때그때 벌어지는 일에 대응했을 뿐이다. ” “스탈린과 그의 조력자들은 공포분위기를 조성하기는 했지만, <text:span text:style-name="T167">(공포정치 기간에)그들이 계획하지도 않았고 예상하지도 못했던 사건들이 일어날 때마다 그때그때 대응했던 것으로 보인다.” </text:span>“광풍은 유럽의 마녀사냥을 연상케했다…” “숙청으로 인해 더 많은 간첩과 트로츠키주의자들이 발견될 수록, 스탈린의 근심은 깊어진 것으로 보인다. <text:span text:style-name="T179">마침내 스탈린은 거의 무차별적인 숙청을 감행하기 시작했다. 1937년과 1938년의 상황은... 통제 불가능했다.” </text:span>“경찰은 사건을 조작했고, 스탈린의 지시 없이 사람들을 고문했으며, 스스로 하나의 권력이 되었다.” “공포로 인해 사람들은 책임을 <text:soft-page-break/>내팽겨쳤고, 이로인해 사회의 기능이 망가졌다. 상부의 목표가 무엇이든지 간에, 상황은 또다시 통제를 벗어났다.” “스탈린은 일이 터질 때마다 대응했고, 과잉대응했다… 그는 거짓말과 불충분한 정보의 산더미에 앉아있었다…” “이제 스탈린이 공포를 계획하지 않았다는 증거는 충분하다.”&lt;<text:span text:style-name="T180">sup&gt;82&lt;/sup&gt;</text:span>&lt;/<text:span text:style-name="T179">p&gt;</text:span></text:p>
      <text:p text:style-name="P81"/>
      <text:p text:style-name="P65">&lt;<text:span text:style-name="T179">p&gt;</text:span>이 시기의 공포로 인한 결과 중 하나는, 소련의 육군, 해군의 유능한 고위 장교들이 거의 전부 제거되었으며, 스탈린의 군대가 불구가 되었다는 것이다.&lt;<text:span text:style-name="T181">sup&gt;83&lt;/sup&gt; 이는 1941년 독일의 침공에 소련이 무너진 부분적 원인이 되었다.</text:span>&lt;/<text:span text:style-name="T179">p&gt;</text:span></text:p>
      <text:p text:style-name="P81"/>
      <text:p text:style-name="P119"><text:span text:style-name="T70">&lt;</text:span><text:span text:style-name="T71">p&gt;</text:span><text:span text:style-name="T47">•</text:span><text:span text:style-name="T72">1930년대, 히틀러 정권이 앞으로의 전쟁에 대비해 독일을 재무장시키고 있을 때, </text:span><text:span text:style-name="T47">노동계층의 저항이 “군비생산으로 인해 민간생산이 심각하게 침해되었음에도 불구하고, 여전히 정부는 충분한 물자를 얻을 수 없었다.”&lt;</text:span><text:span text:style-name="T73">sup&gt;84&lt;/sup&gt; </text:span><text:span text:style-name="T74">1936년, “뮌스터</text:span><text:span text:style-name="T75">(</text:span><text:span text:style-name="T186">Münster</text:span><text:span text:style-name="T187">)에서</text:span><text:span text:style-name="T74"> 벌어진 일종의 민중봉기”로 인해 나치는 학교 건물에서 없앴던 십자가들을 다시 되돌려놔야했다. </text:span><text:span text:style-name="T47">그 외에도 교회가 저항할지도 모른다는 두려움으로 인해 나치 정권은 몇몇 정책들을 완화해야만 했다.&lt;</text:span><text:span text:style-name="T76">sup&gt;85&lt;/sup&gt; </text:span><text:span text:style-name="T47">제</text:span><text:span text:style-name="T77">3제국의 내부역학을 연구해보면 나치의 정책들이 대중의 압박으로 인해 제한되었던 많은 사례들이 나오리라는 점에는 의심의 여지가 없다.</text:span><text:span text:style-name="T70">&lt;/</text:span><text:span text:style-name="T71">p&gt;</text:span></text:p>
      <text:p text:style-name="P81"/>
      <text:p text:style-name="P66"><text:span text:style-name="T224">&lt;</text:span><text:span text:style-name="T223">p&gt;</text:span>울람<text:span text:style-name="T182">(Adam Ulam)은 히틀러가 원래 결정했던 독일 육군 사령관 후보가 장교들로부터 “그 사람은 나치에 적합하지 않다”는 반발을 샀던 점을 지적했다. </text:span>그리고 그는 히틀러가 독일군 수뇌부에 가졌던 통제력이 스탈린이 소련군 수뇌부에 가졌던 통제력보다 훨씬 약했음을 암시한다.&lt;<text:span text:style-name="T182">sup&gt;86&lt;/sup&gt; </text:span>하지만 히틀러는 스탈린처럼 철저한 숙청을 통해 자신에게 반대하는 장교들을 전부 제거할 수도 있었다. 실제로, 히틀러는 휘하 장성들 사이에 심각한 불화가 있다는 것을 잘 알고 있었다.&lt;<text:span text:style-name="T183">sup&gt;87&lt;/sup&gt; </text:span><text:span text:style-name="T210">그럼에도 불구하고, 1994년 7월 20일의 암살시도가 있기 전 까지, 그는 독일군을 상대로한 대규모 숙청을 <text:s/>감행하지 않았다.&lt;sup&gt;88&lt;/sup&gt; 왜 안했을까?</text:span><text:span text:style-name="T224">&lt;/</text:span><text:span text:style-name="T223">p&gt;</text:span></text:p>
      <text:p text:style-name="P93"/>
      <text:p text:style-name="P81"/>
      <text:p text:style-name="P66"><text:span text:style-name="T224">&lt;</text:span><text:span text:style-name="T223">p&gt;</text:span>이 질문에 대한 대답을 통해 “절대”적 지배자조차도 선택의 여지가 얼마나 제한되는지 보여줄 수 있다. 히틀러나 스탈린 같은 위치에 있는 독재자는 본질적으로 오직 두 개의 선택지만 갖고 있다: 그는 스탈린처럼 휘하 장교들을 상대로 철저한 숙청을 감행할 수 있다. 그 경우에는 유능한 지휘관들이 제거되어 군대가 불구가 될 것이다. 또는 히틀러처럼 휘하 장교들을 그대로 내버려둘 수 있다. 그 경우에는 장성들에 의해 쫓겨날 위험을 감수해야한다. 히틀러는 군사적 정벌을 감행하고자 했기 때문에 유능한 군대가 필요했다. 그래서 그는 많은 부하들이 자신에게 반발하고 있으며 심지어 그 중 일부는 그를 쫓아낼 궁리를 하고 있다는 것을 알고 있었음에도 불구하고 유능한 장교들을 데리고 있겠다는 도박을 한 것이다. 연합군에게 패배할 때까지 권력을 쥐고 있었다는 점에서 히틀러는 도박에서 이겼다. 하지만 오직 엄청난 행운이 연달아서 따라주었기에 가능했던 것이다. 로스펠<text:span text:style-name="T184">(</text:span>Rothfels<text:span text:style-name="T184">)&lt;sup&gt;89&lt;/sup&gt;은 히틀러가 얼마나 운이 좋았는지 감탄했다: 1938년부터 1944년 7월 20일까지, </text:span>총통 휘하의 장교들은 몇번이고 그를 암살하거나 쿠데타를 일으켜 쫓아낼 시도를 했다. 하지만 그는 언제나 최후의 순간에 살아남았다.&lt;<text:span text:style-name="T184">sup&gt;90&lt;/sup&gt;</text:span><text:span text:style-name="T224">&lt;/</text:span><text:span text:style-name="T223">p&gt;</text:span></text:p>
      <text:p text:style-name="P82"/>
      <text:p text:style-name="P94"/>
      <text:p text:style-name="P95"><text:span text:style-name="T224">&lt;</text:span><text:span text:style-name="T223">p&gt;</text:span>울람의 의견에 따르면, 스탈린 역시 권력을 갖고 유지하는데 “엄청난 행운”이 따라주었다.&lt;sup&gt;91&lt;/sup&gt;<text:span text:style-name="T224">&lt;/</text:span><text:span text:style-name="T223">p&gt;</text:span></text:p>
      <text:p text:style-name="P51"/>
      <text:p text:style-name="P82"/>
      <text:p text:style-name="P96"><text:span text:style-name="T224">&lt;</text:span><text:span text:style-name="T223">p&gt;</text:span>부하들의 저항이나 체제 내부 개인들의 의지 간의 투쟁을 제외하고서라도, 순전히 기술적 요인들로 인해 이론상 체제에서 절대 권력을 갖고 있는 지도자의 선택지조차도 제한된다.<text:span text:style-name="T224">&lt;/</text:span><text:span text:style-name="T223">p&gt;</text:span></text:p>
      <text:p text:style-name="P51"/>
      <text:p text:style-name="P82"/>
      <text:p text:style-name="P66"><text:span text:style-name="T224">&lt;</text:span><text:span text:style-name="T223">p&gt;</text:span>• <text:span text:style-name="T211">프랭크 노리스(</text:span>Frank Norris<text:span text:style-name="T211">)의 불멸의 작품, (철도 건설로 인해 생계가 망가진 밀 농부가 등장하는)The Octopus에서 주인공 프레슬리(Presley)는 무자비한 기업가인 철도 회장 쉘그림(Shelgrim)과 마주한다. </text:span>하지만 쉘그림은 이렇게 대답한다:“젊은이, 네가 밀과 철도에 대해 말할 때 너는 사람이 아니라, 힘을 상대하고 있는거야. 전체 사업에서 사람의 역할은 중요하지 않아… 사람을 비난할게 아니라, 상황을 비난해.”<text:span text:style-name="T224">&lt;/</text:span><text:span text:style-name="T223">p&gt;</text:span></text:p>
      <text:p text:style-name="P66"><text:span text:style-name="T224">&lt;</text:span><text:span text:style-name="T223">p&gt;</text:span>“하지만- 하지만,” 프레슬리가 말을 더듬었다. “당신이 책임자잖아요. 당신이 철도를 통제하잖아요.”<text:span text:style-name="T224">&lt;/</text:span><text:span text:style-name="T223">p&gt;</text:span></text:p>
      <text:p text:style-name="P120"><text:soft-page-break/><text:span text:style-name="T70">&lt;</text:span><text:span text:style-name="T71">p&gt;</text:span><text:span text:style-name="T47">“...철도를 통제한다라!… 네가 원한다면 파산</text:span><text:span text:style-name="T71">해줄 수도</text:span><text:span text:style-name="T47"> 있지. 하지만 일단 철도 사업을 시작한 이상, 내가 할 수 있는건 없어. 난 아무것도 통제할 수 없어.”&lt;</text:span><text:span text:style-name="T78">sup&gt;92&lt;/sup&gt;</text:span><text:span text:style-name="T70">&lt;/</text:span><text:span text:style-name="T71">p&gt;</text:span></text:p>
      <text:p text:style-name="P51"/>
      <text:p text:style-name="P82"/>
      <text:p text:style-name="P97"><text:span text:style-name="T224">&lt;</text:span><text:span text:style-name="T223">p&gt;</text:span>The Octopus는 소설이다. 하지만 노리스가 살았던 당시(19세기 말부터 20세기 초)의 경제 현실을 극적인 형태로 사실적으로 보여준다. <text:span text:style-name="T134">그 당시 “철도 노동력과 물자의 가격”이 상승했다. 그리고 “이미 경제적으로 궁핍하던 많은 미국 철도 회사들은 이윤감소를 감당할 수 없었다.” </text:span><text:span text:style-name="T212">미국 철도 위원회는 “공정하고 ‘과학적인’ 이율을 찾다가… ‘과학적인’ 이율 같은건 존재하지 않는 다는 것을 찾았다.” </text:span><text:span text:style-name="T134">그들은 공공의 이익 또는 ‘비정치적’ 이율을 정의하는 것이 대단히 어렵다는 것을 발견했다. 이율을 설정한다는 것은 경제적 우선순위를 부여하는 것을 의미했다. 해운업자, 운송업자, 소비자 중 누군가는 피해를 입어야만 했다.&lt;</text:span><text:span text:style-name="T185">sup&gt;93&lt;/sup&gt; </text:span><text:span text:style-name="T213">따라서 모두를 “공평”하고 인간적으로 다루어주는 이율을 설정했다면 쉘그림의 철도회사는 분명히 파산했을 것이다.</text:span><text:span text:style-name="T224">&lt;/</text:span><text:span text:style-name="T223">p&gt;</text:span></text:p>
      <text:p text:style-name="P83"/>
      <text:p text:style-name="P67"><text:span text:style-name="T224">&lt;</text:span><text:span text:style-name="T223">p&gt;</text:span>기업체들의 무자비한 행동은 의도적인 탐욕보다는 경제적 현실로 인해 발생한다는 것은 사실로 보인다.<text:span text:style-name="T224">&lt;/</text:span><text:span text:style-name="T223">p&gt;</text:span></text:p>
      <text:p text:style-name="P51"/>
      <text:p text:style-name="P83"/>
      <text:p text:style-name="P67"><text:span text:style-name="T224">&lt;</text:span><text:span text:style-name="T223">p&gt;</text:span>• <text:span text:style-name="T214">1830년대, 미국의 산업혁명 초기, 메사추세츠의 직물업계는 직원들을 자애롭게 다루었다. </text:span>오늘날 그런 체계는 분명히 “가족주의”적이라는 비난을 받을 것이다. 하지만 물질적 측면에서 그 노동자들은 행운아였다. 당시 기준으로 높은 수준의 노동환경과 주거환경을 누릴 수 있었기 때문이다. 하지만 <text:span text:style-name="T188">1840년대에 들어와 노동자들의 환경은 악화되기 시작했다. </text:span><text:span text:style-name="T189">임금은 낮아졌으며, 노동시간은 길어졌고, 노동자의 의무사항이 많아졌다. </text:span>이는 고용주의 탐욕이 아니라, 경제적 경쟁으로 인한 시장 환경에 의한 것이다.&lt;<text:span text:style-name="T189">sup&gt;94&lt;/sup&gt; </text:span>“산업이 점차 전국으로 뻗어나가자… 제조업들 간의 경쟁으로 인해 가격과 임금이 더 이상 지역환경에 의해 결정되지 않기 시작했다. 가격과 임금은 고용주나 노동자들이 전혀 통제할 수 없는 경제 변화에 따라 요동쳤다.”&lt;<text:span text:style-name="T190">sup&gt;95&lt;/sup&gt;</text:span><text:span text:style-name="T224">&lt;/</text:span><text:span text:style-name="T223">p&gt;</text:span></text:p>
      <text:p text:style-name="P84"/>
      <text:p text:style-name="P67"><text:span text:style-name="T224">&lt;</text:span><text:span text:style-name="T223">p&gt;</text:span>• <text:span text:style-name="T191">아담 데이빗슨(</text:span>Adam Davidson<text:span text:style-name="T191">)의 최근(2012년) 기사는 미국의 실업 문제의 원인을 논하고 있다. </text:span>그가 개인적으로 조사한 회사를 예로 들며, 데이빗슨은 이렇게 적었다: “ Standard Motor Products사의 소유주들에게 가격을 덜 인하하고, 살짝 적은 이익을 감수하고, 비숙련 노동자들을 돕고, 미국의 실업 문제 해결을 조금이라도 도와달라고 하고 싶은 마음이 드는 것은 사실이다.” 그리고 데이빗슨은 <text:span text:style-name="T191">Standard Motor Products 같은 회사들이 가격을 인하하지 않고, 필요할 때마다 인간 노동자를 기계로 대체하지 않으면 왜 경쟁에서 살아남을 수 없는지 설명한다.&lt;sup&gt;96&lt;/sup&gt; </text:span><text:span text:style-name="T215">여기서 우리는 다시 한번 “기업가는… 그저 그가 통제할 수 없는 경제적 힘과 발전의 대리인일 뿐이다.”&lt;sup&gt;97&lt;/sup&gt;라는 사실을 확인할 수 있다.</text:span><text:span text:style-name="T224">&lt;/</text:span><text:span text:style-name="T223">p&gt;</text:span></text:p>
      <text:p text:style-name="P84"/>
      <text:p text:style-name="P67"><text:span text:style-name="T224">&lt;</text:span><text:span text:style-name="T223">p&gt;</text:span>마지막 두 개의 사례에서, 조직의 지도자들의 선택지는 기술적 요인으로만 제한되는 것이 아니라, 조직 외부로부터의 경쟁에 의해서도 제한되는 것이다. 설령 외부 경쟁과 체제 내부의 “의지들 사이의 갈등”을 제외하더라도, 기술적 요인 그 자체가 체제 지도자들의 선택지를 심각하게 제한한다. 심지어 독재자들조차도 이 한계로부터 자유로울 수 없다.<text:span text:style-name="T224">&lt;/</text:span><text:span text:style-name="T223">p&gt;</text:span></text:p>
      <text:p text:style-name="P85"/>
      <text:p text:style-name="P67"><text:span text:style-name="T224">&lt;</text:span><text:span text:style-name="T223">p&gt;</text:span>• 브리태니커 백과사전의 스페인 항목에서 우리는 이러한 서술을 찾았다: “스페인 내전 이후 <text:span text:style-name="T192">30년 동안, 프랑코 정권은… 전국적인 경제적 자립 정책을 펼쳤다… </text:span>스페인의 경제적 자립 정책은 실패했다. <text:span text:style-name="T193">1950년대 후반 스페인은 경제 붕괴 직전에 내몰렸다.”&lt;sup&gt;98&lt;/sup&gt; </text:span><text:span text:style-name="T216">20년의 스페인 경제사를 고작 한 단락의 글에 의지할 수는 없었으므로, 저자는 스페인인 동료에게 부탁해 이 주제에 관련된 역사책들을 얻을 수 있었다. </text:span>브리태니커의 설명은 <text:span text:style-name="T194">(요약을 위해 어쩔 수 없었겠지만) 지나치게 단순해서 심각한 오해를 일으킬 수준이었던 것으로 밝혀졌다. </text:span>무엇보다도, 스페인의 경제적 자립 정책이 어디까지 자발적이었고, 제<text:span text:style-name="T195">2차세계대전 이후 환경과 프랑코 권위주의 정권을 적대하던 서구 민주주의 국가들에 의해</text:span> 어디까지 강제되었는지 불확실하다. 경제학에 대한 전문지식이 없는 우리로서는 이 역사의 대부분을 이해할 수 없었다. 하지만 한가지는 분명했다: 외부 경쟁과 내부갈등을 제외하고서라도, 경제적 현실은 권위주의 정권 조차도 국가 경제에 대한 선택지를 좁은 한계에 머물도록 강제한다는 것이다. 독재자는 장군이 군대에 명령하는 방식으로 경제를 운영할 수 없다. 경제는 명령을 듣지 않기 때문이다.&lt;<text:span text:style-name="T196">sup&gt;100&lt;/sup&gt; </text:span><text:span text:style-name="T217">다시 말하자면, 프랜시스코 프랑코 같은 강력한 독재자조차도, 이상주의적 열정조차도 경제의 법칙을 거스를 수는 없다.</text:span><text:span text:style-name="T224">&lt;/</text:span><text:span text:style-name="T223">p&gt;</text:span></text:p>
      <text:p text:style-name="P68"/>
      <text:p text:style-name="P67"><text:soft-page-break/><text:span text:style-name="T224">&lt;</text:span><text:span text:style-name="T223">p&gt;</text:span>• <text:span text:style-name="T197">1956~1959년 쿠바 혁명 이후, 미국 언론의 프로파간다는 피델 카스트로(</text:span>Fidel Castro<text:span text:style-name="T197">)가 권력에의 욕망에 의해 움직이는 것으로 묘사했다. </text:span>하지만 사실 카스트로는 평범한 인도주의적, 민주적 목표를 달성하고자 했다.&lt;<text:span text:style-name="T197">sup&gt;101&lt;/sup&gt; </text:span><text:span text:style-name="T218">일단 바티스타 정부를 무너뜨리자, 그는 개인적 카리스마를 통해 얻은 막강한 권력에도 불구하고,&lt;sup&gt;102&lt;/sup&gt; </text:span><text:span text:style-name="T198">그의 선택지는 극히 제한적이라는 사실을 알게 되었다. </text:span>상황은 민주주의와 근본적인 사회개혁 둘 중 하나를 택하기를 강요했다. 그는 둘 다 가질 수 없었다. 그의 본래 목표는 사회개혁이었으므로, 그는 민주주의를 포기하고 독재자가 되었으며, 쿠바 사회를 스탈린화하고 군사화하였다.&lt;<text:span text:style-name="T198">sup&gt;103&lt;/sup&gt;</text:span><text:span text:style-name="T224">&lt;/</text:span><text:span text:style-name="T223">p&gt;</text:span></text:p>
      <text:p text:style-name="P67"/>
      <text:p text:style-name="P98"><text:span text:style-name="T224">&lt;</text:span><text:span text:style-name="T223">p&gt;</text:span>쿠바 혁명가들의 이상주의적 열정에는 의심의 여지가 없으며,&lt;sup&gt;104&lt;/sup&gt; 카스트로는 그 어떤 카리스마 넘치는 독재자보다도 강력했다.&lt;sup&gt;10<text:span text:style-name="T199">5</text:span>&lt;/sup&gt; <text:span text:style-name="T134">그럼에도 불구하고, 혁명 정권은 쿠바 사회의 발전을 통제할 수 없었다: 카스트로는 쿠바 행정기관들의 관료주의적 경향을 억누르는데 실패했음을 인정했다.&lt;</text:span><text:span text:style-name="T200">sup&gt;106&lt;/sup&gt; </text:span><text:span text:style-name="T219">인종차별에 대한 혁명 정권의 강한 이념적 반발에도 불구하고, “정부와 당의 주요 직위에 흑인과 혼혈 쿠바인들을 배치하려는 시도”는 카스트로 스스로가 인정했듯이, 오직 부분적 성공만 거두었다.&lt;</text:span><text:span text:style-name="T201">sup&gt;107&lt;/sup&gt; </text:span><text:span text:style-name="T220">사실, 인종차별을 철폐하려는 쿠바의 노력은 미국에 비해 딱히 더 성공한 것 같지도 않다.&lt;sup&gt;108&lt;/sup&gt; </text:span><text:span text:style-name="T202">쿠바 경제의 거의 전적인 설탕 의존도를 낮추고 쿠바를 산업화하려는 카스트로 정권의 시도는 거의 아무런 성공도 얻지 못했다.&lt;sup&gt;109&lt;/sup&gt; </text:span><text:span text:style-name="T221">경제적으로 생존하기 위해, 혁명 정권은 (쿠바의 이상주의적 지도자들이 생각한) “사회주의”를 짧은 시간에 건설하겠다는 목표를 버릴 수밖에 없었다. </text:span><text:span text:style-name="T134">경제적 현실 때문에 어쩔 수 없이 이념적으로 고통스러운 타협을 할 수 밖에 없었다.&lt;</text:span><text:span text:style-name="T203">sup&gt;110&lt;/sup&gt; 심지어 이런 타협에도 불구하고 쿠바 경제는 거의 실패했다.&lt;sup&gt;111&lt;/sup&gt;</text:span><text:span text:style-name="T224">&lt;/</text:span><text:span text:style-name="T223">p&gt;</text:span></text:p>
      <text:p text:style-name="P98"/>
      <text:p text:style-name="P99">&lt;<text:span text:style-name="T223">p&gt;</text:span>쿠바의 경제적 실패의 한 원인은 미국의 통상금지령이다: <text:span text:style-name="T134">미국의 기업들은 쿠바와 거래할 수 없었다. 하지만 이 요소는 결정적이지 않았으며, 카스트로 정권 숭배자들이 생각하는 것 만큼 중요하지도 않았다. </text:span><text:span text:style-name="T204">쿠바는 미국 말고도 경제적 주요 국가들과 무역할 수 있었으며, 심지어 다른 국가들에 있는 미국 기업들의 자회사들을 통해 미국과 간접적으로 무역할 수 있었다.&lt;sup&gt;112&lt;/sup&gt; </text:span><text:span text:style-name="T205">통상금지령보다는, 지나친 설탕 의존도나 설탕 산업을 효율적으로 운영할 수 없던 스스로의 무능함이 훨씬 중요했다.&lt;sup&gt;113&lt;/sup&gt; </text:span><text:span text:style-name="T206">쿠바의 경제적 실패의 또다른 요인은 쿠바 사회의 내부 갈등, 즉 엥겔스가 말한 “수많은 개인의 의지 사이의 투쟁”이었다. </text:span><text:span text:style-name="T134">쿠바 사회에는 무단 결근, 생산 할당량 저항, “아둔한 농노 저항”이 만연했다.&lt;</text:span><text:span text:style-name="T206">sup&gt;114&lt;/sup&gt; </text:span><text:span text:style-name="T134">“개인주의”적 경향은 좀도둑질, 낭비, 심지어 범죄활동으로 이어졌다.&lt;</text:span><text:span text:style-name="T207">sup&gt;115&lt;/sup&gt; </text:span><text:span text:style-name="T208">추가로, 쿠바 권력 구조 내부의 갈등이 있었다.&lt;sup&gt;116&lt;/sup&gt; </text:span><text:span text:style-name="T222">하지만, 쿠바의 실패의 가장 결정적 요인은 카스트로 정권이 경제적으로 성공하기 위해 필요한 기술적 요구사항들을 거절했기 때문이라는 것은 거의 확실하다. </text:span><text:span text:style-name="T134">쿠바 정권은 최소한의 생존에 필요한 부분에 대해서만 이념을 양보했으며, 쿠바를 빠르게 성장시킬 수도 있었던 자유시장과 자본주의적 요소들을 거부했다. 순수한 사회주의적 경제가 전세계에서 실패했다는 점은 이 요소가 결정적이었음을 보여준다.&lt;</text:span><text:span text:style-name="T209">sup&gt;117&lt;/sup&gt;</text:span>&lt;/<text:span text:style-name="T223">p&gt;</text:span></text:p>
      <text:p text:style-name="P3"/>
      <text:p text:style-name="P109"/>
      <text:p text:style-name="P137">&lt;<text:span text:style-name="T245">p&gt;</text:span>IV. <text:span text:style-name="T225">이 장의 파트3 시작 부분에서 제안된 방식으로 사회를 “조종”하는게 불가능할 수 밖에 없는 대단히 중요한 또다른 이유가 있다. </text:span>모든 복잡, 대규모 사회의 내부 발전은 “자연 선택”을 따르게 된다. 이 요소는 제<text:span text:style-name="T226">2장에서 자세히 다룰 것이다. 여기서는 최대한 간략하게 설명하겠다.</text:span>&lt;/<text:span text:style-name="T245">p&gt;</text:span></text:p>
      <text:p text:style-name="P109"/>
      <text:p text:style-name="P137">&lt;<text:span text:style-name="T245">p&gt;</text:span>생물학적 진화와 유사한 과정을 통해, 모든 복잡, 대규모 사회 내부에는, <text:span text:style-name="T227">(기업, 정당, 사회운동, 공개된 조직이든 비밀스러운 부패 관료 조직이든)</text:span> 크고 작은 자기보존적 또는 자기재생산적 체제들이 등장해 생존을 위해 투쟁하고 스스로를 증식시킨다. 권력은 생존에 가장 중요한 수단이기에, 이 체제들은 권력을 향해 경쟁한다.&lt;/<text:span text:style-name="T245">p&gt;</text:span></text:p>
      <text:p text:style-name="P129"/>
      <text:p text:style-name="P137">&lt;<text:span text:style-name="T245">p&gt;</text:span>생물학적 유기체들은 자연 선택을 통해 진화하고, 마침내 생물학적 생존이 가능한 모든 구석에 침투한다. 그리고 어떤 수단으로 억압하든 간에, 어떤 유기체들은 어떻게든 살아남을 방법을 찾아낼 것이다. 어떤 복잡, 대규모 사회든, 이와 유사한 과정이 자가증식 체제들을 만들어낼 것이며, 이들은 모든 구석에 침투하고 자신을 억압하려는 시도들을 회피할 것이다. 이 체제들은 사회를 조종하고자 하는 정부<text:span text:style-name="T228">(혹은 다른 조직)의 목표에는 신경쓰지 않고 자신의 권력을 추구할 것이다. </text:span>우리는 이 자가증식 체제들은 통제불가능한 힘이며, 장기적으로 <text:soft-page-break/>사회를 합리적으로 조종하려는 모든 시도들을 무의미하게 만들 것이라고 주장한다. 지금으로서는 이 주장을 확실히 증명할 수 없다는 것은 인정한다. 자세한 내용은 제<text:span text:style-name="T229">2장 참고.</text:span>&lt;/<text:span text:style-name="T245">p&gt;</text:span></text:p>
      <text:p text:style-name="P11"><text:s text:c="2"/></text:p>
      <text:p text:style-name="P137">&lt;<text:span text:style-name="T245">p&gt;</text:span>V. 이 장에서 우리가 검토한 모든 논의에도 불구하고, 언젠가 사회의 내부 역학을 조종하는 기술이 등장한다는 비현실적인 가정을 해보자. 이 기술을 통해 전능한 권력을 지닌 지도자<text:span text:style-name="T230">(우리는 그를 반길 것이며, 그를 독재자가 아니라 철인왕philosopher-king&lt;sup&gt;118&lt;/sup&gt;이라고 부를 것이다.</text:span><text:span text:style-name="T231">) 또는 소규모 지도자 집단(6명 미만?)이 집단 내부의 “개인 의지 간의 투쟁” 없이 위 파트3에서 다룬 방식대로 사회를 조종할 수 있을 것이다.</text:span>&lt;/<text:span text:style-name="T245">p&gt;</text:span></text:p>
      <text:p text:style-name="P110"/>
      <text:p text:style-name="P137">&lt;<text:span text:style-name="T245">p&gt;</text:span>한 명의 지도자 또는 소수 지도자들에 의한 권위적인 통치라는 개념은 현대 자유민주주의 국가 시민들이 생각하는 것 만큼 황당한 발상이 아니다. 세계의 많은 사람들이 이미 한 명 또는 소수의 지배를 받으며 살아가고 있다. 기술 사회는 앞으로 수십 년 이내에 심각한 문제에 처할 것으로 보인다. 상황이 충분히 심각해지면, 자유민주주의 국가의 시민들조차 오늘날 일말의 고려의 가치가 없는 것으로 보여지는 해결책을 찾게될 것이다. <text:span text:style-name="T232">1930년대 대공황 시절, 음지의 괴짜들이 아니라, 주류에 속한 많은 미국인들이 민주주의에 대한 환상을 버렸으며&lt;</text:span><text:span text:style-name="T233">sup&gt;119&lt;/sup&gt; </text:span><text:span text:style-name="T244">독재정이나 (“초의회”나 “중역회” 같은) 과두정을 지지했다.&lt;sup&gt;120&lt;/sup&gt; </text:span><text:span text:style-name="T243">많은 이들이 무솔리니를 칭송했다.&lt;sup&gt;121&lt;/sup&gt; </text:span><text:span text:style-name="T234">같은 시기, 많은 영국인들이 독일의 히틀러를 칭송했다. </text:span>“히틀러에 대한 로이드 조지<text:span text:style-name="T234">(</text:span>Lloyd George<text:span text:style-name="T234">)의 반응은 평범했다. ‘우리 영국에도 저렇게 훌륭한 사람이 있었더라면,’ 그가 말했다.”&lt;sup&gt;122&lt;/sup&gt;</text:span>&lt;/<text:span text:style-name="T245">p&gt;</text:span></text:p>
      <text:p text:style-name="P131"/>
      <text:p text:style-name="P139"><text:span text:style-name="T84">&lt;</text:span><text:span text:style-name="T245">p&gt;</text:span>우리의 가상의 독재자, 혹은 (철인왕이라고 부르기로 한 약속대로)철인왕이, 비록 너무나도 비현실적이지만, 복잡성, 개인 의지 간의 투쟁, 부하들의 저항, 모든 복잡, 대규모 사회에서 진화할 권력 추구 집단이나 체제들을 어떻게 극복할 방법을 찾아냈다고 가정해보자. <text:span text:style-name="T84">설령 이런 비현실적인 가정을 내린다 하더라도, 우리는 여전히 근본적인 어려움을 마주하게 된다.&lt;/</text:span><text:span text:style-name="T245">p&gt;</text:span></text:p>
      <text:p text:style-name="P130"/>
      <text:p text:style-name="P138">&lt;<text:span text:style-name="T245">p&gt;</text:span>첫번째 문제는: 누가 철인왕을 고를 것이며 어떻게 그에게 권력을 줄 것인가? 대규모 사회들은 수많은 목표들과 가치들<text:span text:style-name="T235">(“개인 의지 간의 투쟁”)을 갖고 있음을 고려하면, 어떤 철인왕의 통치가 사회 구성원 대다수의 목표와 가치, 심지어 엘리트 계층(말하자면 지식인들, 과학자들, 아니면 부자들)의 목표와 가치와 일치할 가능성은 대단히 희박하다. 어쩌면 철인왕이 일단 권력을 쥐고나서, 프로파간다나 인간공학 같은 기술을 이용해 다수의 가치를 자신의 가치와 일치시킬 수는 있다. </text:span>현실 정치를 고려하면, 누군가가 실제로 철인왕이 된다면, 그는 사람들의 기분을 상하게 할까봐 전전긍긍하는 싱거운 양반이 되거나, <text:s/>권력을 추구하는 전투적인 파벌을 이끄는 무자비한 지도자가될 것이다. 후자의 경우 그는 오직 자신의 권력만을 추구하는 무책임한 사람이거나<text:span text:style-name="T236">(히틀러), </text:span>자신이 추구하는 대의의 올바름을 추종하는 광신자일 것이다<text:span text:style-name="T237">(레닌). 하지만 어느쪽이든 그는 멈추지 않고 자신의 목표를 향할 것이다.</text:span>&lt;/<text:span text:style-name="T245">p&gt;</text:span></text:p>
      <text:p text:style-name="P132"/>
      <text:p text:style-name="P138">&lt;<text:span text:style-name="T245">p&gt;</text:span>따라서, 철인왕이라는 발상이 매력적으로 느껴지는 시민이 있다면, 그는 그 자신은 철인왕을 고를 수 없을 것이라는 것을 명심해야 한다. 그리고 실제로 철인왕이 나타난다면, 그가 상상하거나 기대했던 철인왕이 아닐 것이다.&lt;/<text:span text:style-name="T245">p&gt;</text:span></text:p>
      <text:p text:style-name="P133"/>
      <text:p text:style-name="P138">&lt;<text:span text:style-name="T245">p&gt;</text:span>또 하나의 문제는 철인왕이 죽었을 때 어떻게 후임자를 결정하냐는 것이다. 각각의 철인왕은 자신과 동일한 목표와 가치를 갖고 있는 믿을만한 후임자를 지명해야할 것이다. 그렇게하지 않으면, 첫번째 철인왕은 사회를 이 방향으로 움직일 것이고, 두번째 철인왕은 사회를 저 방향으로 움직일 것이고, 세번째 철인왕은 또다른 방향으로 움직일 것이다. 이렇게 되면 장기적인 사회 발전은 일관적인 방향이나 정책을 따르지 않고, 무작위로 떠돌게될 것이다.&lt;/<text:span text:style-name="T245">p&gt;</text:span></text:p>
      <text:p text:style-name="P134"/>
      <text:p text:style-name="P138">&lt;<text:span text:style-name="T245">p&gt;</text:span>역사적으로, 로마 제국 같은 절대 군주정의 사례들을 보면, 그럭저럭 유능하고 양심적인 군주를 확보하는 것 조차도 불가능하다는 것이 증명되었다. 유능하고, 양심적인 군주들은 무책임하고, 부패하고, 잔인하고, 무능한 군주들로 대체되었다. 유능하고 양심적일 뿐만 아니라 전임자와 유사한 목표와 가치를 지닌 군주들을 오랜 시간에 걸쳐 이어나갈 가능성에 대해서는 잊어도 좋다. 추가로, 이 모든 논의들은 철인왕 뿐만 아니라, 엥겔스가 말한 “수많은 개인 의지들의 투쟁”으로부터 자유로운 소규모 철인 과두정에도 적용된다.&lt;/<text:span text:style-name="T245">p&gt;</text:span></text:p>
      <text:p text:style-name="P135"/>
      <text:p text:style-name="P138">&lt;<text:span text:style-name="T245">p&gt;</text:span>그럼에도 불구하고, 어떻게 할지는 모르겠지만 단 하나의, 안정된 영구적인 가치 체계를 따라 통치할 철인왕들을 오랜 기간 이어나가는 것이 가능하다고 가정하자. 그 경우에는… 잠깐… 잠시 멈춰서 우리가 세운 <text:soft-page-break/>가정들을 확인해보자. 우리는, 무엇보다도, 전능한 지도자가 복잡성, 카오스, 부하들의 저항, 지도자의 선택지를 제한하는 전적으로 기술적인 요소들 뿐만 아니라, 자연선택을 통해 진화하는 권력 추구 집단들을 모두 극복하고 사회를 합리적으로 통치할 수 있다고 가정하고 있다. 우리는 지도자를 합리적으로 정하기 위해 사회 내부의 “수많은 개인 의지들의 투쟁”을 충분히 해결할 수 있으리라고 가정하고 있다. 우리는 정해진 지도자에게 절대 권력을 주고, 모종의 안정적이고 영구적인 가치 체계에 따라 통치해줄 유능하고 양심적인 지도자들을 영원히 이어나갈 방법을 찾을 수 있다고 가정하고 있다. 그리고 만약 사회를 합리적으로 조종할 가상의 가능성을 통해 위안을 얻는 독자가 있다면, 그는 그러한 사회가 따르는 가치 체계가 자신의 가치와 최소한 약간이라도 일치할 것이라는 상당히 대담한 가정을 해야한다.&lt;/<text:span text:style-name="T245">p&gt;</text:span></text:p>
      <text:p text:style-name="P127"/>
      <text:p text:style-name="P140"><text:span text:style-name="T238">&lt;</text:span><text:span text:style-name="T242">p&gt;</text:span><text:span text:style-name="T238">이제 우리가 환상의 영역에 </text:span><text:span text:style-name="T239">있었다는</text:span><text:span text:style-name="T238"> 것은 분명하다. 사회 발전을 충분히 유의미한 시간에 걸쳐 합리적으로 지도할 수 없다는 것을 수학적인 확실성 수준으로 증명할 수는 없지만, 합리적 지도의 가능성을 얻기 위해 세운 일련의 가정들</text:span><text:span text:style-name="T241">이</text:span><text:span text:style-name="T238"> 너무 지나치게 비현실적이므로, 우리는 사회 발전이 영원히 인간의 합리적 통제 너머에 있을 것이라고 간주해도 괜찮다.&lt;</text:span><text:span text:style-name="T240">sup&gt;123&lt;/sup&gt;</text:span><text:span text:style-name="T238">&lt;/</text:span><text:span text:style-name="T242">p&gt;</text:span></text:p>
      <text:p text:style-name="P3"/>
      <text:p text:style-name="P111"><text:span text:style-name="T2">VI. 이 장에 대한 주된 비판은 아마도, 저자가 “누구나” 다 알고있는 뻔한 사실을 굳이 종이와 잉크를 낭비해가며 길게 설명했다는 비판일 것이다. 하지만 불행하게도, 인간은 사회 발전을 결코 합리적으로 통제할 수 없다는 사실을 모두가 알고 있지는 않다. 심지어 이 명제를 추상적 원칙으로는 인정하는 사람들조차 이 원칙을 구체적인 사례에 적용하지 못한다. </text:span><text:s/><text:span text:style-name="T1">얼핏 보기에 똑똑해 보이는 사람들이, 사회 문제들을 해결할 정교한 계획은 절대, 절대, 절대 성공적으로 시행될 수 없다는 사실을 완전히 잊은채 그러한 계획을 제</text:span><text:span text:style-name="T3">안하는 것을 우리는 몇 번이고 되풀이해서 목격하고 있다. 유명한 기술 비판자 이반 일리치(Ivan Illich)는 수십 년에 전 읽기만 해도 정신이 혼미해질 것 같은 환상적인 제안을 했다. 이반 일리치는 이렇게 적었다. “자율적인 개인들과 1차 집단들이, 인간의 필요를 충족시키기 위해 설계된 새로운 생산 체제의 총제적 효과에 기여할 수 있는 형태로 사회를 재구성해야한다.” 그리고 “모든 사회 구성원들이 타인의 통제를 받지 않는 수단을 통해 최대한 자율적인 행동을 할 수 있도록 사회를 설계해야한다.”</text:span><text:span text:style-name="T4">124</text:span><text:span text:style-name="T3">라고 적었다. 마치 사회를 의식적으로, 합리적으로 “재구성”하거나 “설계”하는게 가능한 것 마냥 말이다. </text:span><text:span text:style-name="T1">지독하게 멍청한 또 다른 사례는 아르너 네스</text:span><text:span text:style-name="T4">(Arne Naess)125와 첼리스 글랜디닝(Chellis Glendinning)126이 각각 1989년, 1990년에 저질렀다. 이 사례는 이 책의 제3장 파트 IV에서 다루고 있다.</text:span></text:p>
      <text:p text:style-name="P1"/>
      <text:p text:style-name="P121"><text:span text:style-name="T1">지금 현재</text:span><text:span text:style-name="T4">(2013년), 똑똑해야할 사람들이 계속해서 사회 발전을 합리적으로 통제하는 것은 불가능하다는 사실을 무시하고 있다. 이로인해, 우리는 기술성애자들이 “인류는 스스로의 운명을 책임진다.”, “우리는 우리의 진화를 스스로 책임질 것이다.”, “사람들이 진화를 통제할 것이다.”</text:span><text:span text:style-name="T5">127</text:span><text:span text:style-name="T4"> 같은 헛소리를 하는 모습을 자꾸만 보게된다. 기술성애자들은 “연구를 지도해 기술이 사회를 개선”하는 것을 돕고자 한다. 그래서 그들은 “진보를 형성하고, 사회가 기술 발전의 결과에 적응하도록 돕고”, “인공지능을… 인간에게 우호적으로 만들기”위해“특이점 대학</text:span><text:span text:style-name="T5">(Singularity University)”과 “특이점 연구소(Singularity Institute)”</text:span><text:span text:style-name="T4">를 세웠다.</text:span><text:span text:style-name="T5">128</text:span></text:p>
      <text:p text:style-name="P121"/>
      <text:p text:style-name="P122"><text:span text:style-name="T1">물론, 기술성애자들은 기술의“진보를 형성”하거나“사회를 개선”하지 못할 것이며, 기술이 인간에게 우호적이게끔 만들지도 못할 것이다. 장기적으로, 기술적 진보는 오직 상대방을 앞지르기 위해 기술을 도입하는 경쟁 집단들 간의 예측불가능하고 통제불가능한 권력 투쟁에 의해 “형성”될 것이다. 제</text:span><text:span text:style-name="T6">2장을 참고하라..</text:span></text:p>
      <text:p text:style-name="P1"/>
      <text:p text:style-name="P123"><text:span text:style-name="T1">아마 대부분의 기술성애자들은 “사회 개선”을 위해 기술의 “진보를 형성”하겠다는 헛소리를 진지하게 믿지 않을 것이다.</text:span> <text:span text:style-name="T1">실제로는, “사회 개선”이라는 환상이 급진적인 기술 혁신에 대한 대중의 저항을 사전에 차단하는 프로파간다로 쓰이는 동안, 특이점 대학은 기술지향적 기업가들의 이익을 위해 복무하고 있다.</text:span><text:span text:style-name="T6">129 하지만 그러한 프로파간다는 오직 평범한 사람들이 그 환상을 진지하게 믿을만큼 순진하기 때문에 효과적으로 작동하는 것이다.</text:span> </text:p>
      <text:p text:style-name="P1"/>
      <text:p text:style-name="P124">“<text:span text:style-name="T1">사회를 개선”하겠다는 기술성애자들의 계획의 배후에 있는 동기가 무엇이든 간에, 이와 유사한 다른 진지한 계획들이 있다. 최근의 사례는, 제레미 리프킨</text:span><text:span text:style-name="T7">(Jeremy Rifkin)</text:span><text:span text:style-name="T6">(2011)130과 빌 아이비</text:span><text:span text:style-name="T7">(Bill Ivey)131의 저서를 참고하라. 리프킨과 아이비의 제안보다는 얼핏 더 정교해보이지만 똑같이 현실에서 실행불가능한 사례들이 있다. 2011년에 출판된 책에서, 니콜라스 애쉬포드( Nicholas Ashford)와 랄프 P. 홀(Ralph P. Hall)132은 “산업국가들의 지속가능한 발전을 달성하기 위한 일관적, 학문통합적(transdisciplinary) 접근을 제시한다. … 저자들은 경제, 고용, 기술, 환경, 산업 발전, 국내법, 국제법, 무역, 금융, 노동자와 공공의 건강과 안전을 아우르는 지속가능성 문제를 해결하기 위한 다목적 해결책의 설계를 주장한다.”</text:span><text:span text:style-name="T8">133 </text:span><text:soft-page-break/><text:span text:style-name="T8">애쉬포드와 홀은 그저 플라톤의 “국가”134나 토마스 모어의 “유토피아” 같은 관념적인 추측을 제시할 의도로 책을 쓰지 않았다. 그들은 자기들이 실용적인 계획을 제시했다고 믿고있다.135</text:span></text:p>
      <text:p text:style-name="P1"/>
      <text:p text:style-name="P100">또 다른 사례로<text:span text:style-name="T79">(2011), 나오미 클라인( Naomi Klein)은 거대한, 정교한, 전세계적 “계획”136을 제안했다. 이 계획은 지구온난화를 통제하고137, 환경 문제들을 해결하고138, 동시에 우리에게 “참 민주주의”를 가져오고139, 기업들에게 “고삐”140를 채우고, 실업률을 낮추고141, 부유한 국가들의 소비를 줄이고142, 가난한 국가들의 경제를 성장시키고,143 “초-개인주의 대신 상호의존성을, 지배 대신 <text:s/>호혜</text:span><text:span text:style-name="T80">(互惠)</text:span><text:span text:style-name="T79">를, 계층 대신 협력을”</text:span><text:span text:style-name="T80">144</text:span><text:span text:style-name="T79"> 조성하고, “지구의 생명체들을 보호하기 위한 이 모든 투쟁들을 일관적인 서사로 우아하게 엮어내고”</text:span><text:span text:style-name="T80">145</text:span><text:span text:style-name="T79">, 동시에 “진보”적 의제를 촉진</text:span><text:span text:style-name="T80">146하여 “건강하고, 정의로운 세상”을 창조하는 것이 목표이다.147</text:span></text:p>
      <text:p text:style-name="P2"/>
      <text:p text:style-name="P125"><text:span text:style-name="T1">애쉬포드, 홀, 클라인</text:span><text:span text:style-name="T9">148 같은 사람들이 만들어낸 계획들이 일종의 정성들인 농담이 아닌가 싶기도 하지만, 아니다. 이들의 의도는 꽤 진지하다. 이 사람들은 대체 어떻게 이러한 계획들이 현실 세계에서 실행될 수 있다고 믿는 것일까? 인간사에 대한 현실적 감각이 아예 없는걸까? 그럴수도 있다. 하지만 나오미 클라인 스스로가 더 그럴듯한 설명을 내놓았다: “자신의 세계관이 박살나</text:span><text:span text:style-name="T10">는 모습을 보는</text:span><text:span text:style-name="T9"> 것보다는, 현실을 부정하는게 언제나 더 쉽다...”</text:span><text:span text:style-name="T10">149 </text:span><text:span text:style-name="T1">대부분의 지식인들을 포함해, 대부분의 중상류층의 세계관은, 엄밀하게 조직되어있고, 문화적으로 “진보”한, 높은 수준의 사회 질서를 갖춘 대규모 사회에 철저하게 종속되어 있다. 이런 부류의 사람들에게 있어서, 우리가 따라가고 있는 재앙으로 향하는 길에서 벗어날 유일한 방법은 조직 사회의 완전한 붕괴와 혼란으로의 추락 밖에 없다는 사실을 인정하는 것은 심리적으로 대단히 어려울 것이다. 그래서 그들은 그들의 삶과 세계관이 종속되어 있는 사회를 지켜주겠다는 약속을 하는 계획이라면, 그 계획이 아무리 비현실적이더라도 붙잡으려고 한다. 그리고 우리는 그들이 그들의 세계관을 그들의 목숨보다 더 중요하게 여기고 있는 것은 아닌지 의심해야 한다.</text:span></text:p>
      <text:p text:style-name="P101"/>
      <text:p text:style-name="P101"/>
      <text:p text:style-name="P101"/>
      <text:p text:style-name="P102">124. Illich, pp. 10,20. </text:p>
      <text:p text:style-name="P102"/>
      <text:p text:style-name="P102">125. Naess, pp. 92–103. </text:p>
      <text:p text:style-name="P102"/>
      <text:p text:style-name="P102">126. Glendinning, as referenced in our List of Works Cited. </text:p>
      <text:p text:style-name="P102"/>
      <text:p text:style-name="P102">127. Grossman, p. 49, col. 1, col. 3. Vance, p. 1. </text:p>
      <text:p text:style-name="P101"/>
      <text:p text:style-name="P101">128. Grossman, p. 48, col. 3. Markoff, “Ay Robot!,” p. 4, col. 2, col. 3. (광고가 실린 부분은 무시할 것). </text:p>
      <text:p text:style-name="P101"/>
      <text:p text:style-name="P101">129. e.g., Vance, p. 1 참고(특이점 대학은 “기업가들에게 전망좋은 기술들을 소개시켜주는데 집중하고 있다…”, etc.). </text:p>
      <text:p text:style-name="P101"/>
      <text:p text:style-name="P103">130. Rifkin, as referenced in our List of Works Cited. </text:p>
      <text:p text:style-name="P103"/>
      <text:p text:style-name="P103">131. Ivey, as referenced in our List of Works Cited. </text:p>
      <text:p text:style-name="P103"/>
      <text:p text:style-name="P103">132. Ashford &amp; Hall, as referenced in our List of Works Cited. </text:p>
      <text:p text:style-name="P101"/>
      <text:p text:style-name="P126"><text:span text:style-name="T1">133. 출판사 서문은 </text:span><text:span text:style-name="T12">2016년 3월 28일 온라인 주소 </text:span><text:span text:style-name="T1">http:// yalebooks.com/book/9780300169720/technology-globalization-and-sustainable-development에 실렸다. 인용된 부분은 실제로 책의 내용을 설명하고 있다.</text:span></text:p>
      <text:p text:style-name="P104"/>
      <text:p text:style-name="P101"/>
      <text:p text:style-name="P105">134. 플라톤은 그의 저서 “국가”를 그저 관념적인 추측으로 여기지 않았다. 그는 그가 최소한의 실용적 가능성을 설명한다고 생각했다. <text:s/>Buchanan 참고: “The Republic," Book V, pp. 491–92; Book VI, <text:soft-page-break/>pp. 530–31; Book VII, p.584. 하지만 내가 아는 바에 따르면, 근대에 들어서 플라톤의 “국가”는 실용적 가능성에 대한 설명이 아닌 이론적 추측으로 다루어졌다.</text:p>
      <text:p text:style-name="P101"/>
      <text:p text:style-name="P101"/>
      <text:p text:style-name="P106">135. Ashford &amp; Hall, p. 1 (“우리가 이 책에서 논의한 처방을 유토피아로 여기지 않기를 바란다.”). </text:p>
      <text:p text:style-name="P101"/>
      <text:p text:style-name="P103">136. Klein, pp. 14–15. </text:p>
      <text:p text:style-name="P103"/>
      <text:p text:style-name="P103">137. Ibid., pp. 14–17. </text:p>
      <text:p text:style-name="P103"/>
      <text:p text:style-name="P103">138. Ibid., p. 15. </text:p>
      <text:p text:style-name="P103"/>
      <text:p text:style-name="P103">139. Ibid., p. 15, col. 1. </text:p>
      <text:p text:style-name="P103"/>
      <text:p text:style-name="P107">140. Ibid.; 또한 p. 18, col. 1 참고. (“ 시장의 힘에 고삐를 채워야 한다.”)</text:p>
      <text:p text:style-name="P103"/>
      <text:p text:style-name="P103">141. Ibid., pp. 15, col. 1, col. 2; 16; 21, col. 2. </text:p>
      <text:p text:style-name="P103"/>
      <text:p text:style-name="P103">142. Ibid., pp. 16; 17, col. 2. </text:p>
      <text:p text:style-name="P103"/>
      <text:p text:style-name="P103">143. Ibid., p. 16. </text:p>
      <text:p text:style-name="P103"/>
      <text:p text:style-name="P103">144. Ibid., p. 19, col. 2. </text:p>
      <text:p text:style-name="P103"/>
      <text:p text:style-name="P103">145. Ibid., p. 20, col. 1. </text:p>
      <text:p text:style-name="P103"/>
      <text:p text:style-name="P103">146. Ibid. </text:p>
      <text:p text:style-name="P103"/>
      <text:p text:style-name="P103">147. Ibid., p. 20, col. 2. </text:p>
      <text:p text:style-name="P103"/>
      <text:p text:style-name="P125"><text:span text:style-name="T1">148. 이런 망상들의 더 최근</text:span><text:span text:style-name="T11">(2015) 사례들은, <text:s/>Gardner, Prugh &amp; Renner, p. 17참고. (“세계는 지금 생산과 소비 체계 전체를 근본적으로 바꿀 해결책을 도입해야한다… 이것은… 대규모의 사회적, 경제적, 정치적 공학을 필요로 한다...”)</text:span></text:p>
      <text:p text:style-name="P108"/>
      <text:p text:style-name="P101">149. Klein, p. 18, col. 1.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나눔고딕" svg:font-family="나눔고딕"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5-10T22:16:24.864000000</dc:date>
    <meta:editing-duration>P1DT6H22M55S</meta:editing-duration>
    <meta:editing-cycles>591</meta:editing-cycles>
    <meta:document-statistic meta:table-count="0" meta:image-count="0" meta:object-count="0" meta:page-count="16" meta:paragraph-count="156" meta:word-count="23511" meta:character-count="34971" meta:non-whitespace-character-count="27909"/>
  </office:meta>
</office:document-meta>
</file>